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DF000066150000160127F95C89.svm"/>
  <manifest:file-entry manifest:media-type="" manifest:full-path="Pictures/2000006F00005BED00000BD91DCA018B.svm"/>
  <manifest:file-entry manifest:media-type="" manifest:full-path="Pictures/200002F5000034B2000026DB7C3C9EA1.svm"/>
  <manifest:file-entry manifest:media-type="" manifest:full-path="Pictures/2000011E00005B250000237B963C9BF4.svm"/>
  <manifest:file-entry manifest:media-type="" manifest:full-path="Pictures/2000033D00003CAC000031381E865DC0.svm"/>
  <manifest:file-entry manifest:media-type="" manifest:full-path="Pictures/20000305000034B2000026DB5647F205.svm"/>
  <manifest:file-entry manifest:media-type="" manifest:full-path="Pictures/200002F70000344900002A8DB240F623.svm"/>
  <manifest:file-entry manifest:media-type="" manifest:full-path="Pictures/2000029600002C6F00002587C097C6A5.svm"/>
  <manifest:file-entry manifest:media-type="" manifest:full-path="Pictures/2000048E00005D7D00003492AABE0870.svm"/>
  <manifest:file-entry manifest:media-type="" manifest:full-path="Pictures/200003A8000030F500001E2F8C25229F.svm"/>
  <manifest:file-entry manifest:media-type="" manifest:full-path="Pictures/2000047C0000645300002E071DC6C054.svm"/>
  <manifest:file-entry manifest:media-type="" manifest:full-path="Pictures/2000021C00004EA50000344765795858.svm"/>
  <manifest:file-entry manifest:media-type="" manifest:full-path="Pictures/200000D70000632700000855A1C60187.svm"/>
  <manifest:file-entry manifest:media-type="" manifest:full-path="Pictures/200001BB0000475200000D12F98C34AF.svm"/>
  <manifest:file-entry manifest:media-type="" manifest:full-path="Pictures/200002B100003CAD0000291094129254.svm"/>
  <manifest:file-entry manifest:media-type="" manifest:full-path="Pictures/200003420000632700002E468C753D76.svm"/>
  <manifest:file-entry manifest:media-type="" manifest:full-path="Pictures/2000021800005F3E000032513D117220.svm"/>
  <manifest:file-entry manifest:media-type="" manifest:full-path="Pictures/2000019300003B1D00001CD793B01806.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EA81"/>
  <manifest:file-entry manifest:media-type="application/x-openoffice-gdimetafile;windows_formatname=&quot;GDIMetaFile&quot;" manifest:full-path="ObjectReplacements/ObjBFFFEA82"/>
  <manifest:file-entry manifest:media-type="application/x-openoffice-gdimetafile;windows_formatname=&quot;GDIMetaFile&quot;" manifest:full-path="ObjectReplacements/ObjBFFFEA83"/>
  <manifest:file-entry manifest:media-type="application/x-openoffice-gdimetafile;windows_formatname=&quot;GDIMetaFile&quot;" manifest:full-path="ObjectReplacements/ObjBFFFEA86"/>
  <manifest:file-entry manifest:media-type="application/x-openoffice-gdimetafile;windows_formatname=&quot;GDIMetaFile&quot;" manifest:full-path="ObjectReplacements/ObjBFFFEA88"/>
  <manifest:file-entry manifest:media-type="application/x-openoffice-gdimetafile;windows_formatname=&quot;GDIMetaFile&quot;" manifest:full-path="ObjectReplacements/ObjBFFFEA89"/>
  <manifest:file-entry manifest:media-type="application/x-openoffice-gdimetafile;windows_formatname=&quot;GDIMetaFile&quot;" manifest:full-path="ObjectReplacements/ObjBFFFEA8A"/>
  <manifest:file-entry manifest:media-type="application/x-openoffice-gdimetafile;windows_formatname=&quot;GDIMetaFile&quot;" manifest:full-path="ObjectReplacements/ObjBFFFEA8B"/>
  <manifest:file-entry manifest:media-type="application/x-openoffice-gdimetafile;windows_formatname=&quot;GDIMetaFile&quot;" manifest:full-path="ObjectReplacements/ObjBFFFEA8C"/>
  <manifest:file-entry manifest:media-type="" manifest:full-path="ObjectReplacements/"/>
  <manifest:file-entry manifest:media-type="text/xml" manifest:full-path="content.xml"/>
  <manifest:file-entry manifest:media-type="text/xml" manifest:full-path="styles.xml"/>
  <manifest:file-entry manifest:media-type="text/xml" manifest:full-path="ObjBFFFEA81/content.xml"/>
  <manifest:file-entry manifest:media-type="text/xml" manifest:full-path="ObjBFFFEA81/settings.xml"/>
  <manifest:file-entry manifest:media-type="application/vnd.oasis.opendocument.formula" manifest:full-path="ObjBFFFEA81/"/>
  <manifest:file-entry manifest:media-type="text/xml" manifest:full-path="ObjBFFFEA82/content.xml"/>
  <manifest:file-entry manifest:media-type="text/xml" manifest:full-path="ObjBFFFEA82/settings.xml"/>
  <manifest:file-entry manifest:media-type="application/vnd.oasis.opendocument.formula" manifest:full-path="ObjBFFFEA82/"/>
  <manifest:file-entry manifest:media-type="text/xml" manifest:full-path="ObjBFFFEA83/content.xml"/>
  <manifest:file-entry manifest:media-type="text/xml" manifest:full-path="ObjBFFFEA83/settings.xml"/>
  <manifest:file-entry manifest:media-type="application/vnd.oasis.opendocument.formula" manifest:full-path="ObjBFFFEA83/"/>
  <manifest:file-entry manifest:media-type="text/xml" manifest:full-path="meta.xml"/>
  <manifest:file-entry manifest:media-type="text/xml" manifest:full-path="ObjBFFFEA86/content.xml"/>
  <manifest:file-entry manifest:media-type="text/xml" manifest:full-path="ObjBFFFEA86/settings.xml"/>
  <manifest:file-entry manifest:media-type="application/vnd.oasis.opendocument.formula" manifest:full-path="ObjBFFFEA86/"/>
  <manifest:file-entry manifest:media-type="" manifest:full-path="ObjBFFFEA88/Pictures/"/>
  <manifest:file-entry manifest:media-type="text/xml" manifest:full-path="ObjBFFFEA88/content.xml"/>
  <manifest:file-entry manifest:media-type="text/xml" manifest:full-path="ObjBFFFEA88/styles.xml"/>
  <manifest:file-entry manifest:media-type="text/xml" manifest:full-path="ObjBFFFEA88/settings.xml"/>
  <manifest:file-entry manifest:media-type="application/vnd.oasis.opendocument.spreadsheet" manifest:full-path="ObjBFFFEA88/"/>
  <manifest:file-entry manifest:media-type="" manifest:full-path="ObjBFFFEA89/Pictures/"/>
  <manifest:file-entry manifest:media-type="text/xml" manifest:full-path="ObjBFFFEA89/content.xml"/>
  <manifest:file-entry manifest:media-type="text/xml" manifest:full-path="ObjBFFFEA89/styles.xml"/>
  <manifest:file-entry manifest:media-type="text/xml" manifest:full-path="ObjBFFFEA89/settings.xml"/>
  <manifest:file-entry manifest:media-type="application/vnd.oasis.opendocument.spreadsheet" manifest:full-path="ObjBFFFEA89/"/>
  <manifest:file-entry manifest:media-type="" manifest:full-path="ObjBFFFEA8A/Pictures/"/>
  <manifest:file-entry manifest:media-type="text/xml" manifest:full-path="ObjBFFFEA8A/content.xml"/>
  <manifest:file-entry manifest:media-type="text/xml" manifest:full-path="ObjBFFFEA8A/styles.xml"/>
  <manifest:file-entry manifest:media-type="application/vnd.oasis.opendocument.chart" manifest:full-path="ObjBFFFEA8A/"/>
  <manifest:file-entry manifest:media-type="" manifest:full-path="Thumbnails/thumbnail.png"/>
  <manifest:file-entry manifest:media-type="" manifest:full-path="Thumbnails/"/>
  <manifest:file-entry manifest:media-type="" manifest:full-path="ObjBFFFEA8B/Pictures/"/>
  <manifest:file-entry manifest:media-type="text/xml" manifest:full-path="ObjBFFFEA8B/content.xml"/>
  <manifest:file-entry manifest:media-type="text/xml" manifest:full-path="ObjBFFFEA8B/styles.xml"/>
  <manifest:file-entry manifest:media-type="application/vnd.oasis.opendocument.chart" manifest:full-path="ObjBFFFEA8B/"/>
  <manifest:file-entry manifest:media-type="" manifest:full-path="ObjBFFFEA8C/Pictures/"/>
  <manifest:file-entry manifest:media-type="text/xml" manifest:full-path="ObjBFFFEA8C/content.xml"/>
  <manifest:file-entry manifest:media-type="text/xml" manifest:full-path="ObjBFFFEA8C/styles.xml"/>
  <manifest:file-entry manifest:media-type="application/vnd.oasis.opendocument.chart" manifest:full-path="ObjBFFFEA8C/"/>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Nimbus Sans L1" svg:font-family="'Nimbus Sans L'"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3.9653in" table:align="center" style:shadow="#808080 0.0396in 0.0396in" style:may-break-between-rows="false"/>
    </style:style>
    <style:style style:name="Table1.A" style:family="table-column">
      <style:table-column-properties style:column-width="1.1951in"/>
    </style:style>
    <style:style style:name="Table1.B" style:family="table-column">
      <style:table-column-properties style:column-width="1.3861in"/>
    </style:style>
    <style:style style:name="Table1.C" style:family="table-column">
      <style:table-column-properties style:column-width="1.384in"/>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ff99" fo:padding="0.0382in" fo:border="0.0007in solid #000000">
        <style:background-image/>
      </style:table-cell-properties>
    </style:style>
    <style:style style:name="Table1.A2" style:family="table-cell">
      <style:table-cell-properties fo:background-color="#ccffff"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none" fo:border-top="none" fo:border-bottom="0.0007in solid #000000">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0632in" table:align="margins" style:shadow="#808080 0.0396in 0.0396in"/>
    </style:style>
    <style:style style:name="Table5.A" style:family="table-column">
      <style:table-column-properties style:column-width="2.3333in" style:rel-column-width="25218*"/>
    </style:style>
    <style:style style:name="Table5.B" style:family="table-column">
      <style:table-column-properties style:column-width="3.7299in" style:rel-column-width="4031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5.A8"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6" style:family="table">
      <style:table-properties style:width="6.0632in" table:align="margins" style:shadow="#808080 0.0396in 0.0396in"/>
    </style:style>
    <style:style style:name="Table6.A" style:family="table-column">
      <style:table-column-properties style:column-width="3.0285in" style:rel-column-width="32737*"/>
    </style:style>
    <style:style style:name="Table6.B" style:family="table-column">
      <style:table-column-properties style:column-width="3.0347in" style:rel-column-width="3279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6.A7"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2" style:family="table">
      <style:table-properties style:width="4.5868in" table:align="center" style:shadow="#808080 0.0396in 0.0396in"/>
    </style:style>
    <style:style style:name="Table2.A" style:family="table-column">
      <style:table-column-properties style:column-width="1.2757in"/>
    </style:style>
    <style:style style:name="Table2.B" style:family="table-column">
      <style:table-column-properties style:column-width="3.3111in"/>
    </style:style>
    <style:style style:name="Table2.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background-color="#ffffcc"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5.1889in" table:align="center" style:shadow="#808080 0.0396in 0.0396in"/>
    </style:style>
    <style:style style:name="Table3.A" style:family="table-column">
      <style:table-column-properties style:column-width="1.4431in"/>
    </style:style>
    <style:style style:name="Table3.B" style:family="table-column">
      <style:table-column-properties style:column-width="3.7458in"/>
    </style:style>
    <style:style style:name="Table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4.7681in" table:align="center" style:shadow="#808080 0.0396in 0.0396in"/>
    </style:style>
    <style:style style:name="Table4.A" style:family="table-column">
      <style:table-column-properties style:column-width="0.4201in"/>
    </style:style>
    <style:style style:name="Table4.B" style:family="table-column">
      <style:table-column-properties style:column-width="0.4188in"/>
    </style:style>
    <style:style style:name="Table4.C" style:family="table-column">
      <style:table-column-properties style:column-width="0.984in"/>
    </style:style>
    <style:style style:name="Table4.E" style:family="table-column">
      <style:table-column-properties style:column-width="0.9847in"/>
    </style:style>
    <style:style style:name="Table4.F" style:family="table-column">
      <style:table-column-properties style:column-width="0.9764in"/>
    </style:style>
    <style:style style:name="Table4.A1" style:family="table-cell">
      <style:table-cell-properties style:vertical-align="middle" fo:background-color="#ffffcc" fo:padding="0.0382in" fo:border-left="0.0007in solid #000000" fo:border-right="none" fo:border-top="0.0007in solid #000000" fo:border-bottom="0.0007in solid #000000">
        <style:background-image/>
      </style:table-cell-properties>
    </style:style>
    <style:style style:name="Table4.C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4.F1" style:family="table-cell">
      <style:table-cell-properties style:vertical-align="middle" fo:background-color="transparent" fo:padding="0.0382in" fo:border="0.0007in solid #000000">
        <style:background-image/>
      </style:table-cell-properties>
    </style:style>
    <style:style style:name="Table4.A2" style:family="table-cell" style:data-style-name="N0">
      <style:table-cell-properties style:vertical-align="middle" fo:background-color="#ffffcc" fo:padding="0.0382in" fo:border-left="0.0007in solid #000000" fo:border-right="none" fo:border-top="none" fo:border-bottom="0.0007in solid #000000">
        <style:background-image/>
      </style:table-cell-properties>
    </style:style>
    <style:style style:name="Table4.C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4.A4"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12" style:family="table">
      <style:table-properties style:width="6.1021in" table:align="left" style:shadow="#808080 0.0396in 0.0396in" style:may-break-between-rows="false"/>
    </style:style>
    <style:style style:name="Table12.A" style:family="table-column">
      <style:table-column-properties style:column-width="1.5653in"/>
    </style:style>
    <style:style style:name="Table12.B" style:family="table-column">
      <style:table-column-properties style:column-width="1.134in"/>
    </style:style>
    <style:style style:name="Table12.E" style:family="table-column">
      <style:table-column-properties style:column-width="1.1347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Table13" style:family="table">
      <style:table-properties style:width="4.2917in" table:align="center" style:shadow="#808080 0.0396in 0.0396in"/>
    </style:style>
    <style:style style:name="Table13.A" style:family="table-column">
      <style:table-column-properties style:column-width="1.7236in"/>
    </style:style>
    <style:style style:name="Table13.B" style:family="table-column">
      <style:table-column-properties style:column-width="1.2826in"/>
    </style:style>
    <style:style style:name="Table13.C" style:family="table-column">
      <style:table-column-properties style:column-width="1.2854in"/>
    </style:style>
    <style:style style:name="Table1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B2" style:family="table-cell" style:data-style-name="N0">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2" style:family="table-cell" style:data-style-name="N0">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1028in" table:align="margins"/>
    </style:style>
    <style:style style:name="Table7.A" style:family="table-column">
      <style:table-column-properties style:column-width="3.0514in" style:rel-column-width="32767*"/>
    </style:style>
    <style:style style:name="Table7.B" style:family="table-column">
      <style:table-column-properties style:column-width="3.0514in" style:rel-column-width="32768*"/>
    </style:style>
    <style:style style:name="Table7.A1" style:family="table-cell">
      <style:table-cell-properties fo:padding="0.0382in" fo:border="none"/>
    </style:style>
    <style:style style:name="Table8" style:family="table">
      <style:table-properties style:width="6.1028in" table:align="margins"/>
    </style:style>
    <style:style style:name="Table8.A" style:family="table-column">
      <style:table-column-properties style:column-width="3.0514in" style:rel-column-width="32767*"/>
    </style:style>
    <style:style style:name="Table8.B" style:family="table-column">
      <style:table-column-properties style:column-width="3.0514in" style:rel-column-width="32768*"/>
    </style:style>
    <style:style style:name="Table8.A1" style:family="table-cell">
      <style:table-cell-properties fo:padding="0.0382in" fo:border="none"/>
    </style:style>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1028in" style:type="right" style:leader-style="dotted" style:leader-text="."/>
        </style:tab-stops>
      </style:paragraph-properties>
    </style:style>
    <style:style style:name="P6" style:family="paragraph" style:parent-style-name="Contents_20_2">
      <style:paragraph-properties>
        <style:tab-stops>
          <style:tab-stop style:position="5.9063in" style:type="right" style:leader-style="dotted" style:leader-text="."/>
        </style:tab-stops>
      </style:paragraph-properties>
    </style:style>
    <style:style style:name="P7" style:family="paragraph" style:parent-style-name="Contents_20_3">
      <style:paragraph-properties>
        <style:tab-stops>
          <style:tab-stop style:position="5.7098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margin-left="0.1965in" fo:margin-right="0in" fo:text-indent="-0.1965in" style:auto-text-indent="false"/>
      <style:text-properties fo:font-style="italic" style:font-style-asian="italic" style:font-style-complex="italic"/>
    </style:style>
    <style:style style:name="P11" style:family="paragraph" style:parent-style-name="Text_20_body">
      <style:paragraph-properties fo:text-align="center" style:justify-single-word="false"/>
    </style:style>
    <style:style style:name="P12" style:family="paragraph" style:parent-style-name="Picture">
      <style:paragraph-properties fo:text-align="center" style:justify-single-word="false"/>
    </style:style>
    <style:style style:name="P13" style:family="paragraph" style:parent-style-name="Footnote">
      <style:paragraph-properties fo:margin-left="0.1965in" fo:margin-right="0in" fo:text-indent="-0.1965in" style:auto-text-indent="false"/>
      <style:text-properties fo:font-style="normal" style:font-style-asian="normal" style:font-style-complex="normal"/>
    </style:style>
    <style:style style:name="P14" style:family="paragraph" style:parent-style-name="Figura">
      <style:paragraph-properties fo:text-align="center" style:justify-single-word="false"/>
    </style:style>
    <style:style style:name="P15" style:family="paragraph" style:parent-style-name="Figura">
      <style:paragraph-properties fo:text-align="center" style:justify-single-word="false"/>
      <style:text-properties style:font-name="Nimbus Roman No9 L1"/>
    </style:style>
    <style:style style:name="P16" style:family="paragraph" style:parent-style-name="Footnote">
      <style:paragraph-properties fo:margin-left="0.1965in" fo:margin-right="0in" fo:text-indent="-0.1965in" style:auto-text-indent="false" style:writing-mode="lr-tb"/>
    </style:style>
    <style:style style:name="P17" style:family="paragraph" style:parent-style-name="Text_20_body">
      <style:paragraph-properties style:writing-mode="lr-tb"/>
    </style:style>
    <style:style style:name="P18" style:family="paragraph" style:parent-style-name="Footnote">
      <style:paragraph-properties style:writing-mode="lr-tb"/>
      <style:text-properties fo:font-style="italic" style:font-style-asian="italic" style:font-style-complex="italic"/>
    </style:style>
    <style:style style:name="P19" style:family="paragraph" style:parent-style-name="Footnote">
      <style:text-properties fo:font-style="normal" style:font-style-asian="normal" style:font-style-complex="normal"/>
    </style:style>
    <style:style style:name="P20" style:family="paragraph" style:parent-style-name="Text_20_body" style:list-style-name="L2">
      <style:text-properties fo:font-style="italic" style:font-style-asian="italic" style:font-style-complex="italic"/>
    </style:style>
    <style:style style:name="P21" style:family="paragraph" style:parent-style-name="Text_20_body" style:list-style-name="L2">
      <style:paragraph-properties style:writing-mode="lr-tb"/>
      <style:text-properties fo:font-style="italic" style:font-style-asian="italic" style:font-style-complex="italic"/>
    </style:style>
    <style:style style:name="P22" style:family="paragraph" style:parent-style-name="Text_20_body" style:list-style-name="L2"/>
    <style:style style:name="P23" style:family="paragraph" style:parent-style-name="Footnote">
      <style:text-properties fo:font-style="italic" style:font-style-asian="italic" style:font-style-complex="italic"/>
    </style:style>
    <style:style style:name="P24" style:family="paragraph" style:parent-style-name="Footnote">
      <style:paragraph-properties style:writing-mode="lr-tb"/>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writing-mode="lr-tb"/>
      <style:text-properties fo:font-style="normal" style:font-style-asian="normal" style:font-style-complex="normal"/>
    </style:style>
    <style:style style:name="P27" style:family="paragraph" style:parent-style-name="Figura">
      <style:paragraph-properties fo:text-align="center"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able_20_Heading">
      <style:paragraph-properties fo:background-color="transparent">
        <style:background-image/>
      </style:paragraph-properties>
    </style:style>
    <style:style style:name="P30" style:family="paragraph" style:parent-style-name="Table_20_Contents">
      <style:paragraph-properties fo:text-align="center" style:justify-single-word="false"/>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master-page-name="">
      <style:paragraph-properties fo:keep-together="auto"/>
    </style:style>
    <style:style style:name="P34" style:family="paragraph" style:parent-style-name="Table_20_Contents">
      <style:text-properties style:font-name="Nimbus Mono L" fo:font-size="10pt"/>
    </style:style>
    <style:style style:name="P35" style:family="paragraph" style:parent-style-name="Table_20_Contents">
      <style:text-properties fo:font-size="10pt" style:font-size-asian="10pt" style:font-size-complex="10pt"/>
    </style:style>
    <style:style style:name="P36" style:family="paragraph" style:parent-style-name="Text_20_body" style:list-style-name="L5">
      <style:text-properties fo:font-style="normal" style:font-style-asian="normal" style:font-style-complex="normal"/>
    </style:style>
    <style:style style:name="P37" style:family="paragraph" style:parent-style-name="Table_20_Contents">
      <style:text-properties style:font-name="Nimbus Mono L2" fo:font-size="10pt" style:font-size-asian="10pt" style:font-size-complex="10pt"/>
    </style:style>
    <style:style style:name="P38" style:family="paragraph" style:parent-style-name="Text_20_body" style:list-style-name="L6">
      <style:text-properties fo:font-style="normal" style:font-style-asian="normal" style:font-style-complex="normal"/>
    </style:style>
    <style:style style:name="P39" style:family="paragraph" style:parent-style-name="Text_20_body" style:list-style-name="L7"/>
    <style:style style:name="P40" style:family="paragraph" style:parent-style-name="Text_20_body" style:list-style-name="L8">
      <style:text-properties fo:font-style="normal" style:font-style-asian="normal" style:font-style-complex="normal"/>
    </style:style>
    <style:style style:name="P41" style:family="paragraph" style:parent-style-name="Text_20_body" style:list-style-name="L9">
      <style:text-properties fo:font-style="italic" style:font-style-asian="italic" style:font-style-complex="italic"/>
    </style:style>
    <style:style style:name="P42" style:family="paragraph" style:parent-style-name="Text_20_body" style:list-style-name="L9">
      <style:text-properties fo:font-style="normal" style:font-style-asian="normal" style:font-style-complex="normal"/>
    </style:style>
    <style:style style:name="P43" style:family="paragraph" style:parent-style-name="Text_20_body" style:list-style-name="L10">
      <style:text-properties fo:font-style="italic" style:font-style-asian="italic" style:font-style-complex="italic"/>
    </style:style>
    <style:style style:name="P44" style:family="paragraph" style:parent-style-name="Text_20_body" style:list-style-name="L10">
      <style:text-properties fo:font-style="normal" style:font-style-asian="normal" style:font-style-complex="normal"/>
    </style:style>
    <style:style style:name="P45" style:family="paragraph" style:parent-style-name="Text_20_body" style:list-style-name="L11">
      <style:text-properties fo:font-style="normal" style:font-style-asian="normal" style:font-style-complex="normal"/>
    </style:style>
    <style:style style:name="P46" style:family="paragraph" style:parent-style-name="Text_20_body" style:list-style-name="L11">
      <style:text-properties fo:font-style="normal" style:text-underline-style="none" style:font-style-asian="normal" style:font-style-complex="normal"/>
    </style:style>
    <style:style style:name="P47" style:family="paragraph" style:parent-style-name="Text_20_body">
      <style:text-properties fo:font-style="normal" style:text-underline-style="none" style:font-style-asian="normal" style:font-style-complex="normal"/>
    </style:style>
    <style:style style:name="P48" style:family="paragraph" style:parent-style-name="Text_20_body" style:list-style-name="L12">
      <style:text-properties fo:font-style="normal" style:text-underline-style="none" style:font-style-asian="normal" style:font-style-complex="normal"/>
    </style:style>
    <style:style style:name="P49" style:family="paragraph" style:parent-style-name="Text_20_body" style:list-style-name="L12">
      <style:text-properties fo:font-style="normal" style:font-style-asian="normal" style:font-style-complex="normal"/>
    </style:style>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text-properties fo:font-style="normal" style:font-style-asian="normal" style:font-style-complex="normal"/>
    </style:style>
    <style:style style:name="P53" style:family="paragraph" style:parent-style-name="Text_20_body" style:list-style-name="L15">
      <style:text-properties fo:font-style="normal" style:font-style-asian="normal" style:font-style-complex="normal"/>
    </style:style>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text-properties fo:font-style="normal" style:font-style-asian="normal" style:font-style-complex="normal"/>
    </style:style>
    <style:style style:name="P57" style:family="paragraph" style:parent-style-name="Text_20_body" style:list-style-name="L19"/>
    <style:style style:name="P58" style:family="paragraph" style:parent-style-name="Text_20_body" style:list-style-name="L20"/>
    <style:style style:name="P59" style:family="paragraph" style:parent-style-name="Code">
      <style:text-properties fo:font-style="normal" style:font-style-asian="normal" style:font-style-complex="normal"/>
    </style:style>
    <style:style style:name="P60" style:family="paragraph" style:parent-style-name="Table_20_Contents">
      <style:paragraph-properties fo:text-align="center" style:justify-single-word="false"/>
      <style:text-properties style:font-name="Luxi Sans" style:font-name-asian="Luxi Sans" style:font-name-complex="Luxi Sans"/>
    </style:style>
    <style:style style:name="P61" style:family="paragraph" style:parent-style-name="Table_20_Contents">
      <style:paragraph-properties fo:text-align="center" style:justify-single-word="false"/>
      <style:text-properties fo:color="#800000" style:font-name="Helvetica" fo:font-style="italic" style:font-style-asian="italic" style:font-style-complex="italic"/>
    </style:style>
    <style:style style:name="P62" style:family="paragraph" style:parent-style-name="Table_20_Contents">
      <style:paragraph-properties fo:text-align="center" style:justify-single-word="false"/>
      <style:text-properties fo:color="#008000" style:font-name="Helvetica" fo:font-style="italic" fo:font-weight="normal" style:font-style-asian="italic" style:font-style-complex="italic"/>
    </style:style>
    <style:style style:name="P63" style:family="paragraph" style:parent-style-name="Table_20_Contents">
      <style:paragraph-properties fo:text-align="center" style:justify-single-word="false"/>
      <style:text-properties fo:color="#008000" style:font-name="Helvetica" fo:font-style="italic" style:font-style-asian="italic" style:font-style-complex="italic"/>
    </style:style>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text-properties fo:font-style="normal" style:font-style-asian="normal" style:font-style-complex="normal"/>
    </style:style>
    <style:style style:name="P67" style:family="paragraph" style:parent-style-name="Text_20_body" style:list-style-name="L24">
      <style:text-properties fo:font-style="normal" style:font-style-asian="normal" style:font-style-complex="normal"/>
    </style:style>
    <style:style style:name="P68" style:family="paragraph" style:parent-style-name="Text_20_body">
      <style:paragraph-properties fo:text-align="center" style:justify-single-word="false"/>
      <style:text-properties style:text-position="0% 100%" fo:font-style="normal" style:font-style-asian="normal" style:font-style-complex="normal"/>
    </style:style>
    <style:style style:name="P69" style:family="paragraph" style:parent-style-name="Text_20_body">
      <style:paragraph-properties fo:text-align="justify" style:justify-single-word="false"/>
      <style:text-properties style:text-position="0% 100%" fo:font-style="normal" style:font-style-asian="normal" style:font-style-complex="normal"/>
    </style:style>
    <style:style style:name="P70" style:family="paragraph" style:parent-style-name="Text_20_body">
      <style:text-properties style:text-position="0% 100%" fo:font-style="normal" style:font-style-asian="normal" style:font-style-complex="normal"/>
    </style:style>
    <style:style style:name="P71" style:family="paragraph" style:parent-style-name="Text_20_body" style:list-style-name="L25">
      <style:text-properties style:text-position="0% 100%" fo:font-style="normal" style:font-style-asian="normal" style:font-style-complex="normal"/>
    </style:style>
    <style:style style:name="P72" style:family="paragraph" style:parent-style-name="Table_20_Contents">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style:font-weight-asian="bold" style:font-weight-complex="bold"/>
    </style:style>
    <style:style style:name="P74" style:family="paragraph" style:parent-style-name="Text_20_body" style:list-style-name="L26">
      <style:text-properties fo:font-style="normal" style:font-style-asian="normal" style:font-style-complex="normal"/>
    </style:style>
    <style:style style:name="P75" style:family="paragraph" style:parent-style-name="Text_20_body" style:list-style-name="L27">
      <style:text-properties fo:font-style="normal" style:font-style-asian="normal" style:font-style-complex="normal"/>
    </style:style>
    <style:style style:name="P76" style:family="paragraph" style:parent-style-name="Text_20_body" style:list-style-name="L28">
      <style:text-properties fo:font-style="normal" style:font-style-asian="normal" style:font-style-complex="normal"/>
    </style:style>
    <style:style style:name="P77" style:family="paragraph" style:parent-style-name="Text_20_body" style:list-style-name="L29"/>
    <style:style style:name="P78" style:family="paragraph" style:parent-style-name="Text_20_body" style:list-style-name="L30">
      <style:text-properties fo:font-style="normal" style:font-style-asian="normal" style:font-style-complex="normal"/>
    </style:style>
    <style:style style:name="P79" style:family="paragraph" style:parent-style-name="Text_20_body" style:list-style-name="L31">
      <style:text-properties fo:font-style="normal" style:font-style-asian="normal" style:font-style-complex="normal"/>
    </style:style>
    <style:style style:name="P80" style:family="paragraph" style:parent-style-name="Text_20_body" style:list-style-name="L32">
      <style:text-properties fo:font-style="normal" style:font-style-asian="normal" style:font-style-complex="normal"/>
    </style:style>
    <style:style style:name="P81" style:family="paragraph" style:parent-style-name="Text_20_body" style:list-style-name="L32">
      <style:paragraph-properties style:writing-mode="lr-tb"/>
      <style:text-properties fo:font-style="normal" style:font-style-asian="normal" style:font-style-complex="normal"/>
    </style:style>
    <style:style style:name="P82" style:family="paragraph" style:parent-style-name="Bibliography_20_1" style:list-style-name="Bullets">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style>
    <style:style style:name="T4" style:family="text">
      <style:text-properties style:font-name-asian="Luxi Sans" style:font-name-complex="Luxi Sans"/>
    </style:style>
    <style:style style:name="T5" style:family="text">
      <style:text-properties style:font-name="Nimbus Roman No9 L1" fo:font-style="normal" style:font-style-asian="normal" style:font-style-complex="normal"/>
    </style:style>
    <style:style style:name="T6" style:family="text">
      <style:text-properties style:text-position="super 58%"/>
    </style:style>
    <style:style style:name="T7" style:family="text">
      <style:text-properties style:font-name="Luxi Sans" fo:font-style="normal" style:font-name-asian="Luxi Sans" style:font-style-asian="normal" style:font-name-complex="Luxi Sans" style:font-style-complex="normal"/>
    </style:style>
    <style:style style:name="T8" style:family="text">
      <style:text-properties style:font-name="Nimbus Roman No9 L1"/>
    </style:style>
    <style:style style:name="T9" style:family="text">
      <style:text-properties style:font-name="Nimbus Roman No9 L1" fo:font-style="italic" style:font-style-asian="italic" style:font-style-complex="italic"/>
    </style:style>
    <style:style style:name="T10" style:family="text">
      <style:text-properties style:font-name="Luxi Sans" style:font-name-asian="Luxi Sans" style:font-name-complex="Luxi Sans"/>
    </style:style>
    <style:style style:name="T11" style:family="text">
      <style:text-properties style:font-style-asian="italic"/>
    </style:style>
    <style:style style:name="T12" style:family="text">
      <style:text-properties style:text-underline-style="none"/>
    </style:style>
    <style:style style:name="T13" style:family="text">
      <style:text-properties fo:font-style="italic" style:text-underline-style="none" style:font-style-asian="italic" style:font-style-complex="italic"/>
    </style:style>
    <style:style style:name="T14" style:family="text" style:parent-style-name="Keyword">
      <style:text-properties fo:color="#cc0000"/>
    </style:style>
    <style:style style:name="T15" style:family="text" style:parent-style-name="Keyword">
      <style:text-properties fo:color="#cc0000" fo:font-weight="normal" style:font-weight-asian="normal" style:font-weight-complex="normal"/>
    </style:style>
    <style:style style:name="T16" style:family="text">
      <style:text-properties fo:font-weight="bold" style:font-weight-asian="bold" style:font-weight-complex="bold"/>
    </style:style>
    <style:style style:name="T17" style:family="text" style:parent-style-name="IntegerConstant">
      <style:text-properties fo:font-style="normal" style:font-style-asian="normal" style:font-style-complex="normal"/>
    </style:style>
    <style:style style:name="T18" style:family="text" style:parent-style-name="Comment">
      <style:text-properties fo:font-style="normal" style:font-style-asian="normal" style:font-style-complex="normal"/>
    </style:style>
    <style:style style:name="T19" style:family="text" style:parent-style-name="Keyword">
      <style:text-properties fo:font-style="normal" style:font-style-asian="normal" style:font-style-complex="normal"/>
    </style:style>
    <style:style style:name="T20" style:family="text">
      <style:text-properties style:font-name="OpenSymbol" fo:font-style="normal" style:font-name-asian="OpenSymbol" style:font-style-asian="normal" style:font-name-complex="OpenSymbol" style:font-style-complex="normal"/>
    </style:style>
    <style:style style:name="T21" style:family="text">
      <style:text-properties style:text-position="sub 58%"/>
    </style:style>
    <style:style style:name="T22" style:family="text">
      <style:text-properties style:font-name="OpenSymbol1" style:font-name-asian="OpenSymbol1" style:font-name-complex="OpenSymbol1"/>
    </style:style>
    <style:style style:name="T23" style:family="text">
      <style:text-properties style:text-position="0% 100%"/>
    </style:style>
    <style:style style:name="T24" style:family="text">
      <style:text-properties style:text-position="sub 58%" fo:font-style="italic" style:font-style-asian="italic" style:font-style-complex="italic"/>
    </style:style>
    <style:style style:name="T25" style:family="text">
      <style:text-properties style:text-position="0% 100%" fo:font-style="italic" style:font-style-asian="italic" style:font-style-complex="italic"/>
    </style:style>
    <style:style style:name="T26" style:family="text">
      <style:text-properties style:text-position="0% 100%" fo:font-style="normal" style:font-style-asian="normal" style:font-style-complex="normal"/>
    </style:style>
    <style:style style:name="T27" style:family="text">
      <style:text-properties style:font-name="Nimbus Roman No9 L1" style:font-name-asian="OpenSymbol1" style:font-name-complex="OpenSymbol1"/>
    </style:style>
    <style:style style:name="fr1"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0783in" style:run-through="foreground" style:wrap="none" style:vertical-pos="top" style:vertical-rel="paragraph" style:horizontal-pos="center" style:horizontal-rel="paragraph" fo:padding="0in" fo:border="none"/>
    </style:style>
    <style:style style:name="fr8" style:family="graphic" style:parent-style-name="Formula">
      <style:graphic-properties style:vertical-pos="middle" style:vertical-rel="text" style:horizontal-pos="from-left" style:horizontal-rel="paragraph-content"/>
    </style:style>
    <style:style style:name="fr9" style:family="graphic" style:parent-style-name="OLE">
      <style:graphic-properties style:horizontal-pos="center" style:horizontal-rel="paragraph"/>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1" style:family="graphic" style:parent-style-name="OLE">
      <style:graphic-properties style:run-through="foreground" style:wrap="none" style:horizontal-pos="center" style:horizontal-rel="paragraph"/>
    </style:style>
    <style:style style:name="fr1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Anexa"/>
        <text:sequence-decl text:display-outline-level="0" text:name="Picture"/>
      </text:sequence-decls>
      <text:p text:style-name="P1"/>
      <text:p text:style-name="P2"/>
      <text:p text:style-name="P2"/>
      <text:p text:style-name="P2"/>
      <text:p text:style-name="P2"/>
      <text:p text:style-name="P2"/>
      <text:p text:style-name="P2"/>
      <text:p text:style-name="P2"/>
      <text:p text:style-name="P2"/>
      <text:p text:style-name="Title">LiSA – Linux Switch Appliance</text:p>
      <text:p text:style-name="Subtitle"/>
      <text:p text:style-name="Text_20_body"/>
      <text:p text:style-name="Text_20_body"/>
      <text:p text:style-name="P3"/>
      <text:p text:style-name="P3">Radu Rendec</text:p>
      <text:p text:style-name="P3"/>
      <text:p text:style-name="P3"/>
      <text:p text:style-name="P3"/>
      <text:p text:style-name="P3"/>
      <text:p text:style-name="P3">June 2005</text:p>
      <text:table-of-content text:style-name="Sect1" text:protected="true" text:name="Table of Contents1">
        <text:table-of-content-source text:outline-level="3">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uprins</text:p>
          </text:index-title>
          <text:p text:style-name="P5">1. Abstract<text:tab/>3</text:p>
          <text:p text:style-name="P5">2. Overview of several networking concepts<text:tab/>5</text:p>
          <text:p text:style-name="P6">2.1. VLAN‑uri<text:tab/>5</text:p>
          <text:p text:style-name="P6">2.2. Porturi în trunchi<text:tab/>8</text:p>
          <text:p text:style-name="P6">2.3. Comutare de pachete la nivel 3<text:tab/>11</text:p>
          <text:p text:style-name="P6">2.4. Fluxul pachetelor în Linux. Socket Buffers<text:tab/>14</text:p>
          <text:p text:style-name="P6">2.5. Recepţia cadrelor în Linux. Softnet şi NAPI<text:tab/>20</text:p>
          <text:p text:style-name="P6">2.6. Trimiterea cadrelor în Linux<text:tab/>24</text:p>
          <text:p text:style-name="P5">3. Arhitectură<text:tab/>26</text:p>
          <text:p text:style-name="P5">4. Implementare<text:tab/>30</text:p>
          <text:p text:style-name="P6">4.1. Modurile de acces al porturilor la VLAN‑uri<text:tab/>31</text:p>
          <text:p text:style-name="P6">4.2. Baza de date de VLAN‑uri. Asignarea porturilor la VLAN‑uri<text:tab/>32</text:p>
          <text:p text:style-name="P6">4.3. Interfeţele virtuale<text:tab/>33</text:p>
          <text:p text:style-name="P6">4.4. Încapsularea 802.1q<text:tab/>36</text:p>
          <text:p text:style-name="P6">4.5. Algoritmul de comutare la nivel 2<text:tab/>37</text:p>
          <text:p text:style-name="P6">4.6. Optimizări pentru broadcast şi multicast<text:tab/>41</text:p>
          <text:p text:style-name="P6">4.7. Sincronizări<text:tab/>44</text:p>
          <text:p text:style-name="P7">Sincronizarea VDB<text:tab/>45</text:p>
          <text:p text:style-name="P7">Sincronizarea FDB<text:tab/>46</text:p>
          <text:p text:style-name="P5">5. Performanţe şi testare<text:tab/>50</text:p>
          <text:p text:style-name="P5">6. Concluzii<text:tab/>57</text:p>
          <text:p text:style-name="P5">7. Anexe<text:tab/>59</text:p>
          <text:p text:style-name="P7">Anexa A  Sincronizarea RCU<text:tab/>59</text:p>
          <text:p text:style-name="P7">Anexa B  Comutarea fără‑copiere<text:tab/>63</text:p>
          <text:p text:style-name="P7">Anexa C  Algoritmul STP<text:tab/>65</text:p>
          <text:p text:style-name="P7">Anexa D  Porturi în trunchi şi rutare între VLAN‑uri cu Linux bridge şi 8021q<text:tab/>67</text:p>
          <text:p text:style-name="P7">Anexa E  Echivalenţe de termeni<text:tab/>68</text:p>
          <text:p text:style-name="P5">8. Bibliografie<text:tab/>70</text:p>
        </text:index-body>
      </text:table-of-content>
      <text:p text:style-name="Standard"/>
      <text:h text:style-name="P8" text:outline-level="1">Abstract</text:h>
      <text:p text:style-name="Text_20_body">LiSA stands for Linux Switch Appliance. It aims at delivering a cheap and efficient solution to small‑sized networks. LiSA implements both Layer 2 and Layer 3 packet switching. At the same time, it provides advanced configuration and monitoring of the packet switching process.</text:p>
      <text:p text:style-name="Text_20_body">The project is entirely open‑source and is based on the Linux Operating System. Packet switching is entirely accomplished in software. As opposed to a hardware implementation, LiSA aims at providing advanced features at a low price rather than high bandwidth and low latency.</text:p>
      <text:p text:style-name="Text_20_body">Being based on the Linux Kernel, LiSA can run on any platform supported by this kernel. Any network chipsets can be used, without changing the code.</text:p>
      <text:p text:style-name="P9">No specialized hardware is needed. LiSA was designed to run mainly on PC/x86 architectures. By using LiSA, a simple computer with several NICs can be turned into an advanced‑featured multilayer switch. A PC system with a K6-2/300 MHz processor and 6 Realtek 8139 chips can perform very well for a small‑sized network. The price of such a system is close to that of the cheapest management switches on the market. Those switches have fewer features than LiSA and don't do Layer 3 switching.</text:p>
      <text:p text:style-name="P9">When better performance is needed, more sophisticated hardware can be used. This includes a more powerful CPU, better network chips (chips with higher speed or chips that facilitate <text:span text:style-name="T1">zero‑copy</text:span><text:note text:id="ftn1" text:note-class="footnote"><text:note-citation>1</text:note-citation><text:note-body><text:p text:style-name="P10"><text:span text:style-name="T2">This means packet switching without any data copy between different addresses of the central memory. For</text:span> <text:span text:style-name="T3">further details, please refer to</text:span><text:span text:style-name="T2"> </text:span><text:span text:style-name="T2"><text:sequence-ref text:reference-format="category-and-value" text:ref-name="refAnexa1">Anexa B</text:sequence-ref></text:span><text:span text:style-name="T2">.</text:span></text:p></text:note-body></text:note> packet switching), dual channel memory and/or more PCI buses that improve the data transfer time.</text:p>
      <text:p text:style-name="Text_20_body">When we started the project, we were thinking of a standalone product, a single board PC architecture based system. All parts that were unnecessary for a switch were to be eliminated: USB interfaces, audio chips, floppy disk controller, graphic chipset etc. This system could even have had a specialized BIOS: the standard PC features are not needed; instead, the flash memory space could have been used to store a tiny operating system that allowed for password recovery or changing the kernel image.</text:p>
      <text:p text:style-name="P9">Development of such a system is extremely difficult, because it implies advanced hardware knowledge, a lot of system design experience, and mostly chip documentation that is only provided by manufacturers under special undisclosure agreements.</text:p>
      <text:p text:style-name="P9">Thinking towards a most easy deployment on a dedicated system, we developed a small Linux distribution that includes all the necessary components. This distribution of only a few megabytes in size supports for now only booting from a hard disk (or a static memory that is interfaced in such a way that allows hard disk emulation). But it can be easily adapted to support booting from a CD or an USB memory stick.</text:p>
      <text:p text:style-name="P9">We successfully installed on used this distribution on an embedded PC system type <text:s/>LE‑564, manufactured by Commell Systems<text:note text:id="ftn2" text:note-class="footnote"><text:note-citation>2</text:note-citation><text:note-body><text:p text:style-name="Footnote">Further details can be obtained from the manufacturer's site at <text:s/><text:a xlink:type="simple" xlink:href="http://www.commell-sys.com/Product/SBC/LE-564.htm">http://www.commell‑sys.com/Product/SBC/LE‑564.htm</text:a>.</text:p></text:note-body></text:note>. The system contains one gigabit interface and three Fast Ethernet interfaces with Intel chipsets. It was additionally equipped with a 128 MB SDRAM dynamic memory and a non‑volatile Compact Flash memory.</text:p>
      <text:h text:style-name="Heading_20_1" text:outline-level="1">Overview of Several Networking Concepts</text:h>
      <text:p text:style-name="Text_20_body">I'll begin with the classic Ethernet networks layout and show its main drawbacks. I'll then enumerate the improvements that were made to mitigate these drawbacks. In the end, I will describe modern networks layout.</text:p>
      <text:h text:style-name="Heading_20_2" text:outline-level="2">VLANs</text:h>
      <text:p text:style-name="P11"><draw:frame draw:style-name="fr1" draw:name="Frame20" text:anchor-type="as-char" svg:width="2.2472in" style:rel-width="36%" svg:height="1.9957in" style:rel-height="scale-min" draw:z-index="44"><draw:text-box><text:p text:style-name="P12"><draw:frame draw:style-name="fr2" draw:name="Graphic1" text:anchor-type="paragraph" svg:y="0.0008in" svg:width="2.5035in" style:rel-width="100%" svg:height="2.0366in" style:rel-height="scale" draw:z-index="45"><draw:image xlink:href="Pictures/200002F70000344900002A8DB240F623.svm" xlink:type="simple" xlink:show="embed" xlink:actuate="onLoad"/></draw:frame><text:span text:style-name="T2">Picture </text:span><text:span text:style-name="T2"><text:sequence text:ref-name="refPicture0" text:name="Picture" text:formula="ooow:Picture+1" style:num-format="1">1</text:sequence></text:span><text:span text:style-name="T2"> </text:span>– Classic Network Layout</text:p></draw:text-box></draw:frame></text:p>
      <text:p text:style-name="Text_20_body"><text:sequence-ref text:reference-format="category-and-value" text:ref-name="refPicture0">Picture 1</text:sequence-ref> illustrates the classic layout of a workstation network. Two subnetworks can be observed: one of them is drawn in blue, and the other one in red. Each subnetwork is made up by a switch and three workstations. The two subnetworks are connected by a router, which provides security policies as well as an internet connection.</text:p>
      <text:p text:style-name="Text_20_body">If we applied this model to a small company, several other networks would arise: one for each department. It's obvious that access to certain critical resources of a department (such as database servers, storage servers that hold confidential data etc.) must be limited for the other departments. This makes one station belonging to a certain network a key element for security.</text:p>
      <text:p text:style-name="Text_20_body">In larger networks, the entire building is cabled from the beginning. Thus, moving a workstation to a different subnetwork becomes a pretty difficult task. At best, the two switches are located in the same wiring room and the problem can be solved just by plugging the patch chord into the right switch. But very often, the switches are located in different wiring rooms and the problem becomes very difficult. The only option left is using some interconnection paths between the two wiring rooms – if they exist. If they do exist, they are just a few, so the solution is not scalable.</text:p>
      <text:p text:style-name="Text_20_body"/>
      <text:p text:style-name="Text_20_body">This way, the VLAN<text:note text:id="ftn3" text:note-class="footnote"><text:note-citation>3</text:note-citation><text:note-body><text:p text:style-name="P13">VLAN stands for Virtual Local Area Network.</text:p></text:note-body></text:note> concept appeared almost naturally. If we go back to our previous example, the problem of moving a workstation in a different subnetwork can be easily solved if switch ports could be somehow grouped, so that packets were switched only inside the group. Such a group is called a VLAN. Now a physical switch can be regarded as several logical switches: each of them stands for a different VLAN.</text:p>
      <text:p text:style-name="Text_20_body"><draw:frame draw:style-name="fr3" draw:name="Frame2" text:anchor-type="paragraph" svg:width="2.098in" draw:z-index="0"><draw:text-box fo:min-height="1.7764in"><text:p text:style-name="P14"><draw:frame draw:style-name="fr4" draw:name="Graphic2" text:anchor-type="paragraph" svg:width="2.9862in" style:rel-width="100%" svg:height="2.2016in" style:rel-height="scale" draw:z-index="1"><draw:image xlink:href="Pictures/20000305000034B2000026DB5647F205.svm" xlink:type="simple" xlink:show="embed" xlink:actuate="onLoad"/></draw:frame><text:span text:style-name="T2">Picture</text:span> <text:span text:style-name="T2"><text:sequence text:ref-name="refPicture1" text:name="Picture" text:formula="ooow:Picture+1" style:num-format="1">2</text:sequence></text:span> – VLAN Network Layout</text:p></draw:text-box></draw:frame><text:sequence-ref text:reference-format="category-and-value" text:ref-name="refPicture1">Picture 2</text:sequence-ref> illustrates the same network that we used earlier as an example, except that it's now reorganized in such a manner that it takes advantage of VLANs. A certain VLAN coresponds to each subnetwork and now a workstation can be moved to a different subnetwork by just plugging the patch chord into a different port, which belongs to the corresponding VLAN.</text:p>
      <text:p text:style-name="Text_20_body">If cables must be replugged, we still have not done much: instead of VLANs, we could have used more physical switches (one for each VLAN) and the results would have been the same.</text:p>
      <text:p text:style-name="Text_20_body">The VLAN concept becomes very attractive only in the context of manageable switches. Instead of replugging a patch chord into a different port, we can use the same port and <text:s/><text:span text:style-name="T1">configure</text:span><text:span text:style-name="T2"> it to belong to a different VLAN. Of course, the first switches that implemented VLANs were also manageable. I separated the two concepts only to put more stress on the management feature.</text:span></text:p>
      <text:p text:style-name="P9">Before going further with LAN presentation, several observations must be made. First, broadcast traffic takes place only inside the VLAN. In other words, broadcast no longer means "send to all ports", but "send to all ports that belong to the VLAN on which the packet was received".</text:p>
      <text:p text:style-name="Text_20_body">The switching table and all related algorithms are also different in the context of VLANs. In a classic switch, the switching table is built up by storing the <text:span text:style-name="T1">source</text:span><text:span text:style-name="T2"> MAC address of packets together with the identifier of the incoming port. When a packet must be transmitted (switched), the a lookup in the forwarding table is done using the </text:span><text:span text:style-name="T1">destination</text:span><text:span text:style-name="T2"> MAC. If a match is found, the packet is sent to the corresponding port; otherwise the packet is sent to all ports.</text:span></text:p>
      <text:p text:style-name="Text_20_body"><draw:frame draw:style-name="fr3" draw:name="Frame3" text:anchor-type="paragraph" svg:width="4.7689in" draw:z-index="36"><draw:text-box fo:min-height="1.152in"><text:p text:style-name="P15"><draw:frame draw:style-name="fr4" draw:name="Graphic3" text:anchor-type="paragraph" svg:width="4.7689in" style:rel-width="100%" svg:height="1.028in" style:rel-height="scale" draw:z-index="37"><draw:image xlink:href="Pictures/200003DF000066150000160127F95C89.svm" xlink:type="simple" xlink:show="embed" xlink:actuate="onLoad"/></draw:frame><text:span text:style-name="T2">Picture </text:span><text:span text:style-name="T2"><text:sequence text:ref-name="refPicture2" text:name="Picture" text:formula="ooow:Picture+1" style:num-format="1">3</text:sequence></text:span><text:span text:style-name="T2"> </text:span>–<text:span text:style-name="T4"> Simple and VLAN‑aware switching table</text:span></text:p></draw:text-box></draw:frame><text:span text:style-name="T2">The same MAC address cannot be associated with two different ports. Indeed, because the addresses in the switching table are learnt at packet reception, packets that were generated by the same NIC card of a workstation cannot arrive at the switch through two different ports</text:span><text:span text:style-name="T2"><text:note text:id="ftn4" text:note-class="footnote"><text:note-citation>4</text:note-citation><text:note-body><text:p text:style-name="P16">Actually, in real life this is possible in two special situations. The first is a so‑called <text:span text:style-name="T1">switching loop</text:span><text:span text:style-name="T2"> (the network topology is no longer a tree; instead it has a cycle)</text:span>. In this situation, <text:span text:style-name="T1">the same</text:span><text:span text:style-name="T2"> packet can arrive through two different ports. This issue is addressed by the </text:span><text:span text:style-name="T1">STP</text:span><text:span text:style-name="T2"> algorithm, extensively described in </text:span><text:span text:style-name="T2"><text:sequence-ref text:reference-format="category-and-value" text:ref-name="refAnexa2">Anexa C</text:sequence-ref></text:span><text:span text:style-name="T2">. The second situation is </text:span><text:span text:style-name="T1">link aggregation</text:span><text:span text:style-name="T2">. This means that several physical links are used between the same two switches, in order to increase bandwidth. When packets are transmitted, an algorithm (such as simple round‑robin or more advanced policies) is used to chose one of the several physical links. In such circumstances, the packets emitted by the same workstation can be transmitted over different physical links; as a consequence, they can arrive into a switch through different ports. However, when link aggregation is used, MAC addresses are learnt on a logical port associated with the aggregated physical links rather than the physical ports themselves.</text:span></text:p></text:note-body></text:note></text:span><text:span text:style-name="T2">. If a packet is received and its source address already exists in the switching table, the record is </text:span><text:span text:style-name="T1">replaced</text:span><text:span text:style-name="T2"> (actually, the </text:span><text:span text:style-name="T1">port</text:span><text:span text:style-name="T2"> field of the record is updated).</text:span></text:p>
      <text:p text:style-name="P9">For a VLAN‑aware switch, it essential that packets not be switched outside the VLAN. Thus, associating MAC addresses with ports is no longer <text:s/>sufficient. Besides, the VLAN on which the packet arrived must also be stored. The condition that must hold to identify a corresponding record in the switching table is that both the destination MAC address <text:span text:style-name="T1">and</text:span> the VLAN match.</text:p>
      <text:p text:style-name="P9">In the example from <text:sequence-ref text:reference-format="category-and-value" text:ref-name="refPicture2">Picture 3</text:sequence-ref>, a packet with the destination MAC address of <text:s/>000e.d478.fe22, which arrives through a port in VLAN 4 will be sent to all ports in VLAN 4, although the switching table contains a record with the same MAC address. This is because that record is associated with VLAN 5. For the packet in VLAN 4, it would be the same if the record didn't exist at all.</text:p>
      <text:p text:style-name="Text_20_body">As long as MAC addresses are associated with both a port <text:span text:style-name="T1">and</text:span><text:span text:style-name="T2"> a VLAN, the switching table can hold records with the same MAC address, but different VLANs. This is not a special case; in fact, this is quite usual in real networks. The explanation of this phenomenon will be extensively discussed in the next section.</text:span></text:p>
      <text:h text:style-name="Heading_20_2" text:outline-level="2">Trunk Ports</text:h>
      <text:p text:style-name="Text_20_body">The network design in <text:sequence-ref text:reference-format="category-and-value" text:ref-name="refPicture1">Picture 2</text:sequence-ref> has a major drawback: two physical links exist both between the two switches and between the second switch and the router: one link for each VLAN. And this is because the network has only two VLANs. If the number of VLANs increases, it will also imply a larger number of physical links between all the devices. This is inappropriate, especially when the network spans over an entire building (or, worse, over several buildings).</text:p>
      <text:p text:style-name="Text_20_body">Addressing this issue, the designers created a very elegant solution.</text:p>
      <text:p text:style-name="Text_20_body"><draw:frame draw:style-name="fr3" draw:name="Frame4" text:anchor-type="paragraph" svg:width="2.289in" draw:z-index="2"><draw:text-box fo:min-height="1.9417in"><text:p text:style-name="P14"><draw:frame draw:style-name="fr4" draw:name="Graphic4" text:anchor-type="paragraph" svg:width="3.0189in" style:rel-width="100%" svg:height="2.2256in" style:rel-height="scale" draw:z-index="3"><draw:image xlink:href="Pictures/200002F5000034B2000026DB7C3C9EA1.svm" xlink:type="simple" xlink:show="embed" xlink:actuate="onLoad"/></draw:frame><text:span text:style-name="T2">Picture </text:span><text:span text:style-name="T2"><text:sequence text:ref-name="refPicture3" text:name="Picture" text:formula="ooow:Picture+1" style:num-format="1">4</text:sequence></text:span><text:span text:style-name="T2"> </text:span><text:span text:style-name="T5">–</text:span> Trunked Network Layout</text:p></draw:text-box></draw:frame>As long as a physical link exists between all network devices, it can be used to transmit the packets for all of the involved VLANs. The only remaining problem is that the VLAN on which the packet originated must be somehow identified.</text:p>
      <text:p text:style-name="P17">The solution was extending the IEEE<text:note text:id="ftn5" text:note-class="footnote"><text:note-citation>5</text:note-citation><text:note-body><text:p text:style-name="Footnote">Institute of Electrical and Electronics Engineers.</text:p></text:note-body></text:note> 802 prorocol family with a new one: 802.1q. This protocol describes how packets are marked when they are sent and how the originating VLAN is identified when they are received.</text:p>
      <text:p text:style-name="P17"><draw:frame draw:style-name="fr5" draw:name="Frame1" text:anchor-type="paragraph" svg:width="4.272in" style:rel-width="70%" svg:height="0.35in" style:rel-height="scale-min" draw:z-index="38"><draw:text-box><text:p text:style-name="P12"><draw:frame draw:style-name="fr6" draw:name="graphics1" text:anchor-type="paragraph" svg:x="0.0016in" svg:y="0.0008in" svg:width="4.272in" style:rel-width="100%" svg:height="0.35in" style:rel-height="scale" draw:z-index="39"><draw:image xlink:href="Pictures/200000D70000632700000855A1C60187.svm" xlink:type="simple" xlink:show="embed" xlink:actuate="onLoad"/></draw:frame><text:span text:style-name="T2">Picture </text:span><text:span text:style-name="T2"><text:sequence text:ref-name="refPicture4" text:name="Picture" text:formula="ooow:Picture+1" style:num-format="1">5</text:sequence></text:span><text:span text:style-name="T2"> </text:span><text:span text:style-name="T5">–</text:span> Ethernet Frame Format</text:p></draw:text-box></draw:frame></text:p>
      <text:p text:style-name="P17"/>
      <text:p text:style-name="Text_20_body"><text:sequence-ref text:reference-format="category-and-value" text:ref-name="refPicture4">Picture 5</text:sequence-ref> shows the Ethernet frame format. The <text:span text:style-name="T1">Preamble</text:span><text:span text:style-name="T2"> and </text:span><text:span text:style-name="T1">Frame Start Delimiter</text:span><text:span text:style-name="T2"> fields were not illustrated, because they are always processed by the hardware (at packet reception, network chips don't store these fields in the system main memory; at packet transmission, they are automatically added).</text:span> They are never accessible in software, and therefore they are of no interest.</text:p>
      <text:p text:style-name="Text_20_body">The <text:span text:style-name="T1">type/length</text:span><text:span text:style-name="T2"> field can hold either the frame type or the length of the actual data (the length of the PDU</text:span><text:span text:style-name="T2"><text:note text:id="ftn6" text:note-class="footnote"><text:note-citation>6</text:note-citation><text:note-body><text:p text:style-name="P18">Protocol Data Unit</text:p></text:note-body></text:note></text:span><text:span text:style-name="T2">). Usually, this field holds a type when the encapsulated data is that of a layer 2 protocol, such as ARP</text:span><text:span text:style-name="T2"><text:note text:id="ftn7" text:note-class="footnote"><text:note-citation>7</text:note-citation><text:note-body><text:p text:style-name="P19">Address Resolution Protocol. It is the protocol used by network stations to identify the physical (Layer 2) address of other network stations when the network (Layer 3) address is known.</text:p></text:note-body></text:note></text:span><text:span text:style-name="T2">. When the frame encapsulates the data of a higher level protocol, it is assumed that the protocol has either fixed length datagrams (and thus the protocol type is enough to tell the length) or its own data length field (and thus this piece of information is not necessary in the layer 2 frame).</text:span></text:p>
      <text:p text:style-name="P9">The nature of the field (type or length) can be easily determined. The maximum length of an Ethernet frame is 1500 bytes. By assigning higher values to all codes that identify protocols, there's no risk of a clash between type and length.</text:p>
      <text:p text:style-name="P9">The 802.1q uses a remarkable trick: Ethernet frames are encapsulated using their own format<text:note text:id="ftn8" text:note-class="footnote"><text:note-citation>8</text:note-citation><text:note-body><text:p text:style-name="Footnote">This method is quite usual in the world of data transmission protocols. For instance, often IP packets are encapsulated in other IP packets. GRE tunnels encapsulate IP packets in UDP packets, and so they are able to accomplish data transport between two private networks by the means of a public link.</text:p></text:note-body></text:note>. The next picture shows how the encapsulation is accomplished.</text:p>
      <text:p text:style-name="Text_20_body"><draw:frame draw:style-name="fr7" draw:name="Frame5" text:anchor-type="paragraph" svg:width="4.272in" style:rel-width="70%" svg:height="1.9902in" style:rel-height="scale-min" draw:z-index="40"><draw:text-box><text:p text:style-name="P12"><draw:frame draw:style-name="fr6" draw:name="graphics2" text:anchor-type="paragraph" svg:x="0.0016in" svg:y="0.0008in" svg:width="4.272in" style:rel-width="100%" svg:height="1.9902in" style:rel-height="scale" draw:z-index="41"><draw:image xlink:href="Pictures/200003420000632700002E468C753D76.svm" xlink:type="simple" xlink:show="embed" xlink:actuate="onLoad"/></draw:frame><text:span text:style-name="T2">Picture </text:span><text:span text:style-name="T2"><text:sequence text:ref-name="refPicture5" text:name="Picture" text:formula="ooow:Picture+1" style:num-format="1">6</text:sequence></text:span><text:span text:style-name="T2"> </text:span><text:span text:style-name="T5">–</text:span> 802.1q Encapsulation</text:p></draw:text-box></draw:frame>The 802.1q frame type is 0x8100 and 4 bytes are taken away from the data room to insert specific information: the 802.1q tag (2 bytes) and the content of the <text:span text:style-name="T1">Type/Length</text:span><text:span text:style-name="T2"> field of the original frame (2 bytes).</text:span></text:p>
      <text:p text:style-name="Text_20_body">At a closer look, one can realize that actually this is not an "Ethernet into Ethernet" encapsulation. If it were so, the entire encapsulated frame should have been stored in the data field, <text:span text:style-name="T1">including its MAC address fields</text:span>. In real life, this would have been useless: the frame walks between the same two stations even if the originating VLAN is marked. Thus, the addresses remain unchanged, so the address fields of the encapsulating frame can be used.</text:p>
      <text:p text:style-name="Text_20_body">For short, it's an Ethernet frame <text:span text:style-name="T1">without</text:span><text:span text:style-name="T2"> address fields that is encapsulated. That's why, when people speak about 802.1q they speak about </text:span><text:span text:style-name="T1">tagging</text:span><text:span text:style-name="T2"> and not encapsulation. Without keeping the address fields, 802.1q is no longer an encapsulation, it's just inserting a tag into the packet.</text:span></text:p>
      <text:p text:style-name="P9">As seen in <text:sequence-ref text:reference-format="category-and-value" text:ref-name="refPicture5">Picture 6</text:sequence-ref>, the 802.1q tag is 16 bits long, and it's divided into three fields<text:note text:id="ftn9" text:note-class="footnote"><text:note-citation>9</text:note-citation><text:note-body><text:p text:style-name="Footnote">Fields description and the format of the 802.1q frame were taken from <text:bibliography-mark text:identifier="Javvin01" text:bibliography-type="manual" text:author="The Javvin Company" text:title="VLAN: Virtual Local Area Network and IEEE 802.1Q" text:url="http://www.javvin.com/protocolVLAN.html">[Javvin01]</text:bibliography-mark>.</text:p></text:note-body></text:note>:</text:p>
      <text:list text:style-name="L2">
        <text:list-item>
          <text:p text:style-name="P20">Priority<text:span text:style-name="T2">. It specified user priority and it has 8 possible values. These 3 bits usage is documented by the 802.1p protocol.</text:span></text:p>
        </text:list-item>
        <text:list-item>
          <text:p text:style-name="P21">CFI - Canonical Format Indicator<text:span text:style-name="T2">. It's always set to 0 for ethernet switches. It's used to ensure compatibility between Ethernet and Token Ring networks. If CFI is 1, it indicates that there are one or more option fields present. The packet should not be switched to an untagged port as is.</text:span></text:p>
        </text:list-item>
        <text:list-item>
          <text:p text:style-name="P22"><text:span text:style-name="T1">VID - VLAN Identifier</text:span><text:span text:style-name="T2">. It's the key element of 802.1q. It's 12 bits long and allows the identification of </text:span>4096 (2<text:span text:style-name="T6">12</text:span>) distinct VLANs. Out of these, VLAN 0 is used to identify high priority frames and VLAN 4095 is reserved. A total of 4094 VLANs can be effectively used.</text:p>
        </text:list-item>
      </text:list>
      <text:p text:style-name="P9">Going back to <text:sequence-ref text:reference-format="category-and-value" text:ref-name="refPicture3">Picture 4</text:sequence-ref>, one can easily explain what the black line links actually are. It's physical links that carry 802.1q tagged packets. Obviously, the devices at the ends of such a link must be appropriately configured to tag the packets at transmission time and to remove the tag at packet reception time.</text:p>
      <text:p text:style-name="P9">A port that is connected with such a physical link and is appropriately configured is called a <text:span text:style-name="T1">trunk port</text:span><text:span text:style-name="T1"><text:note text:id="ftn10" text:note-class="footnote"><text:note-citation>10</text:note-citation><text:note-body><text:p text:style-name="Footnote">I want to stress that I used the Cisco Systems terminology. The <text:span text:style-name="T1">Trunking</text:span><text:span text:style-name="T2"> concept is usually thought of as "link aggregation", while 802.1q enabled ports are called </text:span><text:span text:style-name="T1">Tagged Ports</text:span><text:span text:style-name="T2">. Cisco Systems use the </text:span><text:span text:style-name="T1">Aggregation</text:span><text:span text:style-name="T2"> term to denote link aggregation.</text:span></text:p></text:note-body></text:note></text:span>. Complex switches have advanced trunk port configuration features. They allow the administrator to build a list of allowed VLANs. On a VLAN membership basis, the list determines what packets are switched through that port and what packets are allowed to enter the switch through that port.</text:p>
      <text:p text:style-name="P9">Although the VLAN concept was extensively described, a few more observations must be made. Starting from the classic switch example, we showed how VLANs had appeared, and then we introduced the concept of VLAN membership of a port. Actually there are several other methods to designate VLAN membership. For the presentation to be complete, I'll briefly describe each method.</text:p>
      <text:p text:style-name="P9"><text:span text:style-name="T1">Port‑based</text:span> VLAN membership is the most simple method. Basicly this is what we've widely discussed so far: a VLAN is associated to each port and all packets that enter the switch are considered to that VLAN. VLAN membership of a workstation is basicly determined by the configuration of the switch port the station is connected to. This is the most widely used method, that's why I didn't mention other methods right from the beginning. Besides, no additional processing effort is required and this is a great advantage. In ASIC<text:note text:id="ftn11" text:note-class="footnote"><text:note-citation>11</text:note-citation><text:note-body><text:p text:style-name="P23">Application‑Specific Integrated Circuit<text:span text:style-name="T7">.</text:span><text:span text:style-name="T2"> An integrated circuit (IC) that is especially designed to serve a particular application's functionality.</text:span></text:p></text:note-body></text:note> based switches no CPU time is required for VLAN processing because it can be entirely done in hardware.</text:p>
      <text:p text:style-name="P9"><text:span text:style-name="T1">MAC address based</text:span> VLAN membership implies an association table between MAC addresses and VLANs. The VLAN on which a packet was received is identified by looking up the source MAC address of the packet in the association table. The main advantage is that a station can be plugged into another port without requiring switch configuration changes. The drawback is that the association table (and the lookup) is difficult to implement in hardware and thus hybrid solutions are used. These solutions have a bad impact on performance.</text:p>
      <text:p text:style-name="P9"><text:span text:style-name="T1">Protocol based</text:span> VLAN membership is actually related to the encapsulated protocol address (the Layer 3 protocol address). This method is similar to the previous one, except for the address that is used to identify the VLAN. Here, the network address (the IP address when we talk about TCP/IP networks) is used rather than the MAC address.</text:p>
      <text:h text:style-name="Heading_20_2" text:outline-level="2">Layer 3 Packet Switching</text:h>
      <text:p text:style-name="Text_20_body">If we go back to the network from <text:sequence-ref text:reference-format="category-and-value" text:ref-name="refPicture3">Picture 4</text:sequence-ref>, one will easily realize that it has a major performance drawback: all traffic between the two VLANs is forced to pass through the router (it's the only access path, because switches ensure a complete isolation between VLANs): the only link between the network and the router is the one that is painted in black. I stress that, thinking of it at the logical level, this link carries several VLANs and uses 802.1q tagging. On the other hand, thinking of it at the physical level, it's identical to the other links in the network<text:note text:id="ftn12" text:note-class="footnote"><text:note-citation>12</text:note-citation><text:note-body><text:p text:style-name="P24">For performance reasons, this link (which is often called <text:span text:style-name="T1">uplink</text:span>) is done on higher speed interfaces. For instance, if the networked stations are plugged into <text:span text:style-name="T2">FastEthernet (100 Mbit) ports, the uplink is done on Gigabit (1000Mbit) ports.</text:span></text:p></text:note-body></text:note>.</text:p>
      <text:p text:style-name="Text_20_body">For a packet to walk from a station in the "red" VLAN to another station in the blue VLAN, it must cross the link from the switch to the router, it is routed in the "blue" VLAN, and then it gets back to the switch through the same physical link between the switch and the router. It's easily to infer that basically all traffic between the two VLANs is doubled across the link between the switch and the router.</text:p>
      <text:p text:style-name="P17">Cisco Systems' papers (such as <text:bibliography-mark text:identifier="Cisco01" text:bibliography-type="manual" text:author="Cisco Systems" text:publisher="Cisco" text:title="CCNA Curriculum" text:year="2000" text:url="http://www.cisco.com/en/US/learning/netacad/course_catalog/CCNA.html">[Cisco01]</text:bibliography-mark>) speak about the "80‑20" rule, which states that 80% of the traffic is kept inside the VLAN and 20% of it is routed outside. If both the link between the router and the switch and the other links are 100Mbit wide, the number of workstations that (statistically speaking) fit into the available bandwith can be easily deducted:</text:p>
      <text:p text:style-name="P11"><draw:frame draw:style-name="fr8" draw:name="Object1" text:anchor-type="as-char" svg:width="1.7736in" svg:height="0.5437in" draw:z-index="4"><draw:object xlink:href="./ObjBFFFEA81" xlink:type="simple" xlink:show="embed" xlink:actuate="onLoad"/><draw:image xlink:href="./ObjectReplacements/ObjBFFFEA81" xlink:type="simple" xlink:show="embed" xlink:actuate="onLoad"/></draw:frame></text:p>
      <text:p text:style-name="P25">So the available bandwidth is enough for only two stations in each VLAN. If we had a separate router link for each VLAN (such as in <text:sequence-ref text:reference-format="category-and-value" text:ref-name="refPicture1">Picture 2</text:sequence-ref>) the<draw:frame draw:style-name="fr8" draw:name="Object2" text:anchor-type="as-char" svg:width="0.2035in" svg:height="0.4866in" draw:z-index="5"><draw:object xlink:href="./ObjBFFFEA82" xlink:type="simple" xlink:show="embed" xlink:actuate="onLoad"/><draw:image xlink:href="./ObjectReplacements/ObjBFFFEA82" xlink:type="simple" xlink:show="embed" xlink:actuate="onLoad"/></draw:frame>operand would go away and we should be able to have up to 5 stations in each VLAN. If the link between the switch and the router were 10 times faster than the links between the switch and the stations, we should be able to have up to 25 stations in each VLAN (even though there's only one 802.1q link).</text:p>
      <text:p text:style-name="P25">In conclusion, the network's scalability (its performance when it grows larger) is strongly influenced by the link that carries the traffic between VLANs.</text:p>
      <text:p text:style-name="P25">Cisco Systems' papers also state that large, corporation level networks tend to resources being centralized. Traffic can be hardly kept inside VLANs and it's very likely that the distribution rule became "20‑80", which means that 20% of the traffic is kept inside the VLAN, while 80% of it is routed outside. In such circumstances, previous estimations will become extremely pessimistic, even if a higher speed link is used between the switch and the router.</text:p>
      <text:p text:style-name="P25">Because situations like the one that was previously discussed are very usual, network device manufacturers tried to combine both switch and router functionality into a single device. This way, the performance penalty induced by the link between the switch and the router is mitigated. This is possible because all traffic is routed through the internal buses of the device, so the only bandwidth constraint is now the speed of the device's <text:span text:style-name="T1">backplane</text:span>.</text:p>
      <text:p text:style-name="P25">The resulting device was the <text:span text:style-name="T1">Layer 3 Switch</text:span><text:span text:style-name="T2">. </text:span><text:span text:style-name="T2"><text:sequence-ref text:reference-format="category-and-value" text:ref-name="refPicture6">Picture 7</text:sequence-ref></text:span><text:span text:style-name="T2"> shows a network that is built up with such a device.</text:span></text:p>
      <text:p text:style-name="P26"><draw:frame draw:style-name="fr3" draw:name="Frame7" text:anchor-type="paragraph" svg:width="2.1898in" draw:z-index="6"><draw:text-box fo:min-height="2.0217in"><text:p text:style-name="P27"><draw:frame draw:style-name="fr4" draw:name="Graphic7" text:anchor-type="paragraph" svg:width="2.1937in" style:rel-width="100%" svg:height="1.8535in" style:rel-height="scale" draw:z-index="7"><draw:image xlink:href="Pictures/2000029600002C6F00002587C097C6A5.svm" xlink:type="simple" xlink:show="embed" xlink:actuate="onLoad"/></draw:frame>Picture <text:sequence text:ref-name="refPicture6" text:name="Picture" text:formula="ooow:Picture+1" style:num-format="1">7</text:sequence> <text:span text:style-name="T8">– </text:span><text:span text:style-name="T9">Layer 3 Switched Network</text:span></text:p></draw:text-box></draw:frame>The packet switching mechanism is pretty straightforward. Basically, routing, at last resort, is still a kind of packet switching, except that the Layer 2 source and destination addresses are changed.</text:p>
      <text:p text:style-name="P28"><draw:frame draw:style-name="fr3" draw:name="Frame8" text:anchor-type="paragraph" svg:width="3.998in" draw:z-index="42"><draw:text-box fo:min-height="0.7709in"><text:p text:style-name="P27"><draw:frame draw:style-name="fr4" draw:name="Graphic8" text:anchor-type="paragraph" svg:width="3.998in" style:rel-width="100%" svg:height="0.7319in" style:rel-height="scale" draw:z-index="43"><draw:image xlink:href="Pictures/200001BB0000475200000D12F98C34AF.svm" xlink:type="simple" xlink:show="embed" xlink:actuate="onLoad"/></draw:frame>Picture <text:sequence text:ref-name="refPicture7" text:name="Picture" text:formula="ooow:Picture+1" style:num-format="1">8</text:sequence> <text:span text:style-name="T8">– </text:span><text:span text:style-name="T9">Packet Routing</text:span></text:p></draw:text-box></draw:frame>At least one network address must be assigned to a node inside the VLAN in order to route a packet outside of a VLAN. That node must have a unique MAC address and it must reply to ARP requests. In a classic network (that uses separate switches and routers), the node is the very router interface. <text:sequence-ref text:reference-format="category-and-value" text:ref-name="refPicture7">Picture 8</text:sequence-ref> illustrates a very simple routing example. If station 192.168.1.2 wants to send a packet to 192.168.2.2, it will send out a packet with the following address structu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
            </table:table-cell>
            <table:table-cell table:style-name="Table1.B1" office:value-type="string">
              <text:p text:style-name="P29">Sursă</text:p>
            </table:table-cell>
            <table:table-cell table:style-name="Table1.C1" office:value-type="string">
              <text:p text:style-name="Table_20_Heading">Destinaţie</text:p>
            </table:table-cell>
          </table:table-row>
        </table:table-header-rows>
        <table:table-row>
          <table:table-cell table:style-name="Table1.A2" office:value-type="string">
            <text:p text:style-name="Table_20_Heading">Nivel 3</text:p>
          </table:table-cell>
          <table:table-cell table:style-name="Table1.B2" office:value-type="string">
            <text:p text:style-name="P30">192.168.1.2</text:p>
          </table:table-cell>
          <table:table-cell table:style-name="Table1.C2" office:value-type="string">
            <text:p text:style-name="P30">192.168.2.2</text:p>
          </table:table-cell>
        </table:table-row>
        <table:table-row>
          <table:table-cell table:style-name="Table1.A2" office:value-type="string">
            <text:p text:style-name="Table_20_Heading">Nivel 2</text:p>
          </table:table-cell>
          <table:table-cell table:style-name="Table1.B2" office:value-type="string">
            <text:p text:style-name="P30">000e.1d24.3fb0</text:p>
          </table:table-cell>
          <table:table-cell table:style-name="Table1.C3" office:value-type="string">
            <text:p text:style-name="P30">0005.313c.5680</text:p>
          </table:table-cell>
        </table:table-row>
      </table:table>
      <text:p text:style-name="P28">As you can see, the destination MAC address is that of the router interface located on the same network segment as the station. The station gets this address through an ARP lookup (request) of the router's interface network address. The latter is explicitly configured on the station and is called the <text:span text:style-name="T1">Default Gateway</text:span>. At Layer 3, the router will figure out the packet is not meant for itself, will take a routing decision and send out the packet through the appropriate interface<text:note text:id="ftn13" text:note-class="footnote"><text:note-citation>13</text:note-citation><text:note-body><text:p text:style-name="Footnote">If the destination network address is that of a directly connected route (i.e. the destination node can be directly reached through a Layer 2 broadcast), the router itself will make an ARP request for that address, in order to determine the MAC address of the station that is to receive the packet. The packet will come out of the router with the following Layer 2 addresses: the source address <text:s/>is that of the outgoing interface (the virtual interface for a Layer 3 switch); the destination address is the address that was previously determined through ARP. If the route is not directly connected, it must contain a so‑called <text:span text:style-name="T1">Next Hop</text:span><text:span text:style-name="T2">, which is the network address of another directly accessible router. Just like a simple station, the router will send the packet to the Next Hop, where a new routing decision will take place.</text:span></text:p></text:note-body></text:note>.</text:p>
      <text:p text:style-name="P28">With Layer 3 switching, things are very much alike. There's only one difference: a physical address whose network address can be used as a Default Gateway no longer exists. To keep the routing process unchanged, Layer 3 switches have <text:span text:style-name="T1">virtual</text:span> interfaces, one for each VLAN. This interfaces have their own MAC addresses and they can be assigned network addresses.</text:p>
      <text:p text:style-name="P28">The Layer 3 switch answers ARP requests for its virtual interfaces network addresses. Moreover, when the switch receives a frame that is addressed to one of its virtual interfaces MAC (and the frame's network address is different from the router's own addresses), the switch will know that this is not just a simple (Layer 2) switching and will act accordingly. A routing decision will take place and the "outgoing" interface will be determined.</text:p>
      <text:p text:style-name="P28">Because usually with Layer 3 switches network addresses are assigned only to virtual interfaces, the "outgoing" interface will be a virtual interface. Sending out a packet through such an interface means injecting the packet into the interface's assigned VLAN. The source MAC address of the packet will be that of the virtual interface. Afterwards, the Layer 2 switching algorithm is applied for the VLAN on which the packet was injected, as if the packet were received through a physical port in that VLAN.</text:p>
      <text:p text:style-name="P26">In conclusion, Layer 3 switching basicly means changing the packet's MAC addresses of the packet and applying the Layer 2 switching algorithm. In addition, the destination station's MAC address (or the Next Hop device's MAC address when the route is not directly connected) must be known. This address is determined by taking a routing decision and looking up the resulting network address through the ARP cache (an ARP request is eventually made, if the address is not found in the cache).</text:p>
      <text:p text:style-name="P28">The routing decision (which also determines MAC address changing) and the Layer 2 switching algorithm are logically delimited by virtual interfaces. This approach leads to <text:s/>better process understanding and easier device configuration. However, high performance Layer 3 switches implement most of the Layer 3 switching process in hardware, so the two subprocesses (routing and Layer 2 switching) are strongly bound together.</text:p>
      <text:h text:style-name="Heading_20_2" text:outline-level="2">Packet Flow in Linux. Socket Buffers</text:h>
      <text:p text:style-name="Text_20_body">The network system in Linux was implemented in a very protocol independent manner. And I'm talking of both Layer 2 (such as Ethernet, Token Ring, etc.) and Layer 3 and 4 (such as TCP/IP, IPX/SPX, etc.) protocols. New protocols can be easily implemented, without major changes to the existing code being necessary.</text:p>
      <text:p text:style-name="Text_20_body">The Linux kernel uses the so‑called <text:span text:style-name="T1">socket buffers</text:span><text:span text:style-name="T2"> to achieve abstractization and protocol independence. Logically speaking, a socket buffer is made up of two parts:</text:span></text:p>
      <text:list text:style-name="L3">
        <text:list-item>
          <text:p text:style-name="P31"><text:span text:style-name="T1">Packet data</text:span>: Usable packet data, which is actually transmitted through the network.</text:p>
        </text:list-item>
        <text:list-item>
          <text:p text:style-name="P31"><text:span text:style-name="T1">Control data</text:span>: As a packet is processed by the Linux kernel, additional information is required, and it is not suitable to be stored inside the packet. At code level, this component is an <text:span text:style-name="T1">sk_buff</text:span> data structure.</text:p>
        </text:list-item>
      </text:list>
      <text:p text:style-name="Text_20_body">Although the two components share a strong logical bound, they are kept in separate areas at memory level. The information stored in an sk_buff structure is necessary to the various layers the Linux network system. Packet length, packet type, and pointers to specific areas inside the packet data are examples of such information. </text:p>
      <text:p text:style-name="Text_20_body">Many times, when one speaks about a <text:span text:style-name="T1">socket buffer</text:span><text:span text:style-name="T2">, they actually mean the sk_buff structure </text:span><text:span text:style-name="T1">and</text:span><text:span text:style-name="T2"> the associated data area. But there are a lot of arguments that stand for packet usable data being stored in a memory area completely separated from the sk_buff structure</text:span><text:span text:style-name="T2"><text:note text:id="ftn14" text:note-class="footnote"><text:note-citation>14</text:note-citation><text:note-body><text:p text:style-name="Footnote">One of the most relevant arguments is that usable data memory must be allocated from a DMA capable segment in order to impement high performance transfers with the network interface hardware. For further details, please refer to <text:sequence-ref text:reference-format="category-and-value" text:ref-name="refAnexa1">Anexa B</text:sequence-ref>.</text:p></text:note-body></text:note></text:span><text:span text:style-name="T2">.</text:span></text:p>
      <text:p text:style-name="P9">The sk_buff structure has fixed length (no matter what packet it's associated with) and it's small with respect to the packet usable data. Besides, sk_buff structure dynamics is very intense (they are allocated and released all the time). In conclusion, it makes sense to allocate these structures from a cache<text:note text:id="ftn15" text:note-class="footnote"><text:note-citation>15</text:note-citation><text:note-body><text:p text:style-name="P24">This is accomplished through the cache function of the <text:span text:style-name="T1">slab</text:span><text:span text:style-name="T2"> allocator, which provides effective means of allocating fixed and relatively small length memory areas. Actually, a larger memory area, which can hold several cache elements, is allocated. When a new cache element is requested, the memory is already allocated, and all that needs to be done is mark a new memory slice as used and return a pointer to it. When a cache element is released, no memory deallocation is performed; it's only the corresponding memory slice that is marked as free, and it immediately becomes available for further use. Thus, the overhead of the kernel memory allocation and release is mitigated. The allocated memory area is dynamically adjusted with respect to the number of elements in the cache. If the number of elements grows, more memory is allocated. If the cache shrinks, allocated memory is freed and can be reclaimed for other tasks.</text:span></text:p></text:note-body></text:note>.</text:p>
      <text:p text:style-name="P9">In contrast, the usable data size cannot be determined in advance and it's variable. Besides, it's so big that using a cache (with maximum allowed size elements) would be a huge waste of memory. Specifying a maximum allowed size for the usable data would be a limitation anyway. That's why usable data memory is always allocated with regular kmalloc() calls.</text:p>
      <text:p text:style-name="P9"/>
      <text:p text:style-name="P9">Principalul avantaj pe care îl aduce Linux faţă de alte sisteme de operare este că datele pachetului nu sunt copiate pe măsură ce acesta traversează stiva de protocoale. Atunci când un proces scrie date într‑un socket, acesta creează un socket buffer şi alocă memorie pentru datele utile ale pachetului. Spaţiul de memorie alocat este mai mare decât dimensiunea efectivă a datelor. Astfel, pe măsură ce pachetul coboară în stiva de protocoale, acestea îi pot adăuga informaţii specifice <text:span text:style-name="T1">fără a fi necesare realocări sau copieri</text:span> ale datelor deja existente. Similar, atunci când o interfaţă de reţea primeşte un cadru, <text:span text:style-name="T1">driverul</text:span> alocă un socket buffer, în care depune datele din cadru. Pe măsură ce acesta urcă în stiva de protocoale, acestea modifică pointerii către începutul (şi, după caz, sfârşitul) datelor utile, conţinuţi în structura sk_buff. Prin urmare, nu sunt necesare copieri de date sau realocări de memorie.</text:p>
      <text:p text:style-name="P9">Aşa cum am arătat, un socket buffer este folosit pe întreaga durată de viaţă a unui pachet în kernelul Linux. Pentru ca datele unui pachet să ajungă de la procesul care le generează până la hardware‑ul care le transmite efectiv, sunt necesare doar două copieri ale datelor: una atunci când datele tranzitează din spaţiul de memorie utilizator în spaţiul de memorie kernel şi încă una atunci când pachetul este pasat hardware‑ului.</text:p>
      <text:p text:style-name="P9">Am afirmat deja că alocarea unui spaţiu de memorie mai mare decât datele utile ale pachetului este esenţială pentru a asigura un număr minim de copieri ale datelor. Voi arăta în continuare cum este gestionat acest spaţiu de către structura sk_buff.</text:p>
      <text:p text:style-name="P9"><draw:frame draw:style-name="fr3" draw:name="Frame10" text:anchor-type="paragraph" svg:width="2.8752in" draw:z-index="10"><draw:text-box fo:min-height="1.2909in"><text:p text:style-name="P14"><draw:frame draw:style-name="fr4" draw:name="Graphic10" text:anchor-type="paragraph" svg:width="2.8752in" style:rel-width="100%" svg:height="1.4035in" style:rel-height="scale" draw:z-index="11"><draw:image xlink:href="Pictures/2000019300003B1D00001CD793B01806.svm" xlink:type="simple" xlink:show="embed" xlink:actuate="onLoad"/></draw:frame>Figura <text:sequence text:ref-name="refFigura0" text:name="Figura" text:formula="ooow:Figura+1" style:num-format="1">1</text:sequence> <text:span text:style-name="T10"></text:span> Structura unui Socket Buffer</text:p></draw:text-box></draw:frame><text:sequence-ref text:reference-format="category-and-value" text:ref-name="refFigura0">Figura 1</text:sequence-ref> ilustrează organizarea zonei de date utile ale pachetului, împreună cu câmpurile relevante din structura sk_buff. Pointerii <text:span text:style-name="T1">head</text:span> şi <text:span text:style-name="T1">end</text:span> delimitează zona de memorie efectiv alocată pentru datele pachetului<text:note text:id="ftn16" text:note-class="footnote"><text:note-citation>16</text:note-citation><text:note-body><text:p text:style-name="Footnote">În realitate, la alocare se rezervă un plus de memorie după <text:span text:style-name="T1">end</text:span><text:span text:style-name="T2">, de dimensiunea unui cuvânt maşină. Din punct de vedere al datelor pachetului, acest spaţiu de memorie este inexistent, de aceea pointerul end este poziţionat </text:span><text:span text:style-name="T1">înaintea</text:span><text:span text:style-name="T2"> lui.</text:span></text:p></text:note-body></text:note>. Pointerii <text:span text:style-name="T1">data</text:span> şi <text:span text:style-name="T1">tail</text:span> delimitează datele utile din interiorul zonei de memorie alocate. În spaţiul de memorie alocat pentru pachet există două zone nefolosite, care au denumiri speciale. <text:span text:style-name="T1">Headroom</text:span> reprezintă spaţiul nefolosit (şi disponibil) dinaintea datelor utile. Acesta este delimitat de pointerii head şi data. <text:span text:style-name="T1">Tailroom</text:span> reprezintă spaţiul nefolosit (şi disponibil) de după datele utile. Pe măsură ce un pachet coboară în stiva de protocoale, acestea consumă din headroom şi tailroom pentru a‑şi adăuga informaţiile specifice.</text:p>
      <text:p text:style-name="P9"><draw:frame draw:style-name="fr3" draw:name="Frame11" text:anchor-type="paragraph" svg:width="3.3984in" draw:z-index="12"><draw:text-box fo:min-height="1.9118in"><text:p text:style-name="P14"><draw:frame draw:style-name="fr4" draw:name="Graphic11" text:anchor-type="paragraph" svg:width="3.3984in" style:rel-width="100%" svg:height="1.911in" style:rel-height="scale" draw:z-index="13"><draw:image xlink:href="Pictures/2000048E00005D7D00003492AABE0870.svm" xlink:type="simple" xlink:show="embed" xlink:actuate="onLoad"/></draw:frame>Figura <text:sequence text:ref-name="refFigura1" text:name="Figura" text:formula="ooow:Figura+1" style:num-format="1">2</text:sequence> <text:span text:style-name="T10"></text:span> Încapsularea unui pachet UDP</text:p></draw:text-box></draw:frame></text:p>
      <text:p text:style-name="P9"><text:sequence-ref text:reference-format="category-and-value" text:ref-name="refFigura1">Figura 2</text:sequence-ref> ilustrează modul în care are loc încapsularea datelor unui pachet UDP pe măsură ce aceasta coboară prin stiva de protocoale. Se poate observa că practic are loc micşorarea headroom‑ului, pe măsură ce antetele sunt adăugate înaintea datelor utile.</text:p>
      <text:p text:style-name="P9">Împărţirea socket buffer‑elor în date ale pachetului şi date de control mai are încă un avantaj pe lângă cele prezentate până acum: aceleaşi date ale pachetului pot fi folosite în paralel de mai multe protocoale (atâta timp cât nici unul dintre ele nu trebuie să modifice datele utile). Deşi la prima vedere acesta nu reprezintă un avantaj major, folosirea în comun a datelor utile este o facilitate esenţială pentru o serie de optimizări. Spre exemplu, atunci când se foloseşte un program de captură a pachetelor (cum ar fi tcpdump) pachetele primite pot fi procesate atât de programul de captură cât şi de stiva TCP/IP fără a face o copiere suplimentară a datelor. Un alt exemplu este chiar LISA, în cazul trimiterii aceluiaşi pachet pe mai multe porturi de ieşire (broadcast sau multicast). Acest caz este prezentat pe larg în secţiunea dedicată implementării.</text:p>
      <text:p text:style-name="P9">Partajarea datelor nu este însă atât de simplă. Nu trebuie pierdut din vedere faptul că memoria ocupată de socket buffer trebuie eliberată (fie că este vorba de structura sk_buff alocată dintr‑un cache sau de datele utile care sunt alocate direct), iar lucrurile se complică atunci când există fire de execuţie diferite care au acces la pachet. Eliberarea memoriei în acest caz poate duce la curse critice. Dacă un fir de execuţie eliberează socket buffer‑ul, zona respectivă de memorie ar putea fi refolosită (şi prin urmare suprascrisă) înainte ca celelalte fire de execuţie să fi terminat de procesat datele. Având în vedere dinamica pachetelor în kernel, nici nu se poate vorbi de mecanisme de sincronizare.</text:p>
      <text:p text:style-name="P9">Soluţia a fost foarte simplă, respectiv introducerea unui contor de utilizare. Un socket buffer nu este niciodată dealocat explicit, în schimb este apelată funcţia dev_kfree_skb(), care realizează corect eliberarea socket buffer‑ului. Această funcţie decrementează contorul de utilizare şi, în cazul în care aceasta ajunge la zero, eliberează efectiv memoria utilizată de structură<text:note text:id="ftn17" text:note-class="footnote"><text:note-citation>17</text:note-citation><text:note-body><text:p text:style-name="Footnote">Subliniez din nou că memoria respectivă nu este <text:span text:style-name="T1">dealocată</text:span><text:span text:style-name="T2">, ci doar </text:span><text:span text:style-name="T1">eliberată</text:span><text:span text:style-name="T2">, deoarece face parte dintr‑un cache.</text:span></text:p></text:note-body></text:note>.</text:p>
      <text:p text:style-name="P9">Linux implementează o arhitectură modulară şi extrem de flexibilă pentru procesarea pachetelor primite. Prototipul rutinelor de tratare este fix, în schimb acestea pot fi adăugate dinamic în kernel. Există o listă globală de rutine de tratare (care vor fi apelate indiferent de tipul pachetului) şi liste separate, indexate după protocolul de nivel 3 (acestea permit înregistrarea unei rutine de tratare specifice unui protocol de nivel 3). Întreaga logică de procesare a pachetelor primite este implementată în funcţia netif_receive_skb(). Aceasta parcurge întâi listele de rutine de tratare generice, apoi lista corespunzătoare protocolului de nivel 3 specificat în pachetul procesat. Ori de câte ori funcţia netif_receive_skb() apelează o rutină de tratare (pasându‑i o referinţă spre structura sk_buff a pachetului procesat), această funcţie incrementează explicit contorul de utilizare al structurii sk_buff<text:note text:id="ftn18" text:note-class="footnote"><text:note-citation>18</text:note-citation><text:note-body><text:p text:style-name="Footnote">În Linux 2.6.10 incrementarea are loc în funcţia deliver_skb(). Aceasta este o funcţie inline care incrementează contorul de referinţă (skb-&gt;users) şi apelează o rutină de tratare a pachetului.</text:p></text:note-body></text:note>.</text:p>
      <text:p text:style-name="P9">Există totuşi situaţii în care partajarea datelor nu este suficientă atunci când mai multe fire de execuţie procesează acelaşi pachet. Aşa se întâmplă în cazul în care unul dintre firele de execuţie trebuie să modifice în vreun fel socket bufferul. Este de observat că modificarea socket buffer‑ului poate însemna modificări în oricare dintre cele două componente ale sale. Prin urmare, se disting două cazuri:</text:p>
      <text:list text:style-name="L4">
        <text:list-item>
          <text:p text:style-name="P32">Se fac modificări numai în datele de control, iar datele pachetului sunt doar citite. În acest caz se pot copia doar datele de control şi zona de date ale pachetului poate fi în continuare partajată. Operaţia de copiere a datelor de control (şi partajare a datelor pachetului) se numeşte <text:span text:style-name="T1">clonare</text:span>. Funcţia Linux care implementează această operaţie este skb_clone(). Aceasta alocă din cache spaţiu pentru o nouă structură sk_buff şi copiază majoritatea câmpurilor din structura originală. Contorul de utilizare al clonei este iniţializat la 1, în schimb este setat un alt câmp (skb‑&gt;cloned) pentru a indica faptul că mai există o altă structură sk_buff care partajează aceleaşi date ale pachetului (şi, prin urmare, acestea nu pot fi modificate, deşi contorul de utilizare din noua structură sk_buff are valoarea 1).</text:p>
        </text:list-item>
        <text:list-item>
          <text:p text:style-name="P32">Se fac modificări în zona datelor pachetului. Acest caz presupune copierea datelor pachetului. Cum acestea nu pot exista (sau nu au sens) de sine stătătoare, este necesară şi copierea structurii sk_buff. Operaţia se numeşte <text:span text:style-name="T1">copierea</text:span> socket buffer‑ului şi este implementată în funcţia skb_copy(). Aceasta alocă o nouă structură sk_buff şi copiază majoritatea câmpurilor din cea originală. În plus, este alocat spaţiu de memorie pentru datele pachetului şi conţinutul pachetului original este copiat.</text:p>
        </text:list-item>
      </text:list>
      <text:p text:style-name="P9">Evident, clonarea unui socket buffer este mult mai eficientă decât copierea. Am arătat deja motivele pentru care alocarea unei structuri sk_buff este mult mai rapidă decât alocarea memoriei pentru datele utile. În plus, copierea socket bufferului, pe lângă alocarea memoriei pentru datele pachetului, presupune şi copierea acestora, mult mai mari în comparaţie cu dimensiunea structurii sk_buff.</text:p>
      <text:p text:style-name="P9">Deşi este mai eficientă, clonarea ridică o problemă suplimentară: cea a dealocării memoriei pentru datele utile ale pachetului. În cazul în care un socket buffer a fost clonat, contorul de utilizare din interiorul structurii nu mai este relevant, deoarece pot exista alte structuri sk_buff care partajează aceleaşi date. Prin urmare, este necesar un contor suplimentar pentru a număra referinţele către o zonă de date pachet. Cum nu există o listă a referinţelor către aceeaşi zonă de date pachet, singura soluţie este de a păstra contorul chiar în interiorul zonei de date pachet. Este vorba de câmpul <text:span text:style-name="T1">datarefp</text:span>, care apare în <text:sequence-ref text:reference-format="category-and-value" text:ref-name="refFigura0">Figura 1</text:sequence-ref>, dar pe care am omis în mod intenţionat să‑l menţionez la momentul respectiv. La clonarea unui socket buffer, acesta este automat incrementat. Atunci când are loc eliberarea unei structuri sk_buff (se cere eliberarea socket bufferului şi contorul de utilizare al structurii ajunge la zero), contorul de referinţe din zona de date pachet este şi el decrementat. Abia atunci când şi aceasta ajunge la zero este dealocată efectiv memoria pentru zona de date ale pachetului.</text:p>
      <text:p text:style-name="Text_20_body"><text:span text:style-name="T2">Înainte de a încheia subsecţiunea dedicată socket buffer‑elor, mă simt dator să mai fac încă o observaţie. La prima vedere ar putea să pară că operaţia de clonare nu are sens: dacă nu se modifică datele, se poate partaja inclusiv structura sk_buff, iar dacă se modifică, oricum este necesară o copiere. În realitate există însă multe situaţii în care clonarea este utilă, iar una dintre ele este chiar comutarea pachetelor în cazul în care </text:span><text:span text:style-name="T1">acelaşi</text:span><text:span text:style-name="T2"> pachet trebuie trimis pe mai multe interfeţe </text:span><text:span text:style-name="T1">de acelaşi tip</text:span><text:span text:style-name="T2"><text:note text:id="ftn19" text:note-class="footnote"><text:note-citation>19</text:note-citation><text:note-body><text:p text:style-name="Footnote">"Acelaşi tip" se referă la protocolul de nivel 2. În cea mai mare parte a cazurilor, atunci când se vorbeşte de comutare de pachete aceasta se realizează între interfeţe de acelaşi tip, prin urmare coincide şi protocolul de nivel 2. Există totuşi şi cazuri în care tipul interfeţelor poate fi diferit (de exemplu comutare între Ethernet şi Token Ring). Proiectul LISA a fost conceput şi testat doar pentru interfeţe de reţea Ethernet.</text:p></text:note-body></text:note></text:span><text:span text:style-name="T2">.</text:span></text:p>
      <text:p text:style-name="Text_20_body">Atunci când este apelată funcţia netif_receive_skb(), antetul de nivel 2 al pachetului a fost deja eliminat<text:note text:id="ftn20" text:note-class="footnote"><text:note-citation>20</text:note-citation><text:note-body><text:p text:style-name="Footnote">În structura sk_buff există totuşi un câmp (un pointer), <text:span text:style-name="T1">mac.raw</text:span>, care indică în interiorul zonei de date ale pachetului, către locaţia adreselor de nivel 2. Acest câmp este setat înainte de a intra în netif_receive_skb(), iar la momentul intrării în netif_receive_skb() indică undeva în headroom, înapoi faţă de pointerul data. Setarea câmpului mac.raw (şi a altor câmpuri) şi urcarea pointerului data sunt responsabilitatea <text:span text:style-name="T1">driver‑ului</text:span><text:span text:style-name="T2"> interfeţei de reţea.</text:span></text:p></text:note-body></text:note> (headroom‑ul a fost crescut şi pointerul data indică spre PDU<text:note text:id="ftn21" text:note-class="footnote"><text:note-citation>21</text:note-citation><text:note-body><text:p text:style-name="Footnote">Protocol Data Unit. Reprezintă datele utile la nivelul unui protocol, respectiv ceea ce protocolul încapsulează în propriul pachet adăugându‑şi informaţiile specifice. De exemplu, pentru cadrul Ethernet (ilustrat în <text:sequence-ref text:reference-format="category-and-value" text:ref-name="ref0"/>), PDU reprezintă câmpul "Date".</text:p></text:note-body></text:note> de nivel 2). Este important de reţinut că, deşi pointerul data este crescut, antetul de nivel 2 rămâne intact. Atunci când un socket buffer este depus pentru trimitere în coada unui dispozitiv de reţea, câmpul data trebuie să indice spre începutul cadrului (inclusiv headerele). Prin urmare, atâta timp cât interfaţa de ieşire este de acelaşi tip cu cea de intrare, nu mai este necesară reconstruirea antetului de nivel 2, deoarece este identic cu cel original (iar antetul nu a fost modificat în headroom). Este suficientă coborârea pointerului data cu o valoare egală cu dimensiunea antetului.</text:p>
      <text:p text:style-name="Text_20_body">Atunci când acelaşi pachet trebuie trimis pe mai multe interfeţe de ieşire, pointerul data trebuie coborât înainte de trimiterea pe fiecare dintre interfeţe. Modificarea pointerului data înseamnă de fapt modificarea structurii sk_buff, fără însă a modifica datele utile ale pachetului. Prin urmare clonarea este operaţia care trebuie efectuată în această situaţie pentru a asigura consistenţa datelor.</text:p>
      <text:h text:style-name="Heading_20_2" text:outline-level="2">Recepţia cadrelor în Linux. Softnet şi NAPI</text:h>
      <text:p text:style-name="P33">Realizarea unei implementări eficiente şi corecte a comutării de pachete a presupus studiul aprofundat al codului de recepţie a cadrelor în Linux. Înţelegerea fenomenelor care se petrec la recepţia pachetelor a fost esenţială pentru a implementa corect sincronizarea şi pentru a lucra corect cu socket buffer‑ele primite. De asemenea, studiul stivei de recepţie s‑a dovedit extrem de util pentru implementarea interfeţelor virtuale<text:note text:id="ftn22" text:note-class="footnote"><text:note-citation>22</text:note-citation><text:note-body><text:p text:style-name="Footnote">Este vorba de interfeţele virtuale folosite pentru a face posibilă rutarea inter‑VLAN. Mai multe detalii pot fi găsite în secţiunea dedicată implementării.</text:p></text:note-body></text:note>.</text:p>
      <text:p text:style-name="Text_20_body">Implementarea recepţiei de pachete în Linux a cunoscut modificări majore în fiecare versiune nouă a Linux kernel. Prezentarea întregii istorii depăşeşte obiectul acestui material, aşa că mă voi limita la o prezentare succintă a penultimei versiuni, discutând avantajele pe care le aduce faţă de aceasta versiunea cea mai recentă (din Linux 2.6). Cei interesaţi de toate variantele de implementare şi de o discuţie a problemelor pe care le‑au avut pot găsi mai multe amănunte în <text:bibliography-mark text:identifier="Salim01" text:bibliography-type="article" text:author="Salim, Jamal Hadi; Olsson, Robert; Kuznetsov, Alexey" text:publisher="The USENIX Association" text:title="Beyond Softnet" text:year="2001">[Salim01]</text:bibliography-mark>.</text:p>
      <text:p text:style-name="Text_20_body">Principalul avantaj pe care l‑a adus implementarea recepţiei de pachete din Linux 2.4 (denumită <text:span text:style-name="T1">Softnet</text:span><text:span text:style-name="T2">) a fost procesarea pachetelor primite în context softirq</text:span><text:span text:style-name="T2"><text:note text:id="ftn23" text:note-class="footnote"><text:note-citation>23</text:note-citation><text:note-body><text:p text:style-name="Footnote">Prescurtarea vine de la <text:span text:style-name="T1">Software Interrupt Request</text:span><text:span text:style-name="T2"> (cerere de întrerupere software). Acesta este un context de execuţie invocat de către scheduler şi care poate fi </text:span><text:span text:style-name="T1">planificat</text:span><text:span text:style-name="T2"> folosind apelul cpu_raise_softirq(). Mai multe detalii pot fi găsite în </text:span><text:span text:style-name="T2"><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2">, subsecţiunea 2.2.3.</text:span></text:p></text:note-body></text:note></text:span><text:span text:style-name="T2">. Având în vedere că în sistemele SMP poate rula </text:span><text:span text:style-name="T1">acelaşi</text:span><text:span text:style-name="T2"> softirq </text:span><text:span text:style-name="T1">simultan</text:span><text:span text:style-name="T2"> pe mai multe procesoare, este posibilă procesarea simultană a unui număr de pachete egal cu numărul de procesoare din sistem.</text:span></text:p>
      <text:p text:style-name="P9">Pentru a putea amâna procesarea pachetelor până la rularea efectivă a softirq, este necesară o coadă în care pachetele să fie depuse de către rutina de tratare a întreruperii hardware<text:note text:id="ftn24" text:note-class="footnote"><text:note-citation>24</text:note-citation><text:note-body><text:p text:style-name="Footnote">Regulile de proiectare a driverelor pentru dispozitive impun ca rutinele de tratare a întreruperilor hardware să fie cât mai "scurte". Acestea trebuie să facă doar operaţiile strict necesare, amânând pe cât posibil operaţiile mari consumatoare de timp. Acestea din urmă pot fi planificate pentru execuţie într‑un alt context, cum ar fi un <text:span text:style-name="T1">tasklet</text:span><text:span text:style-name="T2"> sau un </text:span><text:span text:style-name="T1">softirq</text:span>.</text:p></text:note-body></text:note>. Ulterior ele vor fi extrase şi procesate de codul din softirq.</text:p>
      <text:p text:style-name="P9">Pentru exemplificarea stivei de apeluri la recepţia de pachete în Softnet, am ales driverul 8139too<text:note text:id="ftn25" text:note-class="footnote"><text:note-citation>25</text:note-citation><text:note-body><text:p text:style-name="Footnote">Acesta este driverul folosit pentru familia de chip‑uri Realtek 8139 (variantele A,B,C şi D). Ele sunt nişte componente ieftine şi destul de performante, ceea ce explică de ce sunt întâlnite în majoritatea interfeţelor de reţea de pe piaţă.</text:p></text:note-body></text:note>. Tabelul următor prezintă apeluri care au loc de la apariţia întreruperii hardware până la procesarea efectivă a pachetului. Prima coloană trebuie interpretată astfel: funcţiile care apar cu nivel de indent mai mare sunt apelate din funcţia de deasupra cu nivel de indent mai mic.</text:p>
      <table:table table:name="Table5" table:style-name="Table5">
        <table:table-column table:style-name="Table5.A"/>
        <table:table-column table:style-name="Table5.B"/>
        <table:table-header-rows>
          <table:table-row>
            <table:table-cell table:style-name="Table5.A1" office:value-type="string">
              <text:p text:style-name="Table_20_Heading">Funcţie</text:p>
            </table:table-cell>
            <table:table-cell table:style-name="Table5.B1" office:value-type="string">
              <text:p text:style-name="Table_20_Heading">Observaţii</text:p>
            </table:table-cell>
          </table:table-row>
        </table:table-header-rows>
        <table:table-row>
          <table:table-cell table:style-name="Table5.A2" office:value-type="string">
            <text:p text:style-name="P34">rtl8139_interrupt</text:p>
          </table:table-cell>
          <table:table-cell table:style-name="Table5.B2" office:value-type="string">
            <text:p text:style-name="P35">Rutina de tratare a întreruperii hardware</text:p>
          </table:table-cell>
        </table:table-row>
        <table:table-row>
          <table:table-cell table:style-name="Table5.A2" office:value-type="string">
            <text:p text:style-name="P34"><text:s text:c="2"/>rtl8139_rx_interrupt</text:p>
          </table:table-cell>
          <table:table-cell table:style-name="Table5.B2" office:value-type="string">
            <text:p text:style-name="P35">Rutina de tratare a întreruperii hardware în cazul recepţiei de pachete<text:note text:id="ftn26" text:note-class="footnote"><text:note-citation>26</text:note-citation><text:note-body><text:p text:style-name="Footnote">În hardware se generează o întrerupere pentru toate evenimentele: s‑a recepţionat un pachet întreg, s‑a terminat trimiterea unui pachet etc. Driverul, la apariţia unei întreruperi, trebuie să interogheze un registru de stare din chip pentru a determina tipul evenimentului.</text:p></text:note-body></text:note></text:p>
          </table:table-cell>
        </table:table-row>
        <table:table-row>
          <table:table-cell table:style-name="Table5.A2" office:value-type="string">
            <text:p text:style-name="P34"><text:s text:c="4"/>dev_alloc_skb</text:p>
          </table:table-cell>
          <table:table-cell table:style-name="Table5.B2" office:value-type="string">
            <text:p text:style-name="P35">Alocarea unui socket buffer</text:p>
          </table:table-cell>
        </table:table-row>
        <table:table-row>
          <table:table-cell table:style-name="Table5.A2" office:value-type="string">
            <text:p text:style-name="P34"><text:s text:c="4"/>eth_type_trans</text:p>
          </table:table-cell>
          <table:table-cell table:style-name="Table5.B2" office:value-type="string">
            <text:p text:style-name="P35">Pregătirea socket buffer‑ului<text:note text:id="ftn27" text:note-class="footnote"><text:note-citation>27</text:note-citation><text:note-body><text:p text:style-name="Footnote">Aici are loc actualizarea câmpului corespunzător tipului de cadru şi a câmpului <text:span text:style-name="T1">mac.raw</text:span>. Practic, socket bufferul este pregătit pentru a putea fi pasat rutinei de tratare a pachetelor primite. Mai multe detalii se pot găsi în subsecţiunea anterioară, dedicată socket buffer‑elor.</text:p></text:note-body></text:note></text:p>
          </table:table-cell>
        </table:table-row>
        <table:table-row>
          <table:table-cell table:style-name="Table5.A2" office:value-type="string">
            <text:p text:style-name="P34"><text:s text:c="4"/>netif_rx</text:p>
          </table:table-cell>
          <table:table-cell table:style-name="Table5.B2" office:value-type="string">
            <text:p text:style-name="P35">Adaugă socket bufferul în coada de recepţie a procesorului curent.</text:p>
          </table:table-cell>
        </table:table-row>
        <table:table-row>
          <table:table-cell table:style-name="Table5.A2" office:value-type="string">
            <text:p text:style-name="P34"><text:s text:c="6"/>cpu_raise_softirq</text:p>
          </table:table-cell>
          <table:table-cell table:style-name="Table5.B2" office:value-type="string">
            <text:p text:style-name="P35">Planifică pentru execuţie softirq‑ul NET_RX_SOFTIRQ</text:p>
          </table:table-cell>
        </table:table-row>
        <table:table-row>
          <table:table-cell table:style-name="Table5.A8" office:value-type="string">
            <text:p text:style-name="P34">net_rx_action</text:p>
          </table:table-cell>
          <table:table-cell table:style-name="Table5.B2" office:value-type="string">
            <text:p text:style-name="P35">Rutina de tratare pentru softirq‑ul NET_RX_SOFTIRQ</text:p>
          </table:table-cell>
        </table:table-row>
        <table:table-row>
          <table:table-cell table:style-name="Table5.A8" office:value-type="string">
            <text:p text:style-name="P34"><text:s text:c="2"/>(struct packet_type).func</text:p>
          </table:table-cell>
          <table:table-cell table:style-name="Table5.B2" office:value-type="string">
            <text:p text:style-name="P35">Rutină generică de tratare a pachetelor<text:note text:id="ftn28" text:note-class="footnote"><text:note-citation>28</text:note-citation><text:note-body><text:p text:style-name="Footnote">Este vorba de sistemul de înregistrare dinamică a funcţiilor de tratare a pachetelor, despre care am vorbit mai pe larg în subsecţiunea anterioară.</text:p></text:note-body></text:note></text:p>
          </table:table-cell>
        </table:table-row>
        <table:table-row>
          <table:table-cell table:style-name="Table5.A8" office:value-type="string">
            <text:p text:style-name="P34"><text:s text:c="2"/>(struct packet_type).func</text:p>
          </table:table-cell>
          <table:table-cell table:style-name="Table5.B2" office:value-type="string">
            <text:p text:style-name="P35">Rutină de tratare a pachetelor specifică protocolului</text:p>
          </table:table-cell>
        </table:table-row>
      </table:table>
      <text:p text:style-name="P9"/>
      <text:p text:style-name="P9">Abordarea din Softnet a rezolvat majoritatea problemelor pe care le aveau implementările anterioare. A rămas totuşi o problemă destul de mare: în cazul în care interfaţa de reţea primeşte un număr foarte mare de pachete<text:note text:id="ftn29" text:note-class="footnote"><text:note-citation>29</text:note-citation><text:note-body><text:p text:style-name="Footnote">Conform <text:bibliography-mark text:identifier="Salim01" text:bibliography-type="article" text:author="Salim, Jamal Hadi; Olsson, Robert; Kuznetsov, Alexey" text:publisher="The USENIX Association" text:title="Beyond Softnet" text:year="2001">[Salim01]</text:bibliography-mark>, un sistem Pentium II folosit ca router atinge punctul de colaps la o intrare de 60000 pachete/secundă. La acest punct procesorul este utilizat 100% şi nici un pachet nu mai iese din sistem.</text:p></text:note-body></text:note>, procesorul îşi petrece tot timpul tratând întreruperile generate de aceasta. Procesele utilizator nu mai ajung să fie planificate pentru execuţie şi sistemul se comportă ca şi când ar fi blocat.</text:p>
      <text:p text:style-name="P9">Câteva chip‑uri se adresează acestei probleme suportând adaptarea dinamică a ratei de întreruperi prin feedback negativ: atunci când rata de pachete creşte, nu se mai generează întreruperi pentru fiecare pachet în parte, ci o dată la câteva pachete (care sunt preluate în aceeaşi întrerupere). Această soluţie a adus o îmbunătăţire a performanţelor, dar, din păcate, este specifică hardware‑ului folosit şi deci nu este general implementabilă.</text:p>
      <text:p text:style-name="P9">Problema a fost soluţionată complet o dată cu apariţia implementării <text:span text:style-name="T1">NAPI</text:span><text:span text:style-name="T11"><text:note text:id="ftn30" text:note-class="footnote"><text:note-citation>30</text:note-citation><text:note-body><text:p text:style-name="Footnote">Prescurtarea vine de la <text:span text:style-name="T1">New API</text:span><text:span text:style-name="T2"> (New Application Programming Interface </text:span><text:span text:style-name="T7"></text:span><text:span text:style-name="T2"> Noua Interfaţă pentru Programarea Aplicaţiilor). Implementarea este disponibilă în Linux 2.6 şi chiar în Linux 2.4 începând cu versiunea 2.4.20.</text:span></text:p></text:note-body></text:note></text:span>. Ideea care stă la baza NAPI este dezactivarea întreruperilor hardware şi interogarea chip‑ului (device polling) în condiţiile unei rate mari a pachetelor de intrare.</text:p>
      <text:p text:style-name="P9">Deşi interogarea este un cuvânt urât pentru dezvoltatorii de drivere dispozitiv, NAPI se bazează pe o observaţie pertinentă: interogarea este ineficientă doar atunci când în marea majoritate a cazurilor rezultatul ei este negativ (nu există evenimente care să fie tratate). Interogarea devine însă extrem de eficientă atunci când evenimentele apar extrem de des. Într‑adevăr, atunci când pachetele sosesc în număr foarte mare, există <text:span text:style-name="T1">întotdeauna</text:span> pachete de procesat (se întâmplă chiar să fie mai multe pachete disponibile).</text:p>
      <text:p text:style-name="P9">NAPI funcţionează pe baza următorului mecanism:</text:p>
      <text:list text:style-name="L5">
        <text:list-item>
          <text:p text:style-name="P36">La apariţia primei întreruperi hardware care semnalează primirea unui pachet, acesta este adăugat în coada de procesare şi este dezactivată generarea de întreruperi la primirea unui pachet<text:note text:id="ftn31" text:note-class="footnote"><text:note-citation>31</text:note-citation><text:note-body><text:p text:style-name="Footnote">Nu toate chip‑urile suportă dezactivarea întreruperilor doar pentru un anumit tip de evenimente. În aceste condiţii folosirea NAPI devine mai dificilă, dar nu imposibilă. Pentru mai multe detalii vezi .</text:p></text:note-body></text:note>. Interfaţa care a generat pachetul este adăugată pe o <text:span text:style-name="T1">listă de interogare</text:span> a procesorului curent şi este programat softirq‑ul corespunzător recepţiei de pachete.</text:p>
        </text:list-item>
        <text:list-item>
          <text:p text:style-name="P36">Rutina de tratare a softirq pentru recepţia de pachete parcurge lista de interogare şi apelează metoda <text:span text:style-name="T1">poll</text:span> a driverului. Aceasta interoghează hardware‑ul şi, în cazul în care există pachete primite şi neprocesate, apelează rutina de tratare a pachetelor primite pentru fiecare dintre aceste pachete. Cum contextul softirq nu poate fi întrerupt pentru planificarea proceselor utilizator, există o limită maximă a numărului de pachete care pot fi procesate. După atingerea acestei limite, metoda poll este obligată să returneze controlul. Această limită asigură că procesorul este alocat şi proceselor utilizator în condiţiile în care pachetele sosesc atât de des încât bucla de interogare găseşte mereu un pachet disponibil.</text:p>
        </text:list-item>
        <text:list-item>
          <text:p text:style-name="P36">În condiţiile în care metoda poll nu mai găseşte pachete neprocesate, scoate interfaţa din lista de interogare şi reactivează generarea întreruperilor hardware.</text:p>
        </text:list-item>
      </text:list>
      <text:p text:style-name="P9">Mecanismul descris reprezintă o modalitate de reglare automată a ratei întreruperilor hardware şi are la bază un feedback negativ. În condiţiile în care rata pachetelor este mică, metoda poll reactivează întotdeauna întreruperile şi procesorul este liber până la sosirea unui nou pachet. În cazul în care rata pachetelor este mare, întreruperile rămân permanent dezactivate, iar limita de pachete procesate asigură alocarea procesorului şi pentru procesele utilizator. Mai mult, în condiţiile în care rata pachetelor este atât de mare încât acestea nu apucă să fie extrase în totalitate de metoda poll, hardware‑ul poate ignora pachete fără a deranja procesorul<text:note text:id="ftn32" text:note-class="footnote"><text:note-citation>32</text:note-citation><text:note-body><text:p text:style-name="Footnote">Într‑adevăr, majoritatea chip‑urilor folosesc zone tampon circulare pentru recepţia pachetelor. În condiţiile în care sosesc foarte multe pachete şi întreruperile sunt dezactivate, se poate întâmpla ca zona tampon să fie umplută şi să înceapă să fie suprascrise pachete neprocesate până ca procesorul să ajungă să facă vreo interogare. În condiţiile unei rate prea mari a pachetelor, o parte din acestea trebuie oricum ignorate, dar avantajul pe care îl aduce NAPI este că ignorarea pachetelor are loc de la sine, fără vreo intervenţie a procesorului.</text:p></text:note-body></text:note>.</text:p>
      <text:p text:style-name="P9">Tabelul următor prezintă apeluri care au loc de la apariţia întreruperii hardware până la procesarea efectivă a pachetului în condiţiile utilizării NAPI. Pentru exemplificare, am ales de asemenea driverul 8139too. Interpretarea tabelului trebuie făcută similar cu a aceluia care descrie stiva de apeluri Softnet.</text:p>
      <table:table table:name="Table6" table:style-name="Table6">
        <table:table-column table:style-name="Table6.A"/>
        <table:table-column table:style-name="Table6.B"/>
        <table:table-header-rows>
          <table:table-row>
            <table:table-cell table:style-name="Table6.A1" office:value-type="string">
              <text:p text:style-name="Table_20_Heading">Funcţie</text:p>
            </table:table-cell>
            <table:table-cell table:style-name="Table6.B1" office:value-type="string">
              <text:p text:style-name="Table_20_Heading">Observaţii</text:p>
            </table:table-cell>
          </table:table-row>
        </table:table-header-rows>
        <table:table-row>
          <table:table-cell table:style-name="Table6.A2" office:value-type="string">
            <text:p text:style-name="P37">rtl8139_interrupt</text:p>
          </table:table-cell>
          <table:table-cell table:style-name="Table6.B2" office:value-type="string">
            <text:p text:style-name="P35">Funcţia de tratare a întreruperilor hardware</text:p>
          </table:table-cell>
        </table:table-row>
        <table:table-row>
          <table:table-cell table:style-name="Table6.A2" office:value-type="string">
            <text:p text:style-name="P37"><text:s text:c="2"/>netif_rx_schedule_prep</text:p>
          </table:table-cell>
          <table:table-cell table:style-name="Table6.B2" office:value-type="string">
            <text:p text:style-name="P35">"Prima jumătate" a apelului netif_rx_schedule()<text:note text:id="ftn33" text:note-class="footnote"><text:note-citation>33</text:note-citation><text:note-body><text:p text:style-name="Footnote">Funcţia netif_rx_schedule() este folosită de către rutinele de tratare a întreruperilor hardware din drivere pentru a planifica apelarea metodei poll() de către sistemul de reţea Linux. Această funcţie este alcătuită din două subfuncţii: netif_rx_schedule_prep() şi __netif_rx_schedule(). Prima testează dacă interfaţa este pornită, iar a doua realizează planificarea efectivă. Pentru mai multe detalii vezi <text:bibliography-mark text:identifier="Kuznetsov01" text:bibliography-type="manual" text:author="Kuznetsov, Alexey; Salim, Jamal Hadi; Olsson, Robert" text:title="NAPI Howto" text:url="file:///linux-2.6.*/Documentation/networking/NAPI_HOWTO.txt">[Kuznetsov01]</text:bibliography-mark>.</text:p></text:note-body></text:note></text:p>
          </table:table-cell>
        </table:table-row>
        <table:table-row>
          <table:table-cell table:style-name="Table6.A2" office:value-type="string">
            <text:p text:style-name="P37"><text:s text:c="2"/>__netif_rx_schedule</text:p>
          </table:table-cell>
          <table:table-cell table:style-name="Table6.B2" office:value-type="string">
            <text:p text:style-name="P35">A doua jumătate a apelului netif_rx_schedule().</text:p>
          </table:table-cell>
        </table:table-row>
        <table:table-row>
          <table:table-cell table:style-name="Table6.A2" office:value-type="string">
            <text:p text:style-name="P37"><text:s text:c="4"/>list_add_tail</text:p>
          </table:table-cell>
          <table:table-cell table:style-name="Table6.B2" office:value-type="string">
            <text:p text:style-name="P35">Adaugă interfaţa în lista de interogare.</text:p>
          </table:table-cell>
        </table:table-row>
        <table:table-row>
          <table:table-cell table:style-name="Table6.A2" office:value-type="string">
            <text:p text:style-name="P37"><text:s text:c="4"/>__raise_softirq_irqoff</text:p>
          </table:table-cell>
          <table:table-cell table:style-name="Table6.B2" office:value-type="string">
            <text:p text:style-name="P35">Planifică apelarea softirq NET_RX_SOFTIRQ.</text:p>
          </table:table-cell>
        </table:table-row>
        <table:table-row>
          <table:table-cell table:style-name="Table6.A7" office:value-type="string">
            <text:p text:style-name="P37">net_rx_action</text:p>
          </table:table-cell>
          <table:table-cell table:style-name="Table6.B2" office:value-type="string">
            <text:p text:style-name="P35">Rutina de tratare pentru softirq‑ul NET_RX_SOFTIRQ</text:p>
          </table:table-cell>
        </table:table-row>
        <table:table-row>
          <table:table-cell table:style-name="Table6.A7" office:value-type="string">
            <text:p text:style-name="P37"><text:s text:c="2"/>dev-&gt;poll</text:p>
          </table:table-cell>
          <table:table-cell table:style-name="Table6.B2" office:value-type="string">
            <text:p text:style-name="P35">Metoda poll() a driverului; în acest caz, <text:span text:style-name="T1">rtl8139_poll</text:span><text:span text:style-name="T2">.</text:span></text:p>
          </table:table-cell>
        </table:table-row>
        <table:table-row>
          <table:table-cell table:style-name="Table6.A7" office:value-type="string">
            <text:p text:style-name="P37"><text:s text:c="4"/>rtl8139_rx</text:p>
          </table:table-cell>
          <table:table-cell table:style-name="Table6.B2" office:value-type="string">
            <text:p text:style-name="P35">Rutina driverului de tratare a pachetelor primite.</text:p>
          </table:table-cell>
        </table:table-row>
        <table:table-row>
          <table:table-cell table:style-name="Table6.A7" office:value-type="string">
            <text:p text:style-name="P34"><text:s text:c="6"/>dev_alloc_skb</text:p>
          </table:table-cell>
          <table:table-cell table:style-name="Table6.B2" office:value-type="string">
            <text:p text:style-name="P35">Alocarea unui socket buffer.</text:p>
          </table:table-cell>
        </table:table-row>
        <table:table-row>
          <table:table-cell table:style-name="Table6.A7" office:value-type="string">
            <text:p text:style-name="P34"><text:s text:c="6"/>eth_type_trans</text:p>
          </table:table-cell>
          <table:table-cell table:style-name="Table6.B2" office:value-type="string">
            <text:p text:style-name="P35">Pregătirea socket buffer‑ului.</text:p>
          </table:table-cell>
        </table:table-row>
        <table:table-row>
          <table:table-cell table:style-name="Table6.A7" office:value-type="string">
            <text:p text:style-name="P37"><text:s text:c="6"/>netif_receive_skb</text:p>
          </table:table-cell>
          <table:table-cell table:style-name="Table6.B2" office:value-type="string">
            <text:p text:style-name="P35">Rutina NAPI de tratare a pachetelor primite.</text:p>
          </table:table-cell>
        </table:table-row>
        <table:table-row>
          <table:table-cell table:style-name="Table6.A7" office:value-type="string">
            <text:p text:style-name="P37"><text:s text:c="8"/>deliver_skb</text:p>
          </table:table-cell>
          <table:table-cell table:style-name="Table6.B2" office:value-type="string">
            <text:p text:style-name="P35">Incrementează numărul de utilizări şi apelează o rutină de tratare.</text:p>
          </table:table-cell>
        </table:table-row>
        <table:table-row>
          <table:table-cell table:style-name="Table6.A7" office:value-type="string">
            <text:p text:style-name="P37"><text:s text:c="10"/>(struct packet_type).func</text:p>
          </table:table-cell>
          <table:table-cell table:style-name="Table6.B2" office:value-type="string">
            <text:p text:style-name="P35">Rutină generică de tratare a pachetelor</text:p>
          </table:table-cell>
        </table:table-row>
        <table:table-row>
          <table:table-cell table:style-name="Table6.A7" office:value-type="string">
            <text:p text:style-name="P37"><text:s text:c="8"/>deliver_skb</text:p>
          </table:table-cell>
          <table:table-cell table:style-name="Table6.B2" office:value-type="string">
            <text:p text:style-name="P35">Incrementează numărul de utilizări şi apelează o rutină de tratare.</text:p>
          </table:table-cell>
        </table:table-row>
        <table:table-row>
          <table:table-cell table:style-name="Table6.A7" office:value-type="string">
            <text:p text:style-name="P37"><text:s text:c="10"/>(struct packet_type).func</text:p>
          </table:table-cell>
          <table:table-cell table:style-name="Table6.B2" office:value-type="string">
            <text:p text:style-name="P35">Rutină de tratare a pachetelor specifică protocolului</text:p>
          </table:table-cell>
        </table:table-row>
      </table:table>
      <text:p text:style-name="P9"/>
      <text:p text:style-name="P9">La Softnet, rutina Linux de tratare a pachetelor primite este chiar rutina de tratare a softirq‑ului NET_RX_SOFTIRQ. După cum se poate observa, la NAPI există o rutină separată de tratare, care este apelată explicit de către metoda poll a driverului.</text:p>
      <text:p text:style-name="P9">Implementarea NAPI asigură compatibilitate perfectă cu driverele Softnet. Un driver proiectat pentru Softnet nu necesită nici un fel de modificări pentru a funcţiona într‑un kernel care foloseşte NAPI. Într‑un astfel de kernel există în continuare coada de pachete per‑procesor (numită <text:span text:style-name="T1">backlog</text:span>), astfel încât driverele Softnet pot în continuare să depună pachete în backlog apelând funcţia netif_rx(). În plus, există un dispozitiv (de reţea) virtual (numit <text:span text:style-name="T1">backlog device</text:span>) care simulează funcţionarea unui driver NAPI:</text:p>
      <text:list text:style-name="L6">
        <text:list-item>
          <text:p text:style-name="P38">Atunci când driverul Softnet apelează netif_rx() pentru a depune pachetul în coadă, dispozitivul backlog este planificat pentru interogare, întocmai ca un dispozitiv hardware care a generat o întrerupere de primire de pachet.</text:p>
        </text:list-item>
        <text:list-item>
          <text:p text:style-name="P38">Metoda poll() a dispozitivului backlog extrage pachete din coada de pachete per‑procesor în loc să interogheze hardware‑ul şi să preia de la el pachetele (cum face metoda poll a unui driver NAPI real).</text:p>
        </text:list-item>
      </text:list>
      <text:h text:style-name="Heading_20_2" text:outline-level="2">Trimiterea cadrelor în Linux</text:h>
      <text:p text:style-name="Text_20_body">Deşi în cazul comutării de pachete sau al rutării numărul de pachete care părăsesc sistemul este comparabil cu al celor care intră, trimiterea pachetelor nu ridică probleme de performanţă atât de mari ca primirea. Dacă la primirea pachetului majoritatea hardware‑ului de reţea generează implicit câte o întrerupere pentru fiecare pachet primit, pentru trimitere se foloseşte o zonă tampon circulară (ring buffer) care poate stoca mai multe pachete care trebuie trimise<text:note text:id="ftn34" text:note-class="footnote"><text:note-citation>34</text:note-citation><text:note-body><text:p text:style-name="Footnote">Chip‑uri mai performante, cum ar fi RTL8139C+, permit stocarea în ring buffer a unor pointeri spre datele utile în loc de datele utile în sine. Această abordare oferă două avantaje majore: fiind vorba doar de pointeri spre datele utile, bufferul poate păstra mult mai multe pachete; în plus, acelaşi pachet nu trebuie să se găsească într‑o zonă continuă de memorie. Diferite părţi ale lui (cum ar fi antetul de nivel 2 şi PDU de nivel 2) se pot găsi în zone de memorie separate. În buffer se depun doar pointerii spre cele două zone, iar "alipirea" lor se face direct în hardware la trimitere. Această facilitate poartă numele de Scatter‑Gather I/O. Implementarea de reţea din Linux (în particular socket buffer‑ele) suportă Scatter‑Gather I/O şi cooperează cu driverul pentru a optimiza asamblarea pachetelor (în cazul în care acesta suportă, la rândul lui, Scatter‑Gather I/O).</text:p></text:note-body></text:note>. Generarea întreruperii pentru semnalizarea terminării trimiterii se face abia după ce zona tampon a fost golită. Astfel, o întrerupere apare pentru mai multe pachete şi rata întreruperilor este mult mai mică decât în cazul recepţiei<text:note text:id="ftn35" text:note-class="footnote"><text:note-citation>35</text:note-citation><text:note-body><text:p text:style-name="Footnote">Din considerente de lărgime de bandă limitată, rata pachetelor este invers proporţională cu dimensiunea lor. Prin urmare, atunci când rata pachetelor este mare, pachetele sunt mici şi încap în număr mare în bufferele de trimitere. Cum întreruperea se generează doar la golirea bufferului, rezultă că rata întreruperilor depinde foarte puţin de rata pachetelor.</text:p></text:note-body></text:note>.</text:p>
      <text:p text:style-name="Text_20_body">Cum trimiterea de pachete nu este critică din punct de vedere al performanţei, atunci când s‑a trecut de la Softnet la NAPI partea de trimitere a rămas nemodificată.</text:p>
      <text:p text:style-name="Text_20_body"><draw:frame draw:style-name="fr3" draw:name="Frame15" text:anchor-type="paragraph" svg:width="5.1693in" draw:z-index="20"><draw:text-box fo:min-height="0.6661in"><text:p text:style-name="Figura"><draw:frame draw:style-name="fr4" draw:name="Graphic15" text:anchor-type="paragraph" svg:width="5.1693in" style:rel-width="100%" svg:height="0.6661in" style:rel-height="scale" draw:z-index="21"><draw:image xlink:href="Pictures/2000006F00005BED00000BD91DCA018B.svm" xlink:type="simple" xlink:show="embed" xlink:actuate="onLoad"/></draw:frame>Figura <text:sequence text:ref-name="refFigura2" text:name="Figura" text:formula="ooow:Figura+1" style:num-format="1">3</text:sequence> <text:span text:style-name="T10"></text:span> Schema generală a trimiterii de pachete</text:p></draw:text-box></draw:frame><text:sequence-ref text:reference-format="category-and-value" text:ref-name="refFigura2">Figura 3</text:sequence-ref> ilustrează schema generală a trimiterii de pachete în Linux. După ce pachetul a ajuns la nivelul cel mai coborât al stivei de protocoale, acesta nu este trimis direct<text:note text:id="ftn36" text:note-class="footnote"><text:note-citation>36</text:note-citation><text:note-body><text:p text:style-name="Footnote">În cazul particular în care interfaţa nu defineşte metode pentru gestionarea cozii (metoda dev‑&gt;enqueue() este NULL), pachetul este trimis imediat folosind metoda de trimitere fizică a driverului, dev‑&gt;hard_start_xmit(). În general, acesta este cazul interfeţelor virtuale, cum ar fi loopback sau tunelele. În LISA, este şi cazul interfeţelor virtuale care fac posibilă rutarea inter‑VLAN.</text:p></text:note-body></text:note>, în schimb este depus în coada de trimitere corespunzătoare interfeţei prin care trebuie trimis, folosind funcţia dev_queue_xmit(). Cozile de trimitere fac parte din componenta <text:span text:style-name="T1">Network Scheduler</text:span><text:span text:style-name="T2"> a Linux kernel. Aceasta se ocupă de planificarea trimiterii pachetelor, implementând diverse politici. Arhitectura cozilor de trimitere este extrem de complexă, asigurând flexibilitate şi modularitate. Politicile de trimitere a pachetelor pot merge de la un simplu FIFO până limitarea/garantarea traficului pe bază de anumite proprietăţi ale pachetelor. Mai multe detalii despre acestea se pot găsi în </text:span><text:span text:style-name="T2"><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2">, în capitolul 18.</text:span></text:p>
      <text:p text:style-name="P9">Planificarea trimiterii pachetelor are la bază tot un softirq, respectiv NET_TX_SOFTIRQ. Acesta permite procesarea cozilor asincron faţă de adăugarea pachetelor în coadă.</text:p>
      <text:h text:style-name="Heading_20_1" text:outline-level="1">Arhitectură</text:h>
      <text:p text:style-name="Text_20_body">Arhitectura LISA este destul de complexă şi acoperă atât spaţiul kernel cât şi cel utilizator. O vedere "de la 1000 metri" asupra arhitecturii LISA este prezentată în figura următoare.</text:p>
      <text:p text:style-name="Text_20_body"><draw:frame draw:style-name="fr3" draw:name="Frame12" text:anchor-type="paragraph" svg:width="3.0575in" draw:z-index="14"><draw:text-box fo:min-height="1.3244in"><text:p text:style-name="P14"><draw:frame draw:style-name="fr4" draw:name="Graphic12" text:anchor-type="paragraph" svg:width="3.0575in" style:rel-width="100%" svg:height="1.1898in" style:rel-height="scale" draw:z-index="15"><draw:image xlink:href="Pictures/2000011E00005B250000237B963C9BF4.svm" xlink:type="simple" xlink:show="embed" xlink:actuate="onLoad"/></draw:frame>Figura <text:sequence text:ref-name="refFigura3" text:name="Figura" text:formula="ooow:Figura+1" style:num-format="1">4</text:sequence> <text:span text:style-name="T10"></text:span> Arhitectura generală a LISA</text:p></draw:text-box></draw:frame>Modulul kernel implementează tot mecanismul de comutare a pachetelor. Programele în spaţiul utilizator permit configurarea, monitorizarea şi controlul procesului de comutare.</text:p>
      <text:p text:style-name="Text_20_body">Partea de spaţiu utilizator a fost astfel proiectată încât să fie posibile mai multe sesiuni de configurare simultane. Practic un număr nelimitat de utilizatori se pot conecta pentru a face modificări în configuraţie sau pentru a monitoriza diverşi parametri ai procesului de comutare. În aceste condiţii însă, apar probleme de sincronizare şi de consistenţă a datelor.</text:p>
      <text:p text:style-name="Text_20_body">Proiectarea LISA s‑a bazat pe câteva reguli simple:</text:p>
      <text:list text:style-name="L7">
        <text:list-item>
          <text:p text:style-name="P39">Toate opţiunile de configurare care influenţează în vreun fel procesul de comutare sunt păstrate în kernel.</text:p>
        </text:list-item>
        <text:list-item>
          <text:p text:style-name="P39">Toate opţiunile de configurare care nu sunt legate de procesul de comutare sunt păstrate în spaţiu utilizator într‑un spaţiu de memorie partajată. Accesul la memoria partajată este exclusiv şi este controlat de un semafor.</text:p>
        </text:list-item>
        <text:list-item>
          <text:p text:style-name="P39">Toate configurările componentei kernel se fac prin intermediul unor apeluri ioctl().</text:p>
        </text:list-item>
        <text:list-item>
          <text:p text:style-name="P39">Toate interogările de configuraţie şi de stare se fac prin apeluri ioctl(). Interogările de stare (cum ar fi listarea tabelei de comutare) nu se fac prin alte metode (cum ar fi citirea dintr‑un <text:span text:style-name="T1">char device</text:span><text:span text:style-name="T2"> sau dintr‑un fişier virtual din /proc) deoarece acestea nu suportă pasarea de opţiuni din spaţiu utilizator (cum ar fi listarea doar a înregistrărilor din tabela de comutare corespunzătoare unui anumit port) şi ridică probleme serioase de sincronizare</text:span><text:span text:style-name="T2"><text:note text:id="ftn37" text:note-class="footnote"><text:note-citation>37</text:note-citation><text:note-body><text:p text:style-name="Footnote">Tabela de comutare este extrem de dinamică şi puternic legată de procesul de comutare. Prin urmare zăvorârea ei pentru a asigura consistenţa datelor la listarea tabelei din spaţiul utilizator este exclusă. Singura soluţie rămâne sincronizarea RCU. Citirea din /proc este limitată la dimensiunea unei pagini (şi nu se poate şti dinainte dacă aceasta este suficientă pentru tot ce se va lista). Citirea dintr‑un character device nu este atomică (în sensul că buffer‑ul alocat din spaţiu utilizator pentru citire poate fi insuficient şi atunci este nevoie de unul sau mai multe apeluri suplimentare read() pentru a transfera datele complet). Mai multe detalii despre modul în care este sincronizată listarea tabelei de comutare se pot găsi în secţiunea dedicată implementării.</text:p></text:note-body></text:note></text:span><text:span text:style-name="T2">.</text:span></text:p>
        </text:list-item>
      </text:list>
      <text:p text:style-name="P9">Toate aceste reguli au dus la o implementare simplă şi uşor de dezvoltat. Sincronizarea sesiunilor de configurare este asigurată prin intermediul apelurilor ioctl() la nivelul componentei kernel<text:note text:id="ftn38" text:note-class="footnote"><text:note-citation>38</text:note-citation><text:note-body><text:p text:style-name="Footnote">Pentru simplitate LISA foloseşte un singur ioctl(), de tip socket, respectiv SIOCSWCFG. În principiu "ioctl de tip socket" presupune efectuarea apelului folosind ca <text:span text:style-name="T1">file descriptor</text:span><text:span text:style-name="T2"> un socket. În Linux există o rutină specială de tratare a apelurilor ioctl() pentru socket. Printre altele, la intrarea în această rutină este zăvorât un semafor kernel care asigură sincronizarea între mai multe apeluri ioctl(). Se consideră că apelurile ioctl nu se realizează intensiv şi prin urmare serializarea lor folosind un semafor nu ridică probleme de performanţă.</text:span></text:p></text:note-body></text:note> şi prin intermediul semaforului la nivelul componentei utilizator.</text:p>
      <text:p text:style-name="P9"><draw:frame draw:style-name="fr3" draw:name="Frame13" text:anchor-type="paragraph" svg:width="5.6016in" draw:z-index="16"><draw:text-box fo:min-height="3.1209in"><text:p text:style-name="Figura"><draw:frame draw:style-name="fr4" draw:name="Graphic13" text:anchor-type="paragraph" svg:width="5.6016in" style:rel-width="100%" svg:height="2.9583in" style:rel-height="scale" draw:z-index="17"><draw:image xlink:href="Pictures/2000021800005F3E000032513D117220.svm" xlink:type="simple" xlink:show="embed" xlink:actuate="onLoad"/></draw:frame>Figura <text:sequence text:ref-name="refFigura4" text:name="Figura" text:formula="ooow:Figura+1" style:num-format="1">5</text:sequence> <text:span text:style-name="T10"></text:span> Arhitectura componentei kernel a LISA</text:p></draw:text-box></draw:frame><text:sequence-ref text:reference-format="category-and-value" text:ref-name="refFigura4">Figura 5</text:sequence-ref> ilustrează arhitectura componentei kernel a LISA. Se pot observa componentele de bază, precum şi modul în care acestea sunt conectate între ele şi cu alte componente deja existente ale Linux kernel. Principalele componente ale modulului kernel LISA sunt următoarele:</text:p>
      <text:list text:style-name="L8">
        <text:list-item>
          <text:p text:style-name="P40">SW <text:span text:style-name="T10"></text:span> reprezintă motorul de comutare a pachetelor, inima întregului proiect LISA.</text:p>
        </text:list-item>
        <text:list-item>
          <text:p text:style-name="P40">FDB <text:span text:style-name="T10"></text:span> reprezintă tabela de comutare, necesară funcţionării oricărui switch. Pe lângă tabela de comutare în sine, componenta FDB înglobează toate funcţiile necesare manipulării acesteia (adăugare şi ştergere de înregistrări, expirarea înregistrărilor dinamice, listarea din spaţiul utilizator) împreună cu toată logica de sincronizare care asigură funcţionarea corectă.</text:p>
        </text:list-item>
        <text:list-item>
          <text:p text:style-name="P40">VDB <text:span text:style-name="T10"></text:span> reprezintă baza de date de VLAN‑uri, esenţială pentru realizarea comutării în contextul VLAN‑urilor.</text:p>
        </text:list-item>
        <text:list-item>
          <text:p text:style-name="P40">VIF <text:span text:style-name="T10"></text:span> reprezintă interfeţele virtuale, necesare pentru a putea implementa rutarea inter‑VLAN folosind stiva TCP/IP deja existentă în Linux.</text:p>
        </text:list-item>
        <text:list-item>
          <text:p text:style-name="P40">IOCTL <text:span text:style-name="T10"></text:span> reprezintă rutina de tratare a apelului ioctl(), împreună cu toate rutinele necesare pentru a implementa efectiv comenzile primite prin ioctl().</text:p>
        </text:list-item>
      </text:list>
      <text:p text:style-name="P9"><draw:frame draw:style-name="fr3" draw:name="Frame14" text:anchor-type="paragraph" svg:width="3.6752in" draw:z-index="18"><draw:text-box fo:min-height="2.5126in"><text:p text:style-name="Figura"><draw:frame draw:style-name="fr4" draw:name="Graphic14" text:anchor-type="paragraph" svg:width="3.6752in" style:rel-width="100%" svg:height="2.4425in" style:rel-height="scale" draw:z-index="19"><draw:image xlink:href="Pictures/2000021C00004EA50000344765795858.svm" xlink:type="simple" xlink:show="embed" xlink:actuate="onLoad"/></draw:frame>Figura <text:sequence text:ref-name="refFigura5" text:name="Figura" text:formula="ooow:Figura+1" style:num-format="1">6</text:sequence> <text:span text:style-name="T10"></text:span> Arhitectura componentei utilizator a LISA</text:p></draw:text-box></draw:frame>Funcţionarea acestor componente este descrisă pe larg în secţiunea următoare, dedicată implementării.</text:p>
      <text:p text:style-name="P9"><text:sequence-ref text:reference-format="category-and-value" text:ref-name="refFigura5">Figura 6</text:sequence-ref> prezintă arhitectura componentei utilizator în cazul unui sistem LISA dedicat<text:note text:id="ftn39" text:note-class="footnote"><text:note-citation>39</text:note-citation><text:note-body><text:p text:style-name="Footnote">Prin "sistem LISA dedicat" mă refer la o maşină dedicată comutării de pachete şi care rulează mini‑distribuţia de Linux inclusă în proiectul LISA.</text:p></text:note-body></text:note>. Componenta principală este interpretorul de comenzi. Acesta are forma unei biblioteci partajate (<text:span text:style-name="T1">shared library</text:span>) şi înglobează toată funcţionalitatea necesară operării cu un switch:</text:p>
      <text:list text:style-name="L9">
        <text:list-item>
          <text:p text:style-name="P41">Shell‑ul<text:span text:style-name="T2"> </text:span><text:span text:style-name="T7"></text:span><text:span text:style-name="T2"> reprezintă interfaţa în linia de comandă şi se bazează pe biblioteca </text:span>readline<text:span text:style-name="T2">. Are facilităţi avansate, cum ar fi completarea automată a comenzilor, istoria comenzilor şi funcţii help încorporate.</text:span></text:p>
        </text:list-item>
        <text:list-item>
          <text:p text:style-name="P41">Parser‑ul<text:span text:style-name="T2"> </text:span><text:span text:style-name="T7"></text:span><text:span text:style-name="T2"> realizează validarea şi interpretarea comenzilor introduse de către utilizator. Funcţionează în strânsă legătură cu shell‑ul, pentru ca acesta să poată realiza completarea automată comenzilor şi funcţiile help.</text:span></text:p>
        </text:list-item>
        <text:list-item>
          <text:p text:style-name="P42"><text:span text:style-name="T1">Executorul de comenzi</text:span> <text:span text:style-name="T10"></text:span> reprezintă componenta cea mai vastă a bibliotecii, care execută efectiv comenzile utilizatorului. Executorul de comenzi este în esenţă o colecţie foarte mare de funcţii care pregătesc şi rulează apeluri ioctl() către componenta IOCTL a modulului de kernel.</text:p>
        </text:list-item>
      </text:list>
      <text:p text:style-name="P9">După cum am afirmat deja, interpretorul de comenzi este de fapt o bibliotecă partajată, prin urmare nu este direct invocabil de către utilizator. Există însă mai multe interfeţe pentru el, sub forma unor fişiere executabile care realizează câteva funcţii suplimentare înainte de a pasa controlul către rutina principală a interpretorului de comenzi. În continuare voi prezenta pe scurt toate aceste interfeţe:</text:p>
      <text:list text:style-name="L10">
        <text:list-item>
          <text:p text:style-name="P43">swcon<text:span text:style-name="T2"> </text:span><text:span text:style-name="T7"></text:span><text:span text:style-name="T2"> este o interfaţă concepută pentru accesul de pe o consolă, cum ar fi portul serial al sistemului sau chiar o consolă virtuală pentru cazul în care sistemul dedicat LISA are placă video şi tastatură. Această interfaţă a fost proiectată sub forma unui program de tip login, special pentru a putea fi invocată de către </text:span>init<text:span text:style-name="T2"> prin intermediul unui program de tip </text:span>getty<text:span text:style-name="T2">. Particularitatea interfeţei o constituie invocarea interpretorului de comenzi direct în nivelul minim de privilegii, fără a face în prealabil o autentificare.</text:span></text:p>
        </text:list-item>
        <text:list-item>
          <text:p text:style-name="P44"><text:span text:style-name="T1">swlogin</text:span> <text:span text:style-name="T10"></text:span> este o interfaţă proiectată tot sub forma unui program de tip login şi destinată invocării de către demonul <text:span text:style-name="T1">in.telnetd</text:span><text:span text:style-name="T11"><text:note text:id="ftn40" text:note-class="footnote"><text:note-citation>40</text:note-citation><text:note-body><text:p text:style-name="Footnote">Demonul in.telnetd (inclus în majoritatea distribuţiilor de Linux) este folosit pentru implementarea protocolului telnet. Demonul asigură crearea unui terminal virtual (un pty <text:span text:style-name="T10"></text:span> pentru mai multe detalii vezi <text:bibliography-mark text:identifier="Lawyer01" text:bibliography-type="manual" text:author="Lawyer, David S." text:title="Text-Terminal-Howto" text:url="http://www.tldp.org/HOWTO/Text-Terminal-HOWTO.html">[Lawyer01]</text:bibliography-mark>), controlul terminalului virtual şi interpretarea secvenţelor escape specifice protocolului telnet.</text:p></text:note-body></text:note></text:span>. Particularitatea acestei interfeţe o reprezintă autentificarea completă (inclusiv verificarea parolei de acces pentru nivelul minim de privilegii) înainte de a pasa controlul către rutina principală a interpretorului de comenzi.</text:p>
        </text:list-item>
        <text:list-item>
          <text:p text:style-name="P44"><text:span text:style-name="T1">swcli</text:span> <text:span text:style-name="T10"></text:span> reprezintă cea mai simplă interfaţă pentru interpretorul de comenzi. Controlul este pasat direct către acesta şi se porneşte din nivelul maxim de privilegii. Interfaţa este destinată invocării dintr‑un shell Linux standard şi a fost concepută pentru sistemele nededicate şi pentru testare şi depanare. Menţionez că această interfaţă nu implică riscuri de securitate din moment ce interpretorul de comenzi are oricum nevoie de privilegii de root pentru a putea funcţiona.</text:p>
        </text:list-item>
      </text:list>
      <text:h text:style-name="Heading_20_1" text:outline-level="1">Implementare</text:h>
      <text:p text:style-name="Text_20_body">Trebuie să menţionez încă de la început că în Linux exista deja suport pentru comutare de pachete (modulul <text:span text:style-name="T1">bridge</text:span><text:span text:style-name="T2">) şi suport pentru marcarea 802.1q a pachetelor (modulul </text:span><text:span text:style-name="T1">8021q</text:span><text:span text:style-name="T2">). Folosind funcţionalitatea oferită de cele două module am reuşit să testez cu succes în condiţii de laborator toată funcţionalitatea pe care am descris‑o în partea teoretică a lucrării: comutare de pachete, porturi în trunchi şi chiar rutare între VLAN‑uri. Mai multe detalii se pot găsi în </text:span><text:span text:style-name="T2"><text:sequence-ref text:reference-format="category-and-value" text:ref-name="refAnexa3">Anexa D</text:sequence-ref></text:span><text:span text:style-name="T2">.</text:span></text:p>
      <text:p text:style-name="P9">Deşi posibilă, implementarea funcţionalităţii unui switch de nivel 3 cu modulele standard din Linux este greoaie şi ineficientă. În aceste condiţii, implementarea suportului de VLAN‑uri şi a rutării inter‑VLAN în LISA este pe deplin justificată prin proiectarea unitară a întregului cod, simplitate şi eficienţă.</text:p>
      <text:p text:style-name="P9">Principalele dezavantaje pe care le are soluţia bridge + 8021q sunt următoarele:</text:p>
      <text:list text:style-name="L11">
        <text:list-item>
          <text:p text:style-name="P45">La porturile în trunchi este necesară crearea unui net_device virtual pentru fiecare VLAN.</text:p>
        </text:list-item>
        <text:list-item>
          <text:p text:style-name="P45">Este necesară crearea unui bridge separat pentru fiecare VLAN.</text:p>
        </text:list-item>
        <text:list-item>
          <text:p text:style-name="P45">Pentru a realiza comutare de pachete între două porturi în trunchi pentru <text:span text:style-name="T1">n</text:span><text:span text:style-name="T12"> VLAN‑uri, sunt necesare 3</text:span><text:span text:style-name="T13">n</text:span><text:span text:style-name="T12"> net_device‑uri (</text:span><text:span text:style-name="T13">n</text:span><text:span text:style-name="T12"> net_device‑uri virtuale 8021q pentru fiecare dintre cele 2 porturi şi </text:span><text:span text:style-name="T13">n</text:span><text:span text:style-name="T12"> net_device‑uri virtuale pentru fiecare bridge).</text:span></text:p>
        </text:list-item>
        <text:list-item>
          <text:p text:style-name="P46">Pentru comutarea la nivel 2 a pachetelor între două porturi în trunchi se face o eliminare a marcajului 802.1q, apoi o adăugare a acestuia, deşi cele două operaţii nu sunt necesare din moment ce pachetele circulă marcate pe ambele porturi.</text:p>
        </text:list-item>
        <text:list-item>
          <text:p text:style-name="P46">La traficul de tip broadcast/multicast care implică şi porturi în trunchi se fac mai multe modificări (adăugări sau eliminări) de marcaj 802.1q, deşi pachetele rezultate sunt identice. O dată cu acestea are loc copierea întregului pachet, din moment ce modificarea de marcaj presupune copierea datelor asociate sk_buff‑ului în condiţiile în care acesta are mai multe clone.</text:p>
        </text:list-item>
        <text:list-item>
          <text:p text:style-name="P46">Modulul bridge nu suportă adrese MAC statice.</text:p>
        </text:list-item>
        <text:list-item>
          <text:p text:style-name="P46">Modulul bridge nu suportă în mod explicit multicast (traficul de tip multicast este tratat implicit ca trafic de broadcast din moment ce nu sunt suportate adrese MAC statice iar adresele MAC de multicast nu pot fi niciodată "învăţate" pentru că nu sunt folosite ca adrese sursă).</text:p>
        </text:list-item>
      </text:list>
      <text:p text:style-name="P47">Algoritmii folosiţi de către LISA elimină toate aceste neajunsuri. Scopul proiectului a fost de a realiza o implementare cât mai eficientă folosind pe cât posibil ceea ce există deja în Linux şi oferind în acelaşi timp un mod de configurare facil şi cât mai asemănător cu Cisco IOS.</text:p>
      <text:p text:style-name="P47">După cum reiese şi din secţiunea care descrie arhitectura LISA, am folosit din componenta de reţea a Linux tot ceea ce rămâne nemodificat în contextul VLAN‑urilor, al porturilor în trunchi şi al comutării multistrat:</text:p>
      <text:list text:style-name="L12">
        <text:list-item>
          <text:p text:style-name="P48">Driver‑ele adaptoarelor de reţea, pentru accesarea generalizată şi independentă de dispozitiv a funcţiilor de recepţie şi trimitere de cadre. Interfaţarea cu acestea se face prin intermediul unui <text:span text:style-name="T1">hook</text:span> în rutina de tratare a cadrelor primite în cazul recepţionării şi prin intermediul cozilor de trimitere (generice) ale unui net_device în cazul trimiterii.</text:p>
        </text:list-item>
        <text:list-item>
          <text:p text:style-name="P49"><text:span text:style-name="T12">Stiva TCP/IP</text:span>, pentru a implementa comunicaţia cu maşina şi rutarea. Interfaţarea cu stiva TCP/IP se face prin intermediul unor net_device‑uri virtuale. Spre deosebire de soluţia bridge + 8021q, în LISA este suficient un singur net_device pentru fiecare VLAN, iar acesta este necesar doar în cazul în care se doreşte rutarea în/din VLAN‑ul respectiv.</text:p>
        </text:list-item>
        <text:list-item>
          <text:p text:style-name="P50"><text:span text:style-name="T2">Abstractizarea sk_buff a pachetelor şi</text:span> funcţionalitatea oferită de aceasta (clonare, copiere, realocare, contorizarea referinţelor la zona de date ale pachetului etc.).</text:p>
        </text:list-item>
      </text:list>
      <text:h text:style-name="Heading_20_2" text:outline-level="2">Modurile de acces al porturilor la VLAN‑uri</text:h>
      <text:p text:style-name="Text_20_body">În LISA prin <text:span text:style-name="T1">port</text:span> se înţelege în principiu o interfaţă fizică de reţea. Intern, porturile sunt reprezentate prin structuri de date (numite <text:span text:style-name="T1">net_switch_port</text:span><text:span text:style-name="T2">)</text:span>. Pe lângă un pointer spre structura de tip net_device care reprezintă interfaţa fizică, structura net_switch_port conţine o serie de date de configuraţie şi stare specifice funcţionalităţii de comutare. Prezint în continuare această structură, păstrând doar câmpurile cele mai importante.</text:p>
      <text:p text:style-name="Code"><text:span text:style-name="T14">struc</text:span><text:span text:style-name="T15">t</text:span> net_switch_port {</text:p>
      <text:p text:style-name="Code"><text:s text:c="4"/><text:span text:style-name="T14">struct</text:span> net_device *dev;</text:p>
      <text:p text:style-name="Code"><text:s text:c="4"/><text:span text:style-name="T14">unsigned int</text:span> flags;</text:p>
      <text:p text:style-name="Code"><text:s text:c="4"/><text:span text:style-name="T14">int</text:span> vlan;</text:p>
      <text:p text:style-name="Code"><text:s text:c="4"/><text:span text:style-name="T14">unsigned char</text:span> *forbidden_vlans;</text:p>
      <text:p text:style-name="Code"><text:s text:c="4"/>...</text:p>
      <text:p text:style-name="Code">};</text:p>
      <text:p text:style-name="Text_20_body">Spre deosebire de majoritatea switch‑urilor, care privesc asocierea port‑VLAN din perspectiva VLAN‑urilor (adică asocierea se face atunci când se configurează VLAN‑urile şi unui VLAN i se asociază porturi), LISA se bazează pe abordarea din Cisco IOS. Prin urmare, asocierea se face din perspectiva porturilor şi unui port îi sunt asociate unul sau mai multe VLAN‑uri.</text:p>
      <text:p text:style-name="Text_20_body">LISA distinge două moduri de funcţionare a unui port:</text:p>
      <text:list text:style-name="L13">
        <text:list-item>
          <text:p text:style-name="P51">Modul <text:span text:style-name="T1">acces</text:span><text:span text:style-name="T2"> (</text:span><text:span text:style-name="T1">access mode</text:span><text:span text:style-name="T2">).</text:span> Portul primeşte şi trimite doar pachete fără marcaj. Se configurează aşa‑numitul "VLAN de acces". Toate pachetele primite de către port se consideră că aparţin VLAN‑ului de acces (şi implicit adresele MAC sunt învăţate pe acest VLAN) şi portul este implicat în procesul de comutare atunci când este primit un pachet pe VLAN‑ul de acces prin alt port.</text:p>
        </text:list-item>
        <text:list-item>
          <text:p text:style-name="P51">Modul <text:span text:style-name="T1">trunchi</text:span> (<text:span text:style-name="T1">trunk mode</text:span>). Portul primeşte şi trimite doar pachete cu marcaj 802.1q. Se configurează o listă de "VLAN‑uri permise" (implicit toate VLAN‑urile sunt permise). Pachetele primite pe un VLAN care nu se află în listă sunt ignorate. Portul este implicat în procesul de comutare pentru toate pachetele primite pe unul dintre VLAN‑urile din listă.</text:p>
        </text:list-item>
      </text:list>
      <text:p text:style-name="Text_20_body">Modul în care este configurat un port este determinat de un bit al câmpului <text:span text:style-name="T1">flags</text:span> al structurii net_switch_port. Bitul setat indică funcţionarea în mod trunchi. Constanta simbolică (masca de biţi) care identifică bitul respectiv se numeşte SW_PFL_TRUNK.</text:p>
      <text:h text:style-name="Heading_20_2" text:outline-level="2">Baza de date de VLAN‑uri. Asignarea porturilor la VLAN‑uri</text:h>
      <text:p text:style-name="Text_20_body">Dintre cele 4094 de VLAN‑uri utilizabile (conform 802.1q), în general, se folosesc destul de puţine în cadrul aceleiaşi reţele. În plus, pentru administratorul de reţea ar fi util să poată asigna câte un nume (cât mai semnificativ) fiecărui VLAN pe care îl foloseşte, pentru o identificare cât mai uşoară.</text:p>
      <text:p text:style-name="Text_20_body">O bază de date de VLAN‑uri, în principiu, conţine lista VLAN‑urilor utilizate şi opţiunile de configurare specifice fiecărui VLAN, cum ar fi numele acestuia, intervalul de învechire a adreselor MAC învăţate (acolo unde este suportat) etc.</text:p>
      <text:p text:style-name="Text_20_body">În plus faţă de acestea, LISA păstrează tot în baza de date de VLAN‑uri (pe care în continuare, pentru simplitate, o voi denumi pe scurt <text:span text:style-name="T1">VDB</text:span><text:span text:style-name="T2"><text:note text:id="ftn41" text:note-class="footnote"><text:note-citation>41</text:note-citation><text:note-body><text:p text:style-name="Footnote">Prescurtarea vine de la denumirea în limba engleză, respectiv VLAN DataBase.</text:p></text:note-body></text:note></text:span>) lista porturilor care au acces la fiecare VLAN (fie că sunt configurate în mod acces sau trunchi). Deşi această informaţie este redundantă (din moment ce apare oricum în configuraţia specifică fiecărui port) este extrem de utilă în cazul traficului de tip broadcast, după cum voi arăta în continuare. În plus, în LISA nu are loc niciodată comutare de pachete pe un VLAN care nu există în VDB. Cu alte cuvinte, dacă există două porturi configurate în trunchi şi ambele conţin de exemplu VLAN‑ul 10 în lista de VLAN‑uri permise, pachetele sosite pe unul dintre cele două porturi prin VLAN‑ul 10 nu sunt comutate spre celălalt fără ca VLAN‑ul 10 să existe în VDB.</text:p>
      <text:p text:style-name="Text_20_body"><draw:frame draw:style-name="fr3" draw:name="Frame9" text:anchor-type="paragraph" svg:width="4.8681in" draw:z-index="8"><draw:text-box fo:min-height="2.2043in"><text:p text:style-name="P14"><draw:frame draw:style-name="fr4" draw:name="Graphic9" text:anchor-type="paragraph" svg:width="4.5571in" style:rel-width="100%" svg:height="2.0902in" style:rel-height="scale" draw:z-index="9"><draw:image xlink:href="Pictures/2000047C0000645300002E071DC6C054.svm" xlink:type="simple" xlink:show="embed" xlink:actuate="onLoad"/></draw:frame>Figura <text:sequence text:ref-name="refFigura6" text:name="Figura" text:formula="ooow:Figura+1" style:num-format="1">7</text:sequence> <text:span text:style-name="T10"></text:span> Arhitectura VDB</text:p></draw:text-box></draw:frame>Arhitectura VDB a fost astfel concepută încât să optimizeze cât mai mult operaţiile critice în timp. Profitând de faptul că nu există decât 4096 numere de VLAN, am sacrificat 16KB de memorie în favoarea performanţei. După cum se poate vedea şi în <text:sequence-ref text:reference-format="category-and-value" text:ref-name="refFigura6">Figura 7</text:sequence-ref>, scheletul VDB îl reprezintă un vector de pointeri. Acesta permite localizarea unui VLAN (sau testul existenţei acestuia în VDB) în O(1). VLAN‑urilor care nu există le corespunde un pointer NULL în acest vector.</text:p>
      <text:p text:style-name="Text_20_body">Structurile corespunzătoare fiecărui VLAN (de tip net_switch_vdb_entry) sunt alocate dinamic la adăugarea unui nou VLAN în VDB şi, respectiv, eliberate la ştergerea unui VLAN. Fiecare astfel de structură conţine (pe lângă descrierea VLAN‑ului) două capete de liste: cea a porturilor în mod acces şi cea a porturilor în mod trunchi care aparţin VLAN‑ului respectiv. Aceste liste sunt esenţiale pentru optimizarea broadcast‑ului, după cum voi arăta în secţiunile următoare.</text:p>
      <text:p text:style-name="Text_20_body">Cele două liste conţin structuri de tip net_switch_vdb_link, care la rândul lor conţin pointeri spre structurile corespunzătoare porturilor. Este de reţinut că structurile care descriu porturile nu pot fi înlănţuite direct pentru că acelaşi port poate fi înlănţuit în listele corespunzătoare mai multor VLAN‑uri. Prin urmare, în structura net_switch_port ar fi fost nevoie de câte un list_head pentru fiecare VLAN din care face parte portul. Numărul acestor VLAN‑uri nu poate fi cunoscut dinainte (este dinamic) şi folosirea unui vector cu câte un list_head pentru toate cele 4096 VLAN‑uri posibile nu se justifică.</text:p>
      <text:p text:style-name="Text_20_body">Operaţiile asupra VDB sunt realizate doar în context proces, prin intermediul unui apel ioctl() pe un socket. Cum apelurile ioctl() pe socket sunt mutual exclusive (chiar din rutina kernel de tratare a apelurilor ioctl() pentru un socket), nu apar probleme de sincronizare între procese. Totuşi, la ştergerea unui VLAN, pot să apară probleme de sincronizare între procesul care îl şterge şi mecanismul de comutare de pachete (care rulează în context softirq). Mai multe detalii voi prezenta în secţiunea dedicată sincronizărilor.</text:p>
      <text:h text:style-name="Heading_20_2" text:outline-level="2">Interfeţele virtuale</text:h>
      <text:p text:style-name="Text_20_body">Aşa cum am arătat şi în secţiunea teoretică, modul cel mai simplu de a implementa comutarea de pachete la nivel 3 (rutarea între VLAN‑uri) este de a folosi câte o interfaţă virtuală pentru fiecare VLAN. Astfel se poate face o separare logică între procesul de comutare la nivel 2 şi procesul de rutare.</text:p>
      <text:p text:style-name="Text_20_body">Linux dispune deja de o stivă TCP/IP şi de facilităţi foarte avansate de rutare, cum ar fi filtrarea pachetelor şi rutarea după sursă (<text:span text:style-name="T1">source routing</text:span><text:span text:style-name="T2"> sau </text:span><text:span text:style-name="T1">policy routing</text:span><text:span text:style-name="T2">). Pentru ca LISA să poată profita din plin de aceste facilităţi, este necesară o interfaţare cu procesul de comutare de pachete (la nivel 2). Aceasta se realizează prin intermediul unei interfeţe virtuale, pe care o voi denumi pe scurt </text:span><text:span text:style-name="T1">VIF</text:span><text:span text:style-name="T2"><text:note text:id="ftn42" text:note-class="footnote"><text:note-citation>42</text:note-citation><text:note-body><text:p text:style-name="Footnote">Prescurtarea vine de la <text:span text:style-name="T1">Virtual InterFace</text:span>.</text:p></text:note-body></text:note></text:span><text:span text:style-name="T2">. Din punctul de vedere al stivei TCP/IP şi al procesului de rutare, o VIF este un net_device de tip ethernet, întocmai ca o interfaţă de reţea fizică. Acesteia i se pot asigna adrese de reţea, iar stiva TCP/IP împreună cu toate facilităţile oferite pot fi folosite în mod natural, fără a fi necesară vreo modificare în codul sursă sau vreo configurare specială. Din punctul de vedere al procesului de comutare la nivel 2, o VIF este un port, asemănător porturilor fizice.</text:span></text:p>
      <text:p text:style-name="P9">Mecanismul de funcţionare este extrem de simplu: atunci când procesul de comutare la nivel 2 <text:span text:style-name="T1">trimite</text:span> un pachet pe portul virtual, net_device‑ul virtual <text:span text:style-name="T1">primeşte</text:span> pachetul; atunci când se <text:span text:style-name="T1">trimite</text:span> un pachet spre net_device (când politica de coadă extrage pachetul din coadă şi apelează rutina de trimitere "hardware"), pachetul este injectat în procesul de comutare, invocându‑se algoritmul corespunzător ca şi când pachetul ar fi fost <text:span text:style-name="T1">primit</text:span> prin portul virtual asociat VIF.</text:p>
      <text:p text:style-name="P9">Se impune o singură observaţie cu privire la ceea ce am afirmat: adresele MAC ale VIF sunt recunoscute automat de către codul de comutare (fără căutare în tabela de comutare) la primirea unui cadru destinat unei VIF şi nu sunt învăţate (nu sunt adăugate în tabela de comutare) la trimiterea unui cadru de către o VIF. Aceasta este o optimizare care scuteşte trimiterea primului cadru destinat VIF către toate porturile în vederea învăţării adresei MAC (vezi şi <text:sequence-ref text:reference-format="category-and-value" text:ref-name="ref0"/> pentru mai multe detalii).</text:p>
      <text:p text:style-name="P9">Mecanismul descris profită din plin de avantajele oferite de abstractizarea sk_buff. Recepţia unui cadru pe VIF se face extrem de simplu, fără nici un fel de simulare a întreruperilor hardware. Atunci când un sk_buff trebuie trimis către un port virtual, codul de comutare la nivel 2 pur şi simplu se incrementează contoarele de recepţie şi se apelează funcţia netif_receive_skb()<text:note text:id="ftn43" text:note-class="footnote"><text:note-citation>43</text:note-citation><text:note-body><text:p text:style-name="Footnote">Desigur, pointerul către net_device‑ul prin care a venit sk_buff‑ul este actualizat corespunzător înainte de apel (astfel încât să indice spre net_device‑ul asociat VIF).</text:p></text:note-body></text:note>, întocmai cum se întâmplă în driverul unei interfeţe de reţea fizice atunci când hardware‑ul a primit un cadru complet pe care l‑a depus în memoria centrală. Această abordare este justificată având în vedere următoarele:</text:p>
      <text:list text:style-name="L14">
        <text:list-item>
          <text:p text:style-name="P52">Funcţia netif_receive_skb() este reentrantă: singurul mecanism de sincronizare pe care îl foloseşte este RCU, sub forma rcu_read_lock(). Se ştie că un al doilea apel rcu_read_lock() (fără ca primul să fi fost deblocat) nu are nici un efect.</text:p>
        </text:list-item>
        <text:list-item>
          <text:p text:style-name="P52">Dacă nu ar fi existat codul de comutare, iar adresa (adresele) de reţea de pe VIF ar fi fost asignate direct interfeţei fizice, procesarea pachetului ar fi avut loc tot în contextul apelului netif_receive_skb() iniţiat din driverul interfeţei fizice. Prin urmare, apelul ar fi avut durată comparabilă.</text:p>
        </text:list-item>
        <text:list-item>
          <text:p text:style-name="P52">Un net_device care corespunde unei VIF nu poate fi adăugat niciodată ca port în switch. Hook‑ul din netif_receive_skb() apelează codul de comutare de pachete doar dacă net_device‑ul prin care a sosit pachetul este un port în switch. Prin urmare, nu există riscul reinvocării codului de comutare şi intrării într‑o buclă infinită.</text:p>
        </text:list-item>
      </text:list>
      <text:p text:style-name="P9">Stiva de apeluri în cazul recepţiei de pachete pe VIF are următoarea structură:</text:p>
      <table:table table:name="Table2" table:style-name="Table2">
        <table:table-column table:style-name="Table2.A"/>
        <table:table-column table:style-name="Table2.B"/>
        <table:table-row>
          <table:table-cell table:style-name="Table2.A1" office:value-type="string">
            <text:p text:style-name="Table_20_Heading">Funcţie</text:p>
          </table:table-cell>
          <table:table-cell table:style-name="Table2.B1" office:value-type="string">
            <text:p text:style-name="Table_20_Heading">Descriere</text:p>
          </table:table-cell>
        </table:table-row>
        <table:table-row>
          <table:table-cell table:style-name="Table2.A2" office:value-type="string">
            <text:p text:style-name="P35">netif_receive_skb()</text:p>
          </table:table-cell>
          <table:table-cell table:style-name="Table2.B2" office:value-type="string">
            <text:p text:style-name="P35">Rutina Linux de procesare a cadrelor primite.</text:p>
          </table:table-cell>
        </table:table-row>
        <table:table-row>
          <table:table-cell table:style-name="Table2.A2" office:value-type="string">
            <text:p text:style-name="P35">sw_vif_rx()</text:p>
          </table:table-cell>
          <table:table-cell table:style-name="Table2.B2" office:value-type="string">
            <text:p text:style-name="P35">Rutina LISA de procesare a cadrelor primite pe o VIF.</text:p>
          </table:table-cell>
        </table:table-row>
        <table:table-row>
          <table:table-cell table:style-name="Table2.A2" office:value-type="string">
            <text:p text:style-name="P35">sw_vif_forward()</text:p>
          </table:table-cell>
          <table:table-cell table:style-name="Table2.B2" office:value-type="string">
            <text:p text:style-name="P35">Rutina LISA de comutare a unui cadru spre o VIF.</text:p>
          </table:table-cell>
        </table:table-row>
        <table:table-row>
          <table:table-cell table:style-name="Table2.A2" office:value-type="string">
            <text:p text:style-name="P35"><text:span text:style-name="T16">sw_forward</text:span>()</text:p>
          </table:table-cell>
          <table:table-cell table:style-name="Table2.B2" office:value-type="string">
            <text:p text:style-name="P35">Rutina LISA de comutare a cadrelor.</text:p>
          </table:table-cell>
        </table:table-row>
        <table:table-row>
          <table:table-cell table:style-name="Table2.A2" office:value-type="string">
            <text:p text:style-name="P35">sw_handle_frame()</text:p>
          </table:table-cell>
          <table:table-cell table:style-name="Table2.B2" office:value-type="string">
            <text:p text:style-name="P35">Rutina LISA de procesare a cadrelor primite.</text:p>
          </table:table-cell>
        </table:table-row>
        <table:table-row>
          <table:table-cell table:style-name="Table2.A2" office:value-type="string">
            <text:p text:style-name="P35">netif_receive_skb()</text:p>
          </table:table-cell>
          <table:table-cell table:style-name="Table2.B2" office:value-type="string">
            <text:p text:style-name="P35">Rutina Linux de procesare a cadrelor primite.</text:p>
          </table:table-cell>
        </table:table-row>
        <table:table-row>
          <table:table-cell table:style-name="Table2.A2" office:value-type="string">
            <text:p text:style-name="P35">driver.poll()<text:note text:id="ftn44" text:note-class="footnote"><text:note-citation>44</text:note-citation><text:note-body><text:p text:style-name="Footnote">Este vorba de metoda poll() a driverului pentru interfaţa fizică prin care soseşte cadrul. În cazul în care driverul foloseşte Softnet, este vorba de metoda poll() corespunzătoare dispozitivului backlog.</text:p></text:note-body></text:note></text:p>
          </table:table-cell>
          <table:table-cell table:style-name="Table2.B2" office:value-type="string">
            <text:p text:style-name="P35">Metoda poll() a driverului.</text:p>
          </table:table-cell>
        </table:table-row>
      </table:table>
      <text:p text:style-name="P9"/>
      <text:p text:style-name="P9">Trimiterea unui pachet printr‑o VIF este implementată la fel de simplu. Metoda hard_start_xmit() a driver‑ului VIF actualizează contoarele de trimitere şi apelează rutina de comutare de pachete (la nivel 2). Această abordare este justificată având în vedere următoarele:</text:p>
      <text:list text:style-name="L15">
        <text:list-item>
          <text:p text:style-name="P53">Codul de comutare la nivel 2 nu foloseşte pentru sincronizare decât RCU, sub forma rcu_read_lock(). Se ştie că un al doilea apel rcu_read_lock() (fără ca primul să fi fost deblocat) nu are nici un efect.</text:p>
        </text:list-item>
        <text:list-item>
          <text:p text:style-name="P53">Apelul codului de comutare are loc tot în context softirq, ca şi în cazul recepţiei de cadre. Este drept că diferă softirq‑ul (NET_TX_SOFTIRQ, spre deosebire de NET_RX_SOFTIRQ folosit pentru recepţie), dar acest lucru nu ridică probleme.</text:p>
        </text:list-item>
        <text:list-item>
          <text:p text:style-name="P53">Dacă nu ar fi existat codul de comutare şi cadrul ar fi fost trimis direct către un dispozitiv fizic, apelul făcut de coada de pachete Linux ar fi presupus depunerea cadrului în coada proprie a driverului. Pentru VIF, apelul presupune apelarea codului de comutare şi redepunerea cadrului în coada de pachete Linux<text:note text:id="ftn45" text:note-class="footnote"><text:note-citation>45</text:note-citation><text:note-body><text:p text:style-name="Footnote">Fireşte, redepunerea în coadă are loc după modificarea net_device‑ului destinaţie. Acesta este cel corespunzător interfeţei fizice asociate portului prin care va ieşi cadrul.</text:p></text:note-body></text:note>. Prin urmare, durata apelului este comparabilă în cele două cazuri, astfel că implementarea VIF nu aduce penalizări de performanţă.</text:p>
        </text:list-item>
        <text:list-item>
          <text:p text:style-name="P53">Comutarea la nivel 2 se face întotdeauna în interiorul VLAN‑ului, într‑un VLAN nu poate exista decât cel mult un port virtual (corespunzător unei VIF), iar un cadru nu este niciodată comutat înapoi spre portul pe care a sosit. Prin urmare, nu există riscul reinvocării codului de comutare şi intrării într‑o buclă infinită.</text:p>
        </text:list-item>
      </text:list>
      <text:p text:style-name="P9">Stiva de apeluri în cazul trimiterii de pachete pe VIF are următoarea structură:</text:p>
      <table:table table:name="Table3" table:style-name="Table3">
        <table:table-column table:style-name="Table3.A"/>
        <table:table-column table:style-name="Table3.B"/>
        <table:table-header-rows>
          <table:table-row>
            <table:table-cell table:style-name="Table3.A1" office:value-type="string">
              <text:p text:style-name="Table_20_Heading">Funcţie</text:p>
            </table:table-cell>
            <table:table-cell table:style-name="Table3.B1" office:value-type="string">
              <text:p text:style-name="Table_20_Heading">Descriere</text:p>
            </table:table-cell>
          </table:table-row>
        </table:table-header-rows>
        <table:table-row>
          <table:table-cell table:style-name="Table3.A2" office:value-type="string">
            <text:p text:style-name="P35">dev_queue_xmit()</text:p>
          </table:table-cell>
          <table:table-cell table:style-name="Table3.B2" office:value-type="string">
            <text:p text:style-name="P35">Rutina Linux pentru adăugarea unui pachet în coada de trimitere.</text:p>
          </table:table-cell>
        </table:table-row>
        <table:table-row>
          <table:table-cell table:style-name="Table3.A2" office:value-type="string">
            <text:p text:style-name="P35">sw_skb_xmit()</text:p>
          </table:table-cell>
          <table:table-cell table:style-name="Table3.B2" office:value-type="string">
            <text:p text:style-name="P35">Rutina LISA inline de trimitere efectivă a unui cadru pe un port.</text:p>
          </table:table-cell>
        </table:table-row>
        <table:table-row>
          <table:table-cell table:style-name="Table3.A2" office:value-type="string">
            <text:p text:style-name="P35">__sw_forward()</text:p>
          </table:table-cell>
          <table:table-cell table:style-name="Table3.B2" office:value-type="string">
            <text:p text:style-name="P35">Rutina LISA de trimitere a cadrelor unicast<text:note text:id="ftn46" text:note-class="footnote"><text:note-citation>46</text:note-citation><text:note-body><text:p text:style-name="Footnote">Spre deosebire de sw_forward(), această rutină este apelată atunci când adresa MAC destinaţie a fost găsită în tabela de comutare şi cadrul va fi cu siguranţă trimis spre un singur port.</text:p></text:note-body></text:note>.</text:p>
          </table:table-cell>
        </table:table-row>
        <table:table-row>
          <table:table-cell table:style-name="Table3.A2" office:value-type="string">
            <text:p text:style-name="P35"><text:span text:style-name="T16">sw_forward</text:span>()</text:p>
          </table:table-cell>
          <table:table-cell table:style-name="Table3.B2" office:value-type="string">
            <text:p text:style-name="P35">Rutina LISA de comutare a cadrelor.</text:p>
          </table:table-cell>
        </table:table-row>
        <table:table-row>
          <table:table-cell table:style-name="Table3.A2" office:value-type="string">
            <text:p text:style-name="P35">driver.hard_start_xmit()</text:p>
          </table:table-cell>
          <table:table-cell table:style-name="Table3.B2" office:value-type="string">
            <text:p text:style-name="P35">Rutina VIF de trimitere "fizică" a unui cadru.</text:p>
          </table:table-cell>
        </table:table-row>
        <table:table-row>
          <table:table-cell table:style-name="Table3.A2" office:value-type="string">
            <text:p text:style-name="P35">qdisc_restart()</text:p>
          </table:table-cell>
          <table:table-cell table:style-name="Table3.B2" office:value-type="string">
            <text:p text:style-name="P35">Rutina Linux pentru repornirea unei cozi de trimitere.</text:p>
          </table:table-cell>
        </table:table-row>
        <table:table-row>
          <table:table-cell table:style-name="Table3.A2" office:value-type="string">
            <text:p text:style-name="P35">qdisc_run()</text:p>
          </table:table-cell>
          <table:table-cell table:style-name="Table3.B2" office:value-type="string">
            <text:p text:style-name="P35">Rutina Linux (inline) pentru rularea unei cozi de trimitere.</text:p>
          </table:table-cell>
        </table:table-row>
        <table:table-row>
          <table:table-cell table:style-name="Table3.A2" office:value-type="string">
            <text:p text:style-name="P35">net_tx_action()</text:p>
          </table:table-cell>
          <table:table-cell table:style-name="Table3.B2" office:value-type="string">
            <text:p text:style-name="P35">Rutina Linux de tratare softirq pentru trimitere pachete.</text:p>
          </table:table-cell>
        </table:table-row>
      </table:table>
      <text:h text:style-name="Heading_20_2" text:outline-level="2">Încapsularea 802.1q</text:h>
      <text:p text:style-name="Text_20_body">Aşa cum am arătat în secţiunea teoretică, încapsularea 802.1q presupune adăugarea sau eliminarea unui marcaj în antetul de nivel 2 al pachetului. Înainte de a putea trece efectiv la descrierea modalităţii prin care se realizează adăugarea şi eliminarea marcajului, sunt necesare câteva precizări cu privire la socket buffers (sk_buff).</text:p>
      <text:p text:style-name="P9">Având în vedere că antetul de nivel 2 se găseşte în zona de date utile asociată sk_buff, implementarea standardului 802.1q presupune modificarea conţinutului pachetului. Zona de date utile poate fi partajată între mai multe structuri sk_buff. În aceste condiţii modificarea conţinutului pachetului (care presupune <text:span text:style-name="T1">mutarea</text:span> de date în memorie) ar face ca celelalte structuri sk_buff să "vadă" date alterate la adresele indicate de pointerii lor. De altfel, regulile care asigură utilizarea corectă a sk_buff interzic modificarea în orice fel a zonei de date atunci când aceasta este partajată între mai multe structuri sk_buff.</text:p>
      <text:p text:style-name="P9">Codul care realizează efectiv adăugarea sau eliminarea marcajului presupune că toate verificările au fost deja efectuate şi modificarea pachetului se poate face în siguranţă. Într‑adevăr, aceste verificări (şi acţiunile necesare în cazul în care rezultatul este negativ) au loc anterior, în codul de comutare a pachetelor. Mai multe detalii se pot găsi într‑o subsecţiune ulterioară, care prezintă optimizările pentru broadcast.</text:p>
      <text:p text:style-name="P9">Privind <text:sequence-ref text:reference-format="category-and-value" text:ref-name="ref0"/>, se poate observa că atât adăugarea cât şi eliminarea marcajului 802.1q se pot face cu uşurinţă prin mutare de date în memorie. Cum antetul pachetului este în general mult mai mic faţă de date, este mai eficientă deplasarea datelor dinaintea marcajului, respectiv adresele MAC sursă şi destinaţie.</text:p>
      <text:p text:style-name="P9">La adăugarea marcajului cei 12 bytes corespunzători adreselor sunt deplasaţi cu 4 <text:span text:style-name="T1">înapoi</text:span>, lăsând astfel 4 bytes liberi între adresa sursă şi câmpul "tip/lungime". Cei 4 bytes sunt completaţi ulterior cu marcajul 802.1q. Mutarea datelor se face cu un simplu apel memmove(). Adresa antetului de nivel 2 (câmpul mac.raw din sk_buff) este actualizată explicit, apoi este folosit apelul skb_push pentru a actualiza corespunzător restul câmpurilor (şi a marca astfel micşorarea zonei headroom).</text:p>
      <text:p text:style-name="P9">La eliminarea marcajului cei 12 bytes corespunzători adreselor sunt deplasaţi cu 4 <text:span text:style-name="T1">înainte</text:span>, suprascriind astfel cei 4 bytes ai marcajului 802.1q. Mutarea datelor se face cu un simplu apel memmove(). Adresa antetului de nivel 2 (câmpul mac.raw din sk_buff) este actualizată explicit, apoi este folosit apelul skb_pull pentru a actualiza corespunzător restul câmpurilor (şi a marca astfel mărirea zonei headroom).</text:p>
      <text:p text:style-name="P9">Un caz particular îl reprezintă cadrele generate chiar de sistemul pe care rulează LISA, atunci când acestea trebuie comutate către un port configurat în trunchi. Cum porturile virtuale corespunzătoare VIF sunt întotdeauna configurate în mod acces, cadrele generate nu vor avea marcaj 802.1q, iar acesta va trebui adăugat în vederea comutării spre un port în trunchi.</text:p>
      <text:p text:style-name="P9">Testele pe care le‑am efectuat au arătat că stiva TCP/IP Linux lasă minimum de headroom necesar atunci când generează cadre, respectiv 14 bytes<text:note text:id="ftn47" text:note-class="footnote"><text:note-citation>47</text:note-citation><text:note-body><text:p text:style-name="Footnote">Cei 14 bytes sunt distribuiţi astfel: 6 bytes pentru MAC destinaţie, 6 bytes pentru MAC sursă, 2 bytes pentru câmpul <text:span text:style-name="T1">tip/lungime</text:span>.</text:p></text:note-body></text:note> adică spaţiul necesar adăugării antetului Ethernet. Funcţiile de alocare specifice sk_buff fac aliniere la dimensiunea cuvântului maşină. Pe platformele x86 pe care am testat, cuvântul este de 32 biţi, prin urmare headroom‑ul după aliniere este de 16 bytes. Dintre aceştia, 14 sunt folosiţi pentru antetul Ethernet, rămânând liberi doar 2. Prin urmare, în headroom nu este spaţiu suficient pentru adăugarea marcajului 802.1q.</text:p>
      <text:p text:style-name="Text_20_body">Codul de adăugare a marcajului 802.1q face o verificare suplimentară pentru a asigura o comportare corectă în situaţia în care headroom‑ul nu este suficient de mare. În această situaţie, sk_buff este modificat în vederea măririi headroom‑ului folosind apelul pskb_expand_head(). Acesta lasă nemodificată adresa <text:span text:style-name="T1">structurii</text:span><text:span text:style-name="T2"> sk_buff, în schimb realocă </text:span><text:span text:style-name="T1">zona de date utile</text:span><text:span text:style-name="T2"> şi actualizează corespunzător câmpurile din structura sk_buff (pointerii spre adrese din interiorul datelor utile). Trebuie precizat că </text:span><text:span text:style-name="T1">realocarea</text:span><text:span text:style-name="T2"> zonei de date utile se face în siguranţă, din moment ce structura sk_buff primită de rutina de adăugare a marcajului 802.1q era oricum exclusivă în vederea </text:span><text:span text:style-name="T1">modificării conţinutului</text:span><text:span text:style-name="T2"> zonei de date utile.</text:span></text:p>
      <text:p text:style-name="P9">Este de asemenea de reţinut că problema headroom‑ului insuficient apare doar în cazul cadrelor <text:span text:style-name="T1">generate</text:span> de maşina care rulează LISA, nu şi în cazul cadrelor <text:span text:style-name="T1">rutate</text:span> (subliniez că rutarea inter‑VLAN presupune trecerea cadrului prin două VIF, una corespunzătoare VLAN‑ului sursă şi cealaltă corespunzătoare VLAN‑ului destinaţie). Din fericire, driverele interfeţelor fizice asigură headroom suficient, iar sk_buff nu este modificat (nu este realocat) în timpul trecerii prin diversele straturi ale stivei de reţea. Prin urmare, rutarea inter‑VLAN se poate face fără realocări şi copieri de date şi astfel nu apar probleme de performanţă.</text:p>
      <text:p text:style-name="P9">În vederea optimizării, codul care asigură exclusivitatea structurii sk_buff, înainte de a o pasa spre rutina de adăugare a marcajului 802.1q, măreşte headroom‑ul cu 4 bytes în cazul în care este necesară o copiere a zonei de date utile. Practic sunt sacrificaţi 4 bytes de memorie pentru a asigura ca headroom‑ul să fie suficient dacă s‑ar adăuga ulterior un marcaj 802.1q şi nu se face o <text:span text:style-name="T1">a doua copiere</text:span> în rutina de adăugare a marcajului. Mai multe detalii se pot găsi într‑o subsecţiune ulterioară, care descrie optimizările pentru broadcast.</text:p>
      <text:h text:style-name="Heading_20_2" text:outline-level="2">Algoritmul de comutare la nivel 2</text:h>
      <text:p text:style-name="Text_20_body">Am introdus această subsecţiune pentru că implementarea VLAN‑urilor presupune modificări ale algoritmului clasic de comutare la nivel 2. În esenţă, este vorba despre verificări suplimentare, dar scopul meu este de a face o prezentare sumară a întregului algoritm, insistând pe aspectele specifice comutării în contextul VLAN‑urilor.</text:p>
      <text:p text:style-name="Text_20_body">Modificările cele mai importante apar la tabela de comutare şi la codul pentru tratarea broadcast‑urilor. Tabela de comutare trebuie să conţină în plus VLAN‑ul pe care a fost învăţată fiecare adresă MAC. Căutarea în tabelă se face de asemenea ţinând cont de VLAN. Aceeaşi adresă MAC nu poate fi învăţată pe două porturi diferite, dar acest lucru este valabil doar în cadrul aceluiaşi VLAN (nu există nici o restricţie în cazul în care VLAN‑ul diferă).</text:p>
      <text:p text:style-name="Text_20_body">Codul de comutare la nivel 2 este distribuit în câteva rutine, împărţind astfel din punct de vedere logic funcţionalitatea procesului de comutare. Voi descrie succint cele mai importante dintre aceste rutine.</text:p>
      <text:p text:style-name="Text_20_body">Funcţia sw_handle_frame() reprezintă punctul de intrare în LISA şi este apelată de hook‑ul din rutina Linux de tratare a cadrelor primite. Funcţia face câteva verificări, apoi pasează controlul către sw_forward(). Sunt parcurşi următorii paşi:</text:p>
      <text:list text:style-name="L16">
        <text:list-item>
          <text:p text:style-name="P54">Se verifică existenţa în VDB a VLAN‑ului prin care a venit cadrul.</text:p>
        </text:list-item>
        <text:list-item>
          <text:p text:style-name="P54">Se verifică faptul că modul de configurare a portului de intrare (acces sau trunchi) coincide cu tipul cadrului (fără sau cu marcaj 802.1q)<text:note text:id="ftn48" text:note-class="footnote"><text:note-citation>48</text:note-citation><text:note-body><text:p text:style-name="Footnote">Deşi în implementarea actuală din LISA condiţia este strictă, în practică există posibilitatea primirii de cadre fără marcaj 802.1q pe porturi configurate în trunchi. Se consideră că aceste cadre fac parte dintr‑un VLAN implicit, care se configurează global sau pentru fiecare port în parte. Versiuni ulterioare de LISA ar putea să implementeze această facilitate şi, implicit, toate opţiunile de configurare necesare.</text:p></text:note-body></text:note>.</text:p>
        </text:list-item>
        <text:list-item>
          <text:p text:style-name="P54">Pentru porturile în trunchi se verifică dacă VLAN‑ul specificat în marcajul 802.1q este permis pe portul respectiv.</text:p>
        </text:list-item>
        <text:list-item>
          <text:p text:style-name="P54">Se verifică adresa MAC sursă. Aceasta nu trebuie să fie nulă (toţi biţii 0) sau broadcast (toţi biţii 1)<text:note text:id="ftn49" text:note-class="footnote"><text:note-citation>49</text:note-citation><text:note-body><text:p text:style-name="Footnote">Verificarea este extrem de importantă pentru cazul broadcast. Algoritmul de comutare LISA nu tratează special cazurile cadrelor cu adresă <text:span text:style-name="T1">destinaţie</text:span> broadcast, ci se bazează pe faptul că un cadru a cărui adresă sursă nu se găseşte în tabela de comutare este oricum trimis pe toate porturile şi că adresa de broadcast nu va apărea niciodată în tabela de comutare. Cum adresa <text:span text:style-name="T1">sursă</text:span><text:span text:style-name="T2"> a cadrelor este cea învăţată, este important ca aceasta să nu fie broadcast pentru a asigura funcţionarea corectă.</text:span></text:p></text:note-body></text:note>.</text:p>
        </text:list-item>
        <text:list-item>
          <text:p text:style-name="P54">Este învăţată adresa sursă a cadrului, folosind fdb_learn().</text:p>
        </text:list-item>
      </text:list>
      <text:p text:style-name="Text_20_body">Funcţia sw_forward() reprezintă logica procesului de comutare. Acţiunile care trebuie întreprinse în diverse cazuri sunt implementate în funcţii separate. Funcţia parcurge următorii paşi (fiecare punct reprezintă o ramură a algoritmului şi presupune un caz de terminare a execuţiei):</text:p>
      <text:list text:style-name="L17">
        <text:list-item>
          <text:p text:style-name="P55">Dacă adresa MAC destinaţie este de tip multicast, se apelează __sw_multicast(). În cazul în care pachetul nu a fost comutat pe nici un port, se apelează __sw_flood().</text:p>
        </text:list-item>
        <text:list-item>
          <text:p text:style-name="P55">Adresa MAC destinaţie este căutată în tabela de comutare folosind fdb_lookup(). Dacă este găsită, pachetul este comutat spre portul specificat în tabela de comutare, nu înainte însă de a verifica dacă sunt îndeplinite următoarele condiţii:</text:p>
          <text:list>
            <text:list-item>
              <text:p text:style-name="P55">Portul de ieşire este diferit de cel de intrare.</text:p>
            </text:list-item>
            <text:list-item>
              <text:p text:style-name="P55">Dacă portul de ieşire este în mod acces, VLAN‑ul cadrului coincide cu cel în care este configurat portul.</text:p>
            </text:list-item>
            <text:list-item>
              <text:p text:style-name="P55">Dacă portul de ieşire este în mod trunchi, VLAN‑ul cadrului se găseşte printre VLAN‑urile permise pe portul de ieşire.</text:p>
            </text:list-item>
          </text:list>
        </text:list-item>
        <text:list-item>
          <text:p text:style-name="P55">Cadrul este trimis spre toate porturile din VLAN‑ul din care face parte.</text:p>
        </text:list-item>
      </text:list>
      <text:p text:style-name="Text_20_body">Funcţia __sw_flood() este folosită pentru a trimite un cadru către toate porturile dintr‑un VLAN. O optimizare evidentă este folosirea listelor de porturi din VDB (despre care am vorbit în subsecţinuea dedicată VDB). Astfel nu sunt necesare căutări sau testări pentru a determina porturile de ieşire. O altă problemă este cea a efectuării unui număr minim de clonări/copieri de sk_buff în vederea asigurării unei copii exclusive atunci când este necesară modificarea datelor utile. Optimizările implementate în acest sens sunt descrise pe larg în subsecţinuea următoare.</text:p>
      <text:p text:style-name="Text_20_body">Funcţia __sw_multicast() este folosită pentru a trimite un cadru către toate porturile care au asociată o adresă MAC multicast în tabela de comutare<text:note text:id="ftn50" text:note-class="footnote"><text:note-citation>50</text:note-citation><text:note-body><text:p text:style-name="Footnote">Reamintesc faptul că adresele MAC multicast nu sunt niciodată învăţate (învăţarea se face după adresele sursă ale cadrelor, iar o adresă MAC multicast nu ar trebui să apară niciodată ca adresă sursă), ci sunt adăugate static în tabela de comutare. Există însă protocoale (cum ar fi IGMP) prin care o staţie poate informa routerele că doreşte să primească traficul destinat unui anumit grup multicast. Un switch inteligent poate limita traficul de multicast doar la porturile corespunzătoare prin interpretarea cadrelor IGMP şi adăugarea automată de adrese MAC multicast statice în tabela de comutare. O astfel de funcţionalitate este denumită <text:span text:style-name="T1">IGMP Snooping</text:span><text:span text:style-name="T2">. Momentan LISA nu implementează IGMP Snooping. Mai multe detalii pot fi găsite în </text:span><text:span text:style-name="T2"><text:bibliography-mark text:identifier="Cisco02" text:bibliography-type="manual" text:author="Cisco Systems" text:publisher="Cisco" text:title="Multicast in a Campus Network: CGMP and IGMP Snooping" text:year="2005" text:url="http://www.cisco.com/warp/public/473/22.html">[Cisco02]</text:bibliography-mark></text:span><text:span text:style-name="T2">.</text:span></text:p></text:note-body></text:note>. Algoritmul este foarte asemănător cu cel din __sw_flood(). Diferenţa principală o constituie modul în care este obţinută lista porturilor de ieşire. Dacă în cazul __sw_flood() lista exista în formă explicită în VDB, aici este necesară o parcurgere şi o filtrare. Eficienţa algoritmului se bazează pe faptul că tabela de comutare este organizată sub forma unei tabele de dispersie (hash) după adresa MAC şi că astfel toate înregistrările care conţin o anumită adresă MAC se găsesc în acelaşi bucket. Prin urmare, este suficientă parcurgerea listei de înregistrări corespunzătoare unui singur bucket. Mai mult, puterea de dispersie a funcţiei de hash asigură că în bucket‑ul în care se face căutarea nu există prea multe înregistrări irelevante (în cazul uzual, în care nu există coliziuni de distribuţie şi aceeaşi adresă MAC multicast nu apare în mai multe VLAN‑uri, în bucket‑ul în care se face căutarea există <text:span text:style-name="T1">doar</text:span><text:span text:style-name="T2"> înregistrări relevante).</text:span></text:p>
      <text:p text:style-name="P9">Pentru a asigura funcţionarea corectă, în funcţia __sw_multicast() sunt necesare verificări suplimentare faţă de __sw_flood() atunci când este parcursă lista. Aceste verificări reprezintă criteriile de filtrare despre care vorbeam. Ordinea testelor a fost aleasă cu atenţie, astfel încât algoritmul să fie cât mai eficient în cazul în care în bucket există şi înregistrări irelevante. Lista testelor (în ordinea în care se efectuează) este următoarea:</text:p>
      <text:list text:style-name="L18">
        <text:list-item>
          <text:p text:style-name="P56">VLAN‑ul înregistrării coincide cu al cadrului;</text:p>
        </text:list-item>
        <text:list-item>
          <text:p text:style-name="P56">portul din înregistrare nu este acelaşi cu portul de intrare;</text:p>
        </text:list-item>
        <text:list-item>
          <text:p text:style-name="P56">adresa MAC din înregistrare coincide cu adresa destinaţie a cadrului;</text:p>
        </text:list-item>
        <text:list-item>
          <text:p text:style-name="P56">dacă portul din înregistrare este configurat în mod acces, VLAN‑ul cadrului coincide cu cel în care este configurat portul;</text:p>
        </text:list-item>
        <text:list-item>
          <text:p text:style-name="P56">dacă portul din înregistrare este configurat în mod trunchi, VLAN‑ul cadrului se găseşte printre VLAN‑urile permise ale portului.</text:p>
        </text:list-item>
      </text:list>
      <text:p text:style-name="Text_20_body">Funcţia fdb_lookup() realizează căutarea unei înregistrări după adresa MAC în tabela de comutare. Am arătat deja că tabela de comutare este un hash; fdb_lookup() nu face altceva decât să aplice funcţia de dispersie şi să caute liniar înregistrarea în bucket‑ul obţinut.</text:p>
      <text:p text:style-name="Text_20_body">Funcţia fdb_learn() implementează învăţarea adreselor MAC (adăugarea dinamică în tabela de comutare). Modificarea tabelei de comutare ridică probleme de sincronizare atât cu procesul de comutare cât şi cu interfaţa cu spaţiul utilizator. Acestea sunt descrise pe larg în subsecţinuea dedicată sincronizărilor, iar aici mă voi limita la a descrie logica învăţării de adrese.</text:p>
      <text:p text:style-name="Text_20_body">Fiecare înregistrare dinamică are asociate timpul ultimei actualizări şi un cronometru. La adăugarea înregistrărilor cronometrul este iniţializat la intervalul de învechire a adreselor MAC<text:note text:id="ftn51" text:note-class="footnote"><text:note-citation>51</text:note-citation><text:note-body><text:p text:style-name="Footnote">Acest interval este o opţiune configurabilă global sau la nivel de VLAN. Momentan LISA implementează doar configurarea globală a opţiunii.</text:p></text:note-body></text:note>, iar la expirarea cronometrului înregistrarea este automat ştearsă din tabela de comutare.</text:p>
      <text:p text:style-name="Text_20_body">Funcţia fdb_learn() este apelată la fiecare cadru primit. În majoritatea cazurilor înregistrarea există deja. În aceste condiţii, înregistrarea este doar adusă la zi: timpul ultimei actualizări este setat la timpul curent<text:note text:id="ftn52" text:note-class="footnote"><text:note-citation>52</text:note-citation><text:note-body><text:p text:style-name="Footnote">Cronometrul nu este resetat la intervalul de învechire. În schimb, la expirarea cronometrului, acesta verifică dacă de la ultima actualizare a înregistrării a trecut un interval mai mare decât cel de învechire înainte de a şterge înregistrarea. În cazul în care timpul care a trecut este mai mic, cronometrul se rearmează singur, calculând timpul rămas până la învechirea (expirarea) înregistrării.</text:p></text:note-body></text:note>.</text:p>
      <text:p text:style-name="Text_20_body">Există două cazuri speciale, care reprezintă excepţii la ceea ce am descris până acum:</text:p>
      <text:list text:style-name="L19">
        <text:list-item>
          <text:p text:style-name="P57">Există deja o înregistrare statică având aceeaşi adresă şi acelaşi VLAN. În acest caz algoritmul se termină imediat, fără a face modificări în tabela de comutare.</text:p>
        </text:list-item>
        <text:list-item>
          <text:p text:style-name="P57">Există deja o înregistrare dinamică având aceeaşi adresă şi acelaşi VLAN, dar un port diferit. Această situaţie poate fi replicată destul de uşor în practică, de exemplu dacă o staţie este mutată fizic dintr‑un port în altul. În acest caz, pe lângă actualizările descrise anterior, este modificat şi portul din înregistrare. Motivul este foarte simplu: în condiţii normale, pachetele generate de aceeaşi staţie nu pot sosi în switch prin porturi diferite (excepţiile au fost deja discutate în secţiunea teoretică).</text:p>
        </text:list-item>
      </text:list>
      <text:h text:style-name="Heading_20_2" text:outline-level="2">Optimizări pentru broadcast şi multicast</text:h>
      <text:p text:style-name="Text_20_body">În cazul transmiterii aceluiaşi cadru către mai multe porturi (fie că este vorba de broadcast sau multicast) apar probleme de performanţă legate de marcajul 802.1q şi de faptul că acesta presupune modificarea pachetului, care la rândul ei, presupune existenţa unei copii exclusive.</text:p>
      <text:p text:style-name="Text_20_body">Chiar în cazul în care pachetul nu este modificat, este necesară <text:span text:style-name="T1">clonarea</text:span> sk_buff pentru fiecare port prin care este trimis. Aceasta pentru că, o dată adăugat în coada dispozitivului hardware, sk_buff va fi eliberat după trimitere. Clonarea presupune doar copierea structurii sk_buff şi partajarea zonei de date utile între cele două clone. În cazul în care nu s‑ar face clonarea, ar apărea o cursă critică: după ce primul dispozitiv termină de trimis, pachetul este eliberat şi atât zona de memorie asociată structurii sk_buff cât şi cea asociată datelor utile ar putea fi refolosite până când celelalte dispozitive ajung să trimită efectiv cadrele.</text:p>
      <text:p text:style-name="Text_20_body">Asigurarea unei copii exclusive în vederea implementării standardului 802.1q şi chiar modificarea pachetului (adăugarea sau ştergerea marcajului) sunt operaţii foarte mari consumatoare de timp şi cu impact puternic asupra performanţei. Prin urmare, algoritmii folosiţi trebuie să asigure ca aceste operaţii să fie efectuate doar dacă este nevoie şi ca, în acest caz, să nu fie efectuate de mai multe ori. Într‑adevăr, o dată ce un pachet a fost modificat (de exemplu prin adăugare de marcaj), el poate fi trimis către toate porturile în mod trunchi realizând ulterior doar clonări.</text:p>
      <text:p text:style-name="Text_20_body">Rezultă că una dintre cele mai importante condiţii pentru optimizare este ordonarea trimiterii pachetelor după modul de configurare a porturilor destinaţie (acces sau trunchi). Ordinea logică în care trebuie să decurgă trimiterea este următoarea:</text:p>
      <text:list text:style-name="L20">
        <text:list-item>
          <text:p text:style-name="P58">se trimite cadrul către toate porturile care au acelaşi mod de configurare ca şi portul de intrare;</text:p>
        </text:list-item>
        <text:list-item>
          <text:p text:style-name="P58">se modifică pachetul, prin adăugarea sau eliminarea marcajului 802.1q, după caz;</text:p>
        </text:list-item>
        <text:list-item>
          <text:p text:style-name="P58">se trimite cadrul către toate porturile care au mod de configurare opus celui al portului de intrare.</text:p>
        </text:list-item>
      </text:list>
      <text:p text:style-name="Text_20_body">În cazul broadcast este foarte utilă menţinerea în VDB a două liste separate pentru porturile configurate în mod acces şi în mod trunchi. Astfel, modelul descris mai sus poate fi aplicat foarte uşor, fără iteraţii inutile. Mai mult, ideea este aceeaşi indiferent că se face adăugare sau eliminare de marcaj. Diferă doar funcţia de modificare a pachetului (adăugare sau eliminare de marcaj) şi listele care sunt procesate înainte şi respectiv după modificare. În acest sens, cei trei paşi descrişi mai sus au fost abstractizaţi în funcţia sw_flood(). Aceasta verifică tipul portului de intrare şi apelează funcţia __sw_flood() (care implementează efectiv algoritmul) cu parametrii corespunzători (capetele celor două liste şi funcţia de modificare a pachetului sunt pasate ca pointeri).</text:p>
      <text:p text:style-name="Text_20_body">Algoritmul pentru multicast este extrem de asemănător (de fapt a fost elaborat prin adaptarea algoritmului deja implementat pentru broadcast). Diferenţa este că aici lista porturilor nu mai este explicit împărţită după modul de configurare (acces sau trunchi), aşa cum am arătat în subsecţiunea anterioară. Pentru a putea folosi acelaşi algoritm sunt necesare <text:span text:style-name="T1">două</text:span><text:span text:style-name="T2"> parcurgeri ale listei de înregistrări corespunzătoare bucket‑ului din tabela de comutare. Acest neajuns a fost parţial eliminat prin poziţionarea condiţiei de potrivire a modului de configurare a portului chiar la începutul listei criteriilor de filtrare.</text:span></text:p>
      <text:p text:style-name="P9">În rest implementarea pentru broadcast şi multicast este identică şi în continuare mă voi concentra asupra modului în care este abordată problema clonărilor şi copierilor în <text:s/>număr minim.</text:p>
      <text:p text:style-name="P9">O primă observaţie este aceea că atunci când un cadru trebuie trimis pe <text:span text:style-name="T1">n</text:span> porturi, sunt necesare doar <text:span text:style-name="T1">n</text:span> - 1 clonări. Într‑adevăr, funcţia sw_handle_frame() primeşte întotdeauna o structură sk_buff separată<text:note text:id="ftn53" text:note-class="footnote"><text:note-citation>53</text:note-citation><text:note-body><text:p text:style-name="Footnote">Este foarte important de reţinut că, deşi structura sk_buff este separată (are contorul de utilizare egal cu 1), zona de date utile ar putea fi partajată cu o altă structură sk_buff. Prin urmare, trebuie făcute verificări suplimentare în cazul modificării pachetului.</text:p></text:note-body></text:note>, pe care este obligată să o elibereze explicit în cazul în care nu va fi eliberată implicit (de exemplu prin depunerea ei în coada de trimitere a unui dispozitiv reţea). Prin urmare, dacă nu există decât un singur port de ieşire nu este necesară nici o clonare, iar structura sk_buff va fi eliberată implicit de către driverul dispozitivului de reţea după realizarea transmisiei. Dacă există două porturi de ieşire este necesară doar o singură clonare, pentru a evita apariţia unei curse critice (pe care am descris‑o mai sus) la trimiterea pe cel de‑al doilea port.</text:p>
      <text:p text:style-name="P9">Pentru că numărul de elemente din liste nu este cunoscut dinainte (mai ales în cazul multicast, unde se face filtrarea elementelor) şi pentru că o parcurgere suplimentară pentru numărare este extrem de ineficientă, am folosit o metodă pe care am numit‑o <text:span text:style-name="T1">post‑procesarea elementelor</text:span><text:span text:style-name="T1"><text:note text:id="ftn54" text:note-class="footnote"><text:note-citation>54</text:note-citation><text:note-body><text:p text:style-name="Footnote">Aceeaşi metodă este folosită şi de funcţia Linux de tratare a cadrelor primite, netif_receive_skb(), acolo unde pentru fiecare cadru se apelează funcţii de tratare (generice sau la nivelurile superioare ale stivei de reţea) al căror număr nu este cunoscut anterior. Similar codului LISA de comutare a pachetelor, aceste funcţii de tratare primesc o copie separată a structurii sk_buff, pe care sunt obligate să o elibereze (fie implicit fie explicit). Din păcate, codul respectiv este foarte sărac în comentarii şi am putut să‑l înţeleg în totalitate abia după ce eu însumi am ajuns la aceeaşi soluţie pentru a realiza doar <text:span text:style-name="T1">n</text:span><text:span text:style-name="T2"> - 1 copii ale structurii sk_buff.</text:span></text:p></text:note-body></text:note></text:span>. Această metodă constă în amânarea procesării unui element din listă până la întâlnirea unui nou element. Abia când este întâlnit un nou element în listă se realizează o clonă, elementul precedent este procesat, apoi i se atribuie adresa clonei. După terminarea parcurgerii este necesară o verificare suplimentară pentru a procesa ultimul element din listă în cazul în care aceasta nu a fost vidă.</text:p>
      <text:p text:style-name="P9">O descriere simplificată, în pseudocod, a metodei post‑procesării elementelor are următoarea structură:</text:p>
      <text:p text:style-name="P59"><text:span text:style-name="Comment">/* se consideră că în skb se găseşte copia</text:span></text:p>
      <text:p text:style-name="P59"><text:span text:style-name="Comment"><text:s text:c="3"/>separată pe care am primit-o la intrare</text:span></text:p>
      <text:p text:style-name="P59"><text:span text:style-name="Comment"><text:s/>*/</text:span></text:p>
      <text:p text:style-name="P59">prev = <text:span text:style-name="T17">NULL</text:span><text:span text:style-name="T18">;</text:span></text:p>
      <text:p text:style-name="Code"><text:span text:style-name="T19">foreach</text:span><text:span text:style-name="T2"> (elem </text:span><text:span text:style-name="T20"></text:span><text:span text:style-name="T2"> listă) {</text:span></text:p>
      <text:p text:style-name="P59"><text:s text:c="4"/><text:span text:style-name="Keyword">if</text:span> (prev != <text:span text:style-name="IntegerConstant">NULL</text:span>) {</text:p>
      <text:p text:style-name="P59"><text:s text:c="8"/>tmp = skb_clone(skb);</text:p>
      <text:p text:style-name="P59"><text:s text:c="8"/>procesează_şi_eliberează(skb, prev);</text:p>
      <text:p text:style-name="P59"><text:s text:c="8"/>skb = tmp;</text:p>
      <text:p text:style-name="P59"><text:s text:c="4"/>}</text:p>
      <text:p text:style-name="P59"><text:s text:c="4"/>prev = elem;</text:p>
      <text:p text:style-name="P59">}</text:p>
      <text:p text:style-name="P59"><text:span text:style-name="Keyword">if</text:span> (prev != <text:span text:style-name="IntegerConstant">NULL</text:span>) {</text:p>
      <text:p text:style-name="P59"><text:s text:c="4"/>procesează_şi_eliberează(skb, prev);</text:p>
      <text:p text:style-name="P59">} <text:span text:style-name="Keyword">else</text:span> {</text:p>
      <text:p text:style-name="P59"><text:s text:c="4"/>dev_kfree_skb(skb); <text:span text:style-name="Comment">/* eliberare explicită */</text:span></text:p>
      <text:p text:style-name="P59">}</text:p>
      <text:p text:style-name="Text_20_body">Din păcate, lucrurile sunt mai complicate în contextul modificării pachetelor. Copierea datelor utile este necesară doar dacă în prima listă există cel puţin un element sau dacă zona de date este partajată<text:note text:id="ftn55" text:note-class="footnote"><text:note-citation>55</text:note-citation><text:note-body><text:p text:style-name="Footnote">Menţionez că în cazul în care nu există rutine de tratare de pachete generice (cazul uzual) şi, în plus, în prima listă nu există elemente (porturi), nu este necesară copierea datelor utile. Zona de date utile nu este partajată şi codul de comutare de pachete nu are nevoie de varianta nemodificată a pachetelor, prin urmare modificarea se poate realiza direct.</text:p></text:note-body></text:note>. O altă observaţie este aceea că o copiere a sk_buff asigură implicit şi o clonare, prin urmare după copiere nu este necesară o clonare suplimentară (prima clonare <text:span text:style-name="T1">după</text:span> copiere are loc abia dacă în a doua listă există mai mult de un element).</text:p>
      <text:p text:style-name="Text_20_body">În funcţie de numărul de elemente din fiecare listă, am identificat 9 cazuri de bază. Orice alt caz presupune iteraţii suplimentare la parcurgerea uneia dintre liste (sau la ambele) şi nu prezintă interes. Menţionez că algoritmul pe care l‑am elaborat se comportă corect în toate aceste cazuri şi, în plus, asigură numărul minim de clonări şi/sau copieri. Tabelul următor prezintă cele 9 cazuri şi numărul clonărilor şi copierilor. Primele două coloane reprezintă numărul de elemente din prima, respectiv a doua listă.</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header-rows>
          <table:table-row>
            <table:table-cell table:style-name="Table4.A1" office:value-type="string">
              <text:p text:style-name="Table_20_Heading">N<text:span text:style-name="T21">1</text:span></text:p>
            </table:table-cell>
            <table:table-cell table:style-name="Table4.A1" office:value-type="string">
              <text:p text:style-name="Table_20_Heading">N<text:span text:style-name="T21">2</text:span></text:p>
            </table:table-cell>
            <table:table-cell table:style-name="Table4.C1" office:value-type="string">
              <text:p text:style-name="Table_20_Heading">Clonări înaintea modificării</text:p>
            </table:table-cell>
            <table:table-cell table:style-name="Table4.C1" office:value-type="string">
              <text:p text:style-name="Table_20_Heading">Copiere</text:p>
            </table:table-cell>
            <table:table-cell table:style-name="Table4.C1" office:value-type="string">
              <text:p text:style-name="Table_20_Heading">Modificarea pachetului</text:p>
            </table:table-cell>
            <table:table-cell table:style-name="Table4.F1" office:value-type="string">
              <text:p text:style-name="Table_20_Heading">Clonări după modificare</text:p>
            </table:table-cell>
          </table:table-row>
        </table:table-header-rows>
        <table:table-row>
          <table:table-cell table:style-name="Table4.A2" office:value-type="float" office:value="0">
            <text:p text:style-name="P30">0</text:p>
          </table:table-cell>
          <table:table-cell table:style-name="Table4.A2" office:value-type="float" office:value="0">
            <text:p text:style-name="P30">0</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2" office:value-type="float" office:value="1">
            <text:p text:style-name="P30">1</text:p>
          </table:table-cell>
          <table:table-cell table:style-name="Table4.A2" office:value-type="float" office:value="0">
            <text:p text:style-name="P30">0</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4" office:value-type="string">
            <text:p text:style-name="P30"><text:span text:style-name="T22"></text:span> 2</text:p>
          </table:table-cell>
          <table:table-cell table:style-name="Table4.A2" office:value-type="float" office:value="0">
            <text:p text:style-name="P30">0</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2" office:value-type="float" office:value="0">
            <text:p text:style-name="P30">0</text:p>
          </table:table-cell>
          <table:table-cell table:style-name="Table4.A2" office:value-type="float" office:value="1">
            <text:p text:style-name="P30">1</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2" office:value-type="float" office:value="1">
            <text:p text:style-name="P30">1</text:p>
          </table:table-cell>
          <table:table-cell table:style-name="Table4.A2" office:value-type="float" office:value="1">
            <text:p text:style-name="P30">1</text:p>
          </table:table-cell>
          <table:table-cell table:style-name="Table4.C2" office:value-type="string">
            <text:p text:style-name="P60"></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4" office:value-type="string">
            <text:p text:style-name="P30"><text:span text:style-name="T22"></text:span> 2</text:p>
          </table:table-cell>
          <table:table-cell table:style-name="Table4.A2" office:value-type="float" office:value="1">
            <text:p text:style-name="P30">1</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2" office:value-type="float" office:value="0">
            <text:p text:style-name="P30">0</text:p>
          </table:table-cell>
          <table:table-cell table:style-name="Table4.A4" office:value-type="string">
            <text:p text:style-name="P30"><text:span text:style-name="T22"></text:span> 2</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row>
          <table:table-cell table:style-name="Table4.A2" office:value-type="float" office:value="1">
            <text:p text:style-name="P30">1</text:p>
          </table:table-cell>
          <table:table-cell table:style-name="Table4.A4" office:value-type="string">
            <text:p text:style-name="P30"><text:span text:style-name="T22"></text:span> 2</text:p>
          </table:table-cell>
          <table:table-cell table:style-name="Table4.C2" office:value-type="string">
            <text:p text:style-name="P60"></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row>
          <table:table-cell table:style-name="Table4.A4" office:value-type="string">
            <text:p text:style-name="P30"><text:span text:style-name="T22"></text:span> 2</text:p>
          </table:table-cell>
          <table:table-cell table:style-name="Table4.A4" office:value-type="string">
            <text:p text:style-name="P30"><text:span text:style-name="T22"></text:span> 2</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
      <text:p text:style-name="Text_20_body">Observaţii:</text:p>
      <text:list text:style-name="L21">
        <text:list-item>
          <text:p text:style-name="P64">În cazul <text:span text:style-name="T1">N</text:span><text:span text:style-name="T21">1</text:span> = <text:span text:style-name="T1">N</text:span><text:span text:style-name="T21">2</text:span> = 0, sk_buff este eliberat explicit la sfârşitul algoritmului (nu şi în cazul multicast, unde o structură sk_buff încă mai este necesară în vederea transmiterii pe toate porturile).</text:p>
        </text:list-item>
        <text:list-item>
          <text:p text:style-name="P64">În cazurile <text:span text:style-name="T1">N</text:span><text:span text:style-name="T21">1</text:span> = 0, <text:s/><text:span text:style-name="T1">N</text:span><text:span text:style-name="T21">2</text:span> = 1 şi <text:s/><text:span text:style-name="T1">N</text:span><text:span text:style-name="T21">1</text:span> = 0, <text:s/><text:span text:style-name="T1">N</text:span><text:span text:style-name="T21">2</text:span> <text:span text:style-name="T22"></text:span> 2 are loc totuşi copierea în situaţia în care datele utile ale pachetului sunt partajate. Acest lucru se întâmplă de obicei atunci când structura sk_buff a fost deja clonată înainte de a fi executat codul LISA de comutare a pachetelor<text:note text:id="ftn56" text:note-class="footnote"><text:note-citation>56</text:note-citation><text:note-body><text:p text:style-name="Footnote">Mai exact, atunci când se folosesc programe de captură a pachetelor pe dispozitivul fizic corespunzător portului de intrare (cum ar fi <text:span text:style-name="T1">tcpdump</text:span><text:span text:style-name="T2"> sau, mai general, tot ce foloseşte </text:span><text:span text:style-name="T1">libpcap</text:span><text:span text:style-name="T2">), se înregistrează în kernel o funcţie generică de tratare a pachetelor. Funcţiile generice de tratare sunt apelate de către rutina Linux de procesare a pachetelor primite, netif_receive_skb(), înainte să fie apelat hook‑ul LISA. Aşa cum am mai spus, funcţiile generice de tratare primesc o structură sk_buff separată (adică are loc o clonare) şi atunci zona de date devine partajată.</text:span></text:p></text:note-body></text:note>. Dacă nu s‑ar realiza copierea, ar putea să apară o cursă critică<text:note text:id="ftn57" text:note-class="footnote"><text:note-citation>57</text:note-citation><text:note-body><text:p text:style-name="Footnote">Procesarea pachetelor primite are loc în context softirq, care nu poate fi întrerupt decât de către o întrerupere hardware (în nici un caz de către scheduler pentru a comuta în context proces). În cazul unui program de captură a pachetelor, se realizează o clonă a sk_buff şi zona de date utile devine partajată. Procesarea conţinutului pachetului de către programul de captură va avea loc în context proces (mai exact în spaţiu utilizator) abia după terminarea executării rutinei de procesare a pachetelor primite (care rulează în context softirq). Între timp rulează codul LISA de comutare a pachetelor, care mută date în zona utilă a pachetului. Când ajunge să fie procesat pachetul de către programul de captură, la adresele indicate de propria structură sk_buff se vor "vedea" date alterate.</text:p></text:note-body></text:note>.</text:p>
        </text:list-item>
        <text:list-item>
          <text:p text:style-name="P64">În cazul în care are loc copierea, sunt sacrificaţi 4 bytes de memorie pentru a mări headroom‑ul. Cu preţul celor 4 bytes (care de multe ori nu vor fi utilizaţi) se asigură ca în cazul adăugării ulterioare a unui marcaj 802.1q să nu aibă loc o <text:span text:style-name="T1">a doua copiere</text:span> a datelor utile (vezi comentariile legate de adăugarea marcajului 802.1q din subsecţiunea dedicată implementării acestui standard).</text:p>
        </text:list-item>
      </text:list>
      <text:h text:style-name="Heading_20_2" text:outline-level="2">Sincronizări</text:h>
      <text:p text:style-name="Text_20_body">Deşi proiectat având în minte utilizarea pe sisteme integrate şi plăci specializate (care cel mai adesea sunt uniprocesor), codul LISA poate fi rulat fără probleme pe sisteme SMP. Toate problemele de sincronizare au fost tratate cu atenţie şi nici una dintre sincronizări nu se bazează pe existenţa unui singur procesor în sistem.</text:p>
      <text:p text:style-name="Text_20_body">Pe parcursul acestei subsecţiuni voi prezentare cele mai dificile probleme de sincronizare care au apărut la dezvoltarea proiectului, precum şi modul în care acestea au fost soluţionate.</text:p>
      <text:p text:style-name="Text_20_body">Majoritatea sincronizărilor prezentate se bazează pe RCU. O scurtă descriere a principiilor de sincronizare specifice RCU poate fi găsită chiar în această lucrare, în <text:sequence-ref text:reference-format="category-and-value" text:ref-name="refAnexa0">Anexa A</text:sequence-ref>.</text:p>
      <text:h text:style-name="Heading_20_3" text:outline-level="3">Sincronizarea VDB</text:h>
      <text:p text:style-name="Text_20_body">Structurile de date ale VDB sunt accesate atât de procesele utilizator prin intermediul apelurilor ioctl(), cât şi de procesul de comutare. Am explicat deja că procesul de comutare este optimizat pentru broadcast folosind câte două liste înlănţuite pentru fiecare VLAN: una a porturilor în mod acces şi alta a porturilor în mod trunchi care fac parte din VLAN‑ul respectiv. Porturile nu pot fi înlănţuite direct pentru că acelaşi port poate face parte din oricâte VLAN‑uri (dacă este configurat în trunchi) şi prin urmare trebuie înlănţuit în oricâte liste.</text:p>
      <text:p text:style-name="Text_20_body">Listele de porturi dintr‑un VLAN sunt sincronizate folosind variantele RCU ale macrourilor pentru manipularea listelor înlănţuite. Structurile net_switch_vdb_link (vezi <text:sequence-ref text:reference-format="category-and-value" text:ref-name="refFigura6">Figura 7</text:sequence-ref>) folosite pentru a rezolva înlănţuirea unui port în mai multe liste ridică însă probleme de sincronizare.</text:p>
      <text:p text:style-name="Text_20_body">Sincronizarea la adăugare este asigurată publicând structura net_switch_vdb_link nou creată (adăugând‑o în listă) abia după iniţializarea câmpului <text:span text:style-name="T1">port</text:span><text:span text:style-name="T2"> (pointer la structura corespunzătoare unui port) al acesteia. Un apel smp_wmb() este folosit înainte de publicare pentru a asigura consistenţa în cazul reordonării instrucţiunilor.</text:span></text:p>
      <text:p text:style-name="Text_20_body">La scoaterea unui port din VLAN lucrurile se complică puţin. Deşi listele sunt sincronizate, un proces ar putea dealoca structura net_switch_vdb_link imediat după ce codul de broadcast (rulând pe alt procesor<text:note text:id="ftn58" text:note-class="footnote"><text:note-citation>58</text:note-citation><text:note-body><text:p text:style-name="Footnote">Codul de broadcast rulează în zonă critică RCU. Prin urmare nu poate fi întrerupt pentru a planifica un proces utilizator, deci singurul caz posibil este ca acesta din urmă să ruleze pe un alt procesor.</text:p></text:note-body></text:note>) a extras din listă o referinţă către ea. Pentru a preveni această situaţie, codul de broadcast rulează în regiune critică RCU. La nivelul codului de scoatere a portului din VLAN (care rulează întotdeauna în context proces şi în afara unei regiuni critice) se scoate întâi structura din listă, apoi se aşteaptă (folosind apelul synchronize_kernel()) trecerea procesoarelor printr‑o perioadă de latenţă înainte de a dealoca structura. În acest fel se asigură că în eventualitatea în care codul de comutare a apucat să "vadă" structura în listă, acesta se termină înainte ca structura să fie efectiv dealocată.</text:p>
      <text:p text:style-name="Text_20_body">Adăugarea unui VLAN este doar un caz particular al adăugării unui port într‑un VLAN. Deşi pointerul la structura net_switch_vdb_entry nou creată este publicat în vectorul de VLAN‑uri <text:s/>înainte de a adăuga eventualele porturi, sincronizarea se face pentru fiecare adăugare de port în parte după modelul descris anterior<text:note text:id="ftn59" text:note-class="footnote"><text:note-citation>59</text:note-citation><text:note-body><text:p text:style-name="Footnote">Un port configurat în mod acces nu poate face parte dintr‑un VLAN care nu există în VDB. Totuşi, pentru porturile în mod trunchi se poate configura accesul la VLAN‑uri care nu există în VDB (pachetele nu vor fi însă comutate pe aceste VLAN‑uri). La crearea unui VLAN toate porturile în mod trunchi care aveau deja acces la el trebuie adăugate în lista de porturi din VDB pentru a asigura funcţionarea corectă a broadcast‑urilor.</text:p></text:note-body></text:note>.</text:p>
      <text:p text:style-name="Text_20_body">Ştergerea unui VLAN ridică o problemă în plus: trebuie şterse toate adresele MAC învăţate pe VLAN‑ul respectiv. Acestea nu pot fi şterse imediat, pentru că atât timp cât VLAN‑ul încă există în VDB, procesul de comutare poate învăţa MAC‑uri noi. Aici problema apare şi pe sistemele uniprocesor, deoarece codul de ştergere a VLAN‑ului (care rulează în context proces) ar putea fi întrerupt de un softirq care să ruleze codul de comutare.</text:p>
      <text:p text:style-name="Text_20_body">În realitate tot codul de comutare rulează într‑o regiune critică<text:note text:id="ftn60" text:note-class="footnote"><text:note-citation>60</text:note-citation><text:note-body><text:p text:style-name="Footnote">În cazul invocării codului chiar de către rutina de tratare Linux a pachetelor primite (şi nu de către trimiterea unui pachet pe o VIF), intrarea în regiunea critică RCU are loc chiar dinainte, în funcţia netif_receive_skb().</text:p></text:note-body></text:note>, nu numai cel de broadcast de care am vorbit puţin înainte. La ştergerea unui VLAN, acesta este întâi scos din vectorul de VLAN‑uri (fără a fi dealocat), apoi se aşteaptă trecerea procesoarelor prin starea de latenţă. Abia ulterior are loc "curăţarea" VLAN‑ului, care presupune ştergerea tuturor adreselor MAC asociate, scoaterea tuturor porturilor din VLAN şi în cele din urmă dealocarea structurii net_switch_vdb_entry. Trebuie menţionat că, o dată ce VLAN‑ul a fost scos din vector şi toate procesoarele au trecut prin starea de latenţă, eliberarea structurilor net_switch_vdb_link se poate face imediat (fără sincronizări) pentru că invocări ulterioare ale codului de comutare nu vor mai vedea VLAN‑ul (şi deci nu îi vor mai parcurge listele).</text:p>
      <text:h text:style-name="Heading_20_3" text:outline-level="3">Sincronizarea FDB</text:h>
      <text:p text:style-name="Text_20_body">Sincronizarea bazei de date de comutare este cea mai dificilă, pentru că aceasta este citită şi poate fi chiar modificată din trei contexte diferite:</text:p>
      <text:list text:style-name="L22">
        <text:list-item>
          <text:p text:style-name="P65">codul de comutare: pentru fiecare cadru primit are loc atât actualizarea (prin procesul de învăţare a adreselor MAC) cât şi interogarea bazei de date de comutare (pentru a stabili portul/porturile de ieşire).</text:p>
        </text:list-item>
        <text:list-item>
          <text:p text:style-name="P65">spaţiul utilizator: programele de configurare şi control pot şterge adrese MAC, pot adăuga adrese statice şi pot lista (eventual folosind o filtrare) conţinutul tabelei de comutare.</text:p>
        </text:list-item>
        <text:list-item>
          <text:p text:style-name="P65">expirarea cronometrelor: adresele MAC învăţate dinamic expiră (şi trebuie şterse) dacă nu au fost actualizate într‑un anumit interval (configurabil).</text:p>
        </text:list-item>
      </text:list>
      <text:p text:style-name="Text_20_body">Deşi toate cele trei contexte enumerate pot face modificări ale FDB, citirile sunt mult mai frecvente decât scrierile, astfel că principiile RCU de sincronizare sunt aplicabile. Totuşi, pentru că scrierea este posibilă din mai multe contexte, trebuie folosit şi un mecanism clasic de sincronizare. După o analiză atentă, soluţia a fost utilizarea unui spinlock la nivelul fiecărui bucket al tabelei de dispersie a FDB.</text:p>
      <text:p text:style-name="Text_20_body">Spaţiul utilizator şi expirarea cronometrelor nu sunt critice din punct de vedere al timpului, în sensul că scrierile acestora în FDB sunt ocazionale şi, chiar în situaţia în care ar trebui să aştepte pentru acapararea spinlock‑ului, nu apar probleme de performanţă. Problemele de performanţă ar putea să apară în schimb în cazul mai multor instanţe ale algoritmului de comutare care rulează în paralel pe procesoare diferite. Realizarea zăvorârii la nivelul unui bucket împreună cu puterea de dispersie a funcţiei hash asigură performanţe ridicate chiar şi în situaţia pe care am descris‑o: este probabil ca instanţe diferite ale algoritmului de comutare să aibă nevoie simultan să scrie în FDB, dar este foarte <text:span text:style-name="T1">puţin probabil</text:span> să aibă nevoie să modifice <text:span text:style-name="T1">acelaşi bucket</text:span><text:span text:style-name="T2"><text:note text:id="ftn61" text:note-class="footnote"><text:note-citation>61</text:note-citation><text:note-body><text:p text:style-name="Footnote">Analiza poate fi dusă chiar mai departe. Instanţe simultane ale algoritmului de comutare presupun procesarea simultană a mai multor pachete pe procesoare diferite. Pe sistemele SMP este folosită afinitatea interfeţelor de reţea la procesoare (toate pachetele sosite pe o interfaţă sunt prelucrate de acelaşi procesor). Prin urmare instanţele simultane ale algoritmului vor prelucra pachete venite pe porturi diferite. Având în vedere că în general pachete cu aceeaşi adresă MAC sursă nu pot sosi pe porturi diferite şi că scrierea în FDB se face după adresa MAC sursă, şansele ca două instanţe diferite ale algoritmului de comutare (care rulează simultan) să încerce să actualizeze înregistrări cu aceeaşi adresă MAC sunt extrem de mici. Dacă puterea de dispersie a funcţiei hash este mare, se va întâmpla foarte rar ca instanţele simultane ale algoritmului să încerce să facă modificări în acelaşi bucket şi deci să se aştepte între ele.</text:p></text:note-body></text:note></text:span>.</text:p>
      <text:p text:style-name="Text_20_body">Problema cea mai mare a învăţării de adrese o constituie trecerea din modul de citire în modul de scriere. Pentru că între scrieri şi citiri nu există efectiv o sincronizare (RCU nu este o sincronizare, este doar o modalitate de a asigura consistenţa datelor), tabela de comutare se poate modifica (din exterior) în timpul rulării algoritmului de comutare. Pentru decizia de comutare aceasta nu este o problemă<text:note text:id="ftn62" text:note-class="footnote"><text:note-citation>62</text:note-citation><text:note-body><text:p text:style-name="Footnote">Dacă algoritmul a apucat să "vadă" o înregistrare din FDB şi aceasta este imediat ştearsă, structura va fi încă disponibilă (datorită RCU) şi cadrul va fi comutat pe portul din înregistrare. Dacă algoritmul apucă să "vadă" că nu există o înregistrare şi aceasta este imediat adăugată cadrul va fi trimis pe toate porturile fără nici o problemă.</text:p></text:note-body></text:note>. Problemele apar însă în cazul învăţării adreselor. Regula este "dacă adresa MAC nu există, creează o înregistrare nouă". Cum scrierile şi citirile nu sunt sincronizate, între momentul în care s‑a constatat că adresa nu există şi momentul adăugării adresa ar putea fi adăugată din exterior<text:note text:id="ftn63" text:note-class="footnote"><text:note-citation>63</text:note-citation><text:note-body><text:p text:style-name="Footnote">Pe sistemele uniprocesor acest lucru nu se va întâmpla niciodată, pentru că nu rulează simultan mai multe instanţe ale algoritmului de comutare şi algoritmul de comutare nu poate fi întrerupt pentru execuţia codului în spaţiu utilizator (singurul care ar mai putea adăuga o adresă MAC). Aşa cum am arătat deja, pe sistemele SMP învăţarea aceluiaşi MAC în două instanţe simultane ale algoritmului de comutare este puţin probabilă (cu excepţia buclelor în topologie, când devine foarte probabilă deoarece cadrele sunt multiplicate şi copiile ajung aproape simultan). Totuşi este posibilă apariţia curselor critice între algoritmul de comutare şi contextul utilizator.</text:p></text:note-body></text:note>.</text:p>
      <text:p text:style-name="Text_20_body">Pentru a preîntâmpina problemele descrise, soluţia a fost utilizarea unui aşa‑numit <text:span text:style-name="T1">model tranzacţional</text:span><text:span text:style-name="T2">. Acesta presupune o verificare suplimentară înainte de a face efectiv adăugarea şi presupune mai mulţi paşi:</text:span></text:p>
      <text:list text:style-name="L23">
        <text:list-item>
          <text:p text:style-name="P66">verifică dacă adresa există deja; în caz că există, termină execuţia;</text:p>
        </text:list-item>
        <text:list-item>
          <text:p text:style-name="P66">adresa nu există; zăvorăşte pentru scriere bucket‑ul corespunzător;</text:p>
        </text:list-item>
        <text:list-item>
          <text:p text:style-name="P66">verifică dacă adresa există deja; în caz că există, eliberează zăvorul şi termină execuţia;</text:p>
        </text:list-item>
        <text:list-item>
          <text:p text:style-name="P66">adaugă înregistrarea;</text:p>
        </text:list-item>
        <text:list-item>
          <text:p text:style-name="P66">eliberează zăvorul.</text:p>
        </text:list-item>
      </text:list>
      <text:p text:style-name="P9">Acest model elimină problema sincronizării. Făcând o a doua verificare în interiorul regiunii critice spinlock, se asigură că aceeaşi înregistrare nu este adăugată de două ori. Realizarea unei a doua verificări nu ridică probleme de performanţă, deoarece în majoritatea cazurilor adresa există deja şi algoritmul se termină după prima verificare.</text:p>
      <text:p text:style-name="Text_20_body"><text:span text:style-name="T2">Modelul tranzacţional împreună cu sincronizarea RCU sunt folosite pentru toate cazurile de adăugare de înregistrări în tabela de comutare. Ştergerea înregistrărilor se face de asemenea după modelul tranzacţional, pentru a preîntâmpina situaţia în care o înregistrare este ştearsă din afară între momentul identificării ei şi momentul ştergerii efective</text:span><text:span text:style-name="T2"><text:note text:id="ftn64" text:note-class="footnote"><text:note-citation>64</text:note-citation><text:note-body><text:p text:style-name="Footnote">Este de fapt cazul ştergerii tuturor înregistrărilor corespunzătoare unui VLAN, pentru că la ştergerea unei singure înregistrări (din context utilizator) căutarea ei se poate face direct în regiune critică spinlock.</text:p></text:note-body></text:note></text:span><text:span text:style-name="T2">.</text:span></text:p>
      <text:p text:style-name="P9">O altă problemă de sincronizare legată de FDB este cea a listării din spaţiu utilizator a înregistrărilor. Tabela de comutare se poate modifica oricând, prin urmare este necesară parcurgerea acesteia într‑o regiune critică RCU. Pe de altă parte numărul rezultatelor la listare nu poate fi cunoscut dinainte (chiar dacă înregistrările ar fi numărate, acestea pot fi şterse sau se pot adăuga unele noi în timpul parcurgerii). Citirea dintr‑un dispozitiv caracter nu este o soluţie pentru că, în cazul în care bufferul în care se citeşte nu este suficient de mare se iese din mod kernel (şi implicit din regiunea critică RCU). La un apel ulterior al funcţiei read() nu se poate asigura consistenţa cu datele citite până atunci (nu este posibilă reluarea parcurgerii tabelei din acelaşi punct pentru că aceasta poate fi modificată între apelurile de citire). Citirea dintr‑un fişier special din /proc nu este o soluţie pentru că este limitată la dimensiunea unei pagini.</text:p>
      <text:p text:style-name="P9">Singura soluţie rămâne listarea prin intermediul unui apel ioctl(). Pentru a rezolva problema dimensiunii zonei de memorie în spaţiu utilizator se foloseşte tot un model tranzacţional. Se porneşte cu o dimensiune "rezonabilă" a bufferului şi se încearcă listarea tabelei de comutare. Codul în mod kernel rulează în regiune critică RCU (asigurând astfel consistenţa datelor) şi scrie în buffer până la epuizarea înregistrărilor sau până când acesta se umple. Valoarea returnată către apelul din spaţiu utilizator indică motivul terminării algoritmului. În cazul în care au fost epuizate toate înregistrările, listarea s‑a terminat cu succes. În caz contrar se realocă bufferul cu o dimensiune mai mare şi se face un nou apel ioctl(). Iteraţia are loc până când bufferul este suficient de mare încât să cuprindă toate înregistrările.</text:p>
      <text:p text:style-name="P9">Deşi nu foarte eficientă, soluţia este acceptabilă din mai multe motive:</text:p>
      <text:list text:style-name="L24">
        <text:list-item>
          <text:p text:style-name="P67">pentru a realiza o citire "atomică" oricum este necesar un buffer suficient de mare încât să cuprindă toate înregistrările (indiferent dacă este alocat incremental sau nu);</text:p>
        </text:list-item>
        <text:list-item>
          <text:p text:style-name="P67">listarea tabelei de comutare din spaţiu utilizator nu este critică din punct de vedere al timpului;</text:p>
        </text:list-item>
        <text:list-item>
          <text:p text:style-name="P67">folosind doar o regiune critică RCU, listarea din spaţiu utilizator nu introduce stări de aşteptare în alte fire de execuţie (cum ar fi procesul de comutare care este critic din punct de vedere al timpului).</text:p>
        </text:list-item>
      </text:list>
      <text:p text:style-name="P9">În LISA mai există şi alte sincronizări decât cele prezentate mai sus. Le‑am ales însă pe cele mai complicate, restul fiind doar nişte cazuri particulare ale celor prezentate sau aplicaţii directe ale principiilor de sincronizare RCU. Ar mai fi de menţionat că spinlock‑urile din FDB sunt singurele mecanisme clasice de sincronizare folosite în prezent în LISA. Toate celelalte probleme de sincronizare au fost rezolvate cu RCU.</text:p>
      <text:h text:style-name="Heading_20_1" text:outline-level="1">Performanţe şi testare</text:h>
      <text:p text:style-name="Text_20_body">Aşa cum am arătat în secţiunile anterioare, algoritmii utilizaţi în LISA au fost optimizaţi pe cât posibil. Complexitatea foarte mare a codului implicat în procesul de comutare nu permite o analiză amănunţită a performanţelor. Este posibilă doar o <text:span text:style-name="T1">estimare</text:span> a acestora, analizând separat o parte din algoritmi. Pentru a putea oferi o imagine clară asupra comportării unui dispozitiv LISA, am recurs la o serie de teste, menite să ofere o imagine reală a performanţelor implementării.</text:p>
      <text:p text:style-name="Text_20_body">În continuare, voi descrie pe scurt echipamentele utilizate pentru testare, configuraţia lor, precum şi rezultatele obţinute.</text:p>
      <text:p text:style-name="Text_20_body">Unele dintre cele mai mari probleme ale LISA sunt procesarea în software a pachetelor şi limitarea impusă de lărgimea de bandă a magistralei sistemului. Cum algoritmii de comutare sunt aplicaţi pentru fiecare pachet în parte, este probabil ca problemele să apară la o rată mare a pachetelor primite, şi nu neapărat atunci când se transferă o cantitate mai mare de date (dar cu pachete de dimensiuni mari).</text:p>
      <text:p text:style-name="Text_20_body">Prin urmare, primele teste efectuate au fost cele care implică o rată mare a pachetelor de intrare. Am ales pentru testare cadre de 64 bytes (lungime totală, inclusiv antetul de nivel 2), pe care le‑am generat folosind pktgen <text:span text:style-name="T10"></text:span> modulul pentru generarea pachetelor inclus în distribuţia standard a Linux kernel<text:note text:id="ftn65" text:note-class="footnote"><text:note-citation>65</text:note-citation><text:note-body><text:p text:style-name="Footnote">Mai multe detalii pot fi găsite chiar în documentaţia inclusă în distribuţia de kernel, în fişierul Documentation/networking/pktgen.txt.</text:p></text:note-body></text:note>. Modulul, extrem de flexibil, permite generarea de cadre specificând adresele sursă şi destinaţie (atât la nivel 2 cât şi la nivel 3), porturile sau chiar domenii ale adreselor şi/sau porturilor. Rata pachetelor generate poate fi controlată specificând o întârziere (o temporizare) adăugată la transmiterea fiecărui pachet, cu precizie de nanosecunde. Rata pachetelor este practic limitată doar de performanţe hardware‑ului utilizat.</text:p>
      <text:p text:style-name="Text_20_body">Cunoscând viteza de transfer a interfeţei de ieşire, <text:span text:style-name="T1">v</text:span><text:span text:style-name="T24">trnas</text:span><text:span text:style-name="T23"> [Mb/s], dimensiunea pachetelor </text:span><text:span text:style-name="T25">len</text:span><text:span text:style-name="T26"> [B], şi rata pachetelor generate, </text:span><text:span text:style-name="T25">r</text:span><text:span text:style-name="T24">out</text:span><text:span text:style-name="T26">, se poate calcula temporizarea necesară, </text:span><text:span text:style-name="T25">t</text:span><text:span text:style-name="T24">d</text:span><text:span text:style-name="T26">:</text:span></text:p>
      <text:p text:style-name="P68"><draw:frame draw:style-name="fr8" draw:name="Object3" text:anchor-type="as-char" svg:width="1.4516in" svg:height="0.5417in" draw:z-index="24"><draw:object xlink:href="./ObjBFFFEA83" xlink:type="simple" xlink:show="embed" xlink:actuate="onLoad"/><draw:image xlink:href="./ObjectReplacements/ObjBFFFEA83" xlink:type="simple" xlink:show="embed" xlink:actuate="onLoad"/></draw:frame></text:p>
      <text:p text:style-name="P69">În general al doilea termen este cu câteva ordine de mărime mai mic decât primul şi poate fi neglijat.</text:p>
      <text:p text:style-name="P69"><draw:frame draw:style-name="fr3" draw:name="Frame17" text:anchor-type="paragraph" svg:width="3.539in" draw:z-index="25"><draw:text-box fo:min-height="2.3945in"><text:p text:style-name="Figura"><draw:frame draw:style-name="fr4" draw:name="Graphic17" text:anchor-type="paragraph" svg:width="3.539in" style:rel-width="100%" svg:height="2.3937in" style:rel-height="scale" draw:z-index="26"><draw:image xlink:href="Pictures/200002B100003CAD0000291094129254.svm" xlink:type="simple" xlink:show="embed" xlink:actuate="onLoad"/></draw:frame>Figura <text:sequence text:ref-name="refFigura7" text:name="Figura" text:formula="ooow:Figura+1" style:num-format="1">8</text:sequence> <text:span text:style-name="T10"></text:span> Configuraţia pentru măsurarea ratei pachetelor comutate</text:p></draw:text-box></draw:frame></text:p>
      <text:p text:style-name="P70"><text:sequence-ref text:reference-format="category-and-value" text:ref-name="refFigura7">Figura 8</text:sequence-ref> ilustrează configuraţia utilizată pentru măsurarea ratei pachetelor comutate<text:note text:id="ftn66" text:note-class="footnote"><text:note-citation>66</text:note-citation><text:note-body><text:p text:style-name="Footnote"><text:span text:style-name="T1">Test1</text:span>, <text:span text:style-name="T1">Test2</text:span> şi <text:span text:style-name="T1">Test3</text:span> sunt sisteme Dual Xeon / 2.8 GHz, 2MB RAM, chipset Interl 6300ESB, echipate cu două chip‑uri de reţea BCM5721 (Broadcom Tigon 3). LISA este un sistem LE‑564 produs de firma Commell Systems, <text:a xlink:type="simple" xlink:href="http://www.commell-sys.com/Product/SBC/LE-564.htm">http://www.commell-sys.com/Product/SBC/LE-564.htm</text:a>.</text:p></text:note-body></text:note>. Interfeţele eth0 ale sistemelor de test au fost folosite pentru conectarea în reţeaua locală, iar interfeţele eth1 au fost conectate în reţeaua de test (izolată de reţeaua locală prin întreruperea legăturii de pe eth0 a sistemului LISA). Sistemul Test1 a fost folosit pentru a genera pachete, iar sistemele Test2 şi Test3 pentru a analiza pachetele comutate de către LISA<text:note text:id="ftn67" text:note-class="footnote"><text:note-citation>67</text:note-citation><text:note-body><text:p text:style-name="Footnote">Pachetele au fost capturate cu ajutorul programului <text:span text:style-name="T1">tcpdump</text:span>, rulat în mod <text:span text:style-name="T1">logging</text:span><text:span text:style-name="T2"> (toate pachetele primite se salvează în forma binară într‑un fişier în loc să fie analizate ad‑hoc şi afişate). Din păcate timpul nu a permis prelucrarea fişierelor salvate, pentru o eventuală evaluare a reordonării pachetelor.</text:span></text:p></text:note-body></text:note>.</text:p>
      <text:p text:style-name="P70">Cunoscând numărul de pachete primite de către maşinile de test, se poate calcula rata de ieşire a pachetelor. Acest lucru este posibil pornind de la două ipoteze:</text:p>
      <text:list text:style-name="L25">
        <text:list-item>
          <text:p text:style-name="P71">Maşinile de test primesc toate pachetele emise de către LISA. Pierderea pachetelor este puţin probabilă deoarece interfeţele sistemului LISA sunt direct conectate cu ale sistemelor de test. În aceste condiţii, apariţia erorilor la transmisie/recepţie este, de asemenea, foarte puţin probabilă.</text:p>
        </text:list-item>
        <text:list-item>
          <text:p text:style-name="P71">Timpul total în care LISA primeşte pachete este egal cu timpul total în care transmite aceleaşi pachete. Având în vedere modul în care funcţionează recepţia pachetelor (implementarea NAPI), pachetele încep să fie procesate imediat, iar întârzierea cu care acestea părăsesc sistemul este neglijabilă faţă de durata totală a transmisiei.</text:p>
        </text:list-item>
      </text:list>
      <text:p text:style-name="P70">Astfel, exprimând timpul total de transmisie, <text:span text:style-name="T1">t</text:span><text:span text:style-name="T24">t</text:span>, în două modalităţi diferite, se poate obţine expresia ratei pachetelor transmise, <text:span text:style-name="T1">r</text:span><text:span text:style-name="T24">out</text:span>, în funcţie de rata pachetelor primite, <text:span text:style-name="T1">r</text:span><text:span text:style-name="T24">inp</text:span>, numărul de pachete primite (generate), <text:span text:style-name="T1">N</text:span><text:span text:style-name="T24">inp</text:span>, şi numărul de pachete comutate (numărate pe maşinile de test), <text:span text:style-name="T1">N</text:span><text:span text:style-name="T24">out</text:span>:</text:p>
      <text:p text:style-name="P68"><draw:frame draw:style-name="fr8" draw:name="Object4" text:anchor-type="as-char" svg:width="2.1453in" svg:height="0.5846in" draw:z-index="27"><draw:object xlink:href="./ObjBFFFEA86" xlink:type="simple" xlink:show="embed" xlink:actuate="onLoad"/><draw:image xlink:href="./ObjectReplacements/ObjBFFFEA86" xlink:type="simple" xlink:show="embed" xlink:actuate="onLoad"/></draw:frame></text:p>
      <text:p text:style-name="P70">Pentru testare am ales valori ale ratei pachetelor generate cuprinse între aproximativ 40000 şi 140000 pps<text:note text:id="ftn68" text:note-class="footnote"><text:note-citation>68</text:note-citation><text:note-body><text:p text:style-name="Footnote">Pachete per secundă.</text:p></text:note-body></text:note>. Astfel a fost posibilă surprinderea punctului în care rata pachetelor de la ieşire începe să difere faţă de cea a pachetelor de la intrare (apar pierderi de pachete).</text:p>
      <text:p text:style-name="P70">Am avut în vedere evaluarea codului specific comutării în contextul implementării VLAN‑urilor. Astfel portul LISA în care au fost injectate pachete a fost configurat în mod acces, iar dintre celelalte două porturi unul a fost configurat în mod acces şi celelalte două în mod trunchi. Am efectuat două teste, unul pentru transmisii unicast (adresa MAC destinaţie a fost adăugată static în tabela de comutare) şi unul pentru transmisii broadcast. Ambele teste au fost efectuate injectând 1000000 de pachete de 64 bytes. Tabelul următoare prezintă rezultatele testului pentru transmisii unicast:</text:p>
      <text:p text:style-name="P70"/>
      <text:p text:style-name="P70"><draw:frame draw:style-name="fr9" draw:name="Object5" text:anchor-type="paragraph" svg:width="4.8752in" svg:height="4.6717in" draw:z-index="28"><draw:object xlink:href="./ObjBFFFEA88" xlink:type="simple" xlink:show="embed" xlink:actuate="onLoad"/><draw:image xlink:href="./ObjectReplacements/ObjBFFFEA88" xlink:type="simple" xlink:show="embed" xlink:actuate="onLoad"/></draw:frame></text:p>
      <text:p text:style-name="P70">Coloanele din tabel reprezintă, în ordine: valoarea de temporizare folosită pentru generarea cadrelor; rata pachetelor generate; numărul pachetelor comutate; timpul petrecut de CPU în rutine de tratare întreruperi hardware; timpul petrecut de CPU în rutine de tratare softirq; procentul pachetelor pierdute; numărul pachetelor pierdute; rata calculată a pachetelor comutate (numărate de maşinile de test).</text:p>
      <text:p text:style-name="P70">Tabelul următor reprezintă rezultatele testelor obţinute pentru transmisii broadcast:</text:p>
      <text:p text:style-name="P70"/>
      <text:p text:style-name="P70"><draw:frame draw:style-name="fr9" draw:name="Object6" text:anchor-type="paragraph" svg:width="4.7083in" svg:height="4.2047in" draw:z-index="29"><draw:object xlink:href="./ObjBFFFEA89" xlink:type="simple" xlink:show="embed" xlink:actuate="onLoad"/><draw:image xlink:href="./ObjectReplacements/ObjBFFFEA89" xlink:type="simple" xlink:show="embed" xlink:actuate="onLoad"/></draw:frame></text:p>
      <text:p text:style-name="P70">Rezultatele obţinute la cele două teste sunt reprezentate sintetizat în următorul grafic:</text:p>
      <text:p text:style-name="Text_20_body"><draw:frame draw:style-name="fr3" draw:name="Frame18" text:anchor-type="paragraph" svg:width="3.3138in" draw:z-index="30"><draw:text-box fo:min-height="3.2071in"><text:p text:style-name="Figura"><draw:frame draw:style-name="fr10" draw:name="Object7" text:anchor-type="paragraph" svg:x="0.0016in" svg:y="0.0008in" svg:width="3.7453in" style:rel-width="100%" svg:height="3.3846in" style:rel-height="scale" draw:z-index="31"><draw:object xlink:href="./ObjBFFFEA8A" xlink:type="simple" xlink:show="embed" xlink:actuate="onLoad"/><draw:image xlink:href="./ObjectReplacements/ObjBFFFEA8A" xlink:type="simple" xlink:show="embed" xlink:actuate="onLoad"/></draw:frame>Figura <text:sequence text:ref-name="refFigura8" text:name="Figura" text:formula="ooow:Figura+1" style:num-format="1">9</text:sequence> <text:span text:style-name="T10"></text:span> Rata pachetelor comutate</text:p></draw:text-box></draw:frame></text:p>
      <text:p text:style-name="Text_20_body">Comportamentul care poate fi observat în <text:sequence-ref text:reference-format="category-and-value" text:ref-name="refFigura8">Figura 9</text:sequence-ref> este pe deplin explicat din punct de vedere teoretic. Implementarea NAPI asigură menţinerea unui nivel aproape constant al numărului de pachete de intrare procesate, atunci când numărul acestora depăşeşte puterea de prelucrare a sistemului. Aşa cum era de aşteptat, punctul de frângere apare mai repede în cazul traficului broadcast deoarece timpul necesar procesării pachetelor este mai mare în această situaţie (cadrele trebuie comutate către toate celelalte porturi, apar în plus parcurgeri de liste în VDB etc.).</text:p>
      <text:p text:style-name="Text_20_body">Punctele în care cele două grafice se frâng reprezintă punctele în care încep să apară pierderi de pachete şi rata pachetelor comutate nu mai coincide cu cea a pachetelor generate.</text:p>
      <text:p text:style-name="Text_20_body">Pentru a evidenţia comportamentul NAPI, am reprezentat grafic şi timpul petrecut de CPU în rutinele de tratare a întreruperilor hardware şi software în cazul celor două teste.</text:p>
      <text:p text:style-name="Text_20_body"><draw:frame draw:style-name="fr11" draw:name="Object8" text:anchor-type="paragraph" svg:width="3.2634in" svg:height="2.7154in" draw:z-index="32"><draw:object xlink:href="./ObjBFFFEA8B" xlink:type="simple" xlink:show="embed" xlink:actuate="onLoad"/><draw:image xlink:href="./ObjectReplacements/ObjBFFFEA8B" xlink:type="simple" xlink:show="embed" xlink:actuate="onLoad"/></draw:frame></text:p>
      <text:p text:style-name="Text_20_body"><draw:frame draw:style-name="fr11" draw:name="Object9" text:anchor-type="paragraph" svg:width="3.089in" svg:height="2.4492in" draw:z-index="33"><draw:object xlink:href="./ObjBFFFEA8C" xlink:type="simple" xlink:show="embed" xlink:actuate="onLoad"/><draw:image xlink:href="./ObjectReplacements/ObjBFFFEA8C" xlink:type="simple" xlink:show="embed" xlink:actuate="onLoad"/></draw:frame>Se poate observa că, atât în cazul traficului unicast cât şi al celui broadcast, procesorul este ocupat aproape constant 100% cu procesarea întreruperilor. Predomină timpul petrecut procesând întreruperi software, deoarece implementarea NAPI (spre deosebire de Softnet) mută cea mai mare parte a procesării de pachete în context softirq (permiţând astfel funcţionarea sistemului în condiţiile unei rate foarte mari a pachetelor primite).</text:p>
      <text:p text:style-name="Text_20_body">Ceea ce poate contează cel mai mult pentru utilizatorii finali nu este rata pachetelor comutate (care a fost evaluată în condiţii de laborator pentru a evidenţia comportamentul algoritmilor utilizaţi), ci lărgimea de bandă în cazul unor transferuri obişnuite (în care stiva TCP/IP generează pachete de dimensiune mare, iar rata pachetelor este astfel mult mai mică).</text:p>
      <text:p text:style-name="Text_20_body">Pentru evaluarea performanţelor în cazul transferurilor de date, am realizat o nouă configuraţie, prezentată în figura următoare.</text:p>
      <text:p text:style-name="Text_20_body"><draw:frame draw:style-name="fr3" draw:name="Frame19" text:anchor-type="paragraph" svg:width="3.2717in" draw:z-index="34"><draw:text-box fo:min-height="2.6543in"><text:p text:style-name="Figura"><draw:frame draw:style-name="fr4" draw:name="Graphic18" text:anchor-type="paragraph" svg:width="3.2717in" style:rel-width="100%" svg:height="2.6543in" style:rel-height="scale" draw:z-index="35"><draw:image xlink:href="Pictures/2000033D00003CAC000031381E865DC0.svm" xlink:type="simple" xlink:show="embed" xlink:actuate="onLoad"/></draw:frame>Figura <text:sequence text:ref-name="refFigura9" text:name="Figura" text:formula="ooow:Figura+1" style:num-format="1">10</text:sequence> <text:span text:style-name="T10"></text:span> Configuraţia folosită pentru măsurarea lărgimii de bandă</text:p></draw:text-box></draw:frame>Testele au fost efectuate folosind utilitarul <text:span text:style-name="T1">nc</text:span><text:span text:style-name="T2">, indirectat dinspre /dev/zero pe maşinile folosite ca servere şi redirectat către /dev/null pe maşinile folosite pentru a simula clienţii. Lărgimea efectivă de bandă pe fiecare maşină a fost măsurată folosind </text:span><text:span text:style-name="T1">iptraf</text:span><text:span text:style-name="T2">. Având în vedere că interfaţa eth0 de pe sistemul LISA este Gigabit, transferurile au fost făcute asimetric, adică având maşina Test1 la un capăt şi maşinile Test2, Test3 şi laptopul la celălalt capăt.</text:span></text:p>
      <text:p text:style-name="P9">Au fost efectuate două teste separate. Primul test a folosit transferuri în ambele sensuri<text:note text:id="ftn69" text:note-class="footnote"><text:note-citation>69</text:note-citation><text:note-body><text:p text:style-name="Footnote">Deşi în practică această situaţie nu este foarte des întâlnită, modul de operare <text:span text:style-name="T1">full duplex</text:span> al tuturor interfeţelor implicate a făcut posibilă rularea acestui test.</text:p></text:note-body></text:note>, iar al doilea test transferuri într‑un singur sens, respectiv având ca sursă maşina Test1. Tabelul următor prezintă pe scurt rezultatele celor două teste:</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30">199.59</text:p>
          </table:table-cell>
          <table:table-cell table:style-name="Table12.B2" office:value-type="float" office:value="0.15">
            <text:p text:style-name="P30">0.15</text:p>
          </table:table-cell>
          <table:table-cell table:style-name="Table12.B2" office:value-type="float" office:value="1.51">
            <text:p text:style-name="P30">1.51</text:p>
          </table:table-cell>
          <table:table-cell table:style-name="Table12.E2" office:value-type="float" office:value="1.41">
            <text:p text:style-name="P30">1.41</text:p>
          </table:table-cell>
        </table:table-row>
        <table:table-row>
          <table:table-cell table:style-name="Table12.A2" office:value-type="string">
            <text:p text:style-name="Table_20_Contents">Unidir Out (Mb/s)</text:p>
          </table:table-cell>
          <table:table-cell table:style-name="Table12.B2" office:value-type="float" office:value="4.43">
            <text:p text:style-name="P30">4.43</text:p>
          </table:table-cell>
          <table:table-cell table:style-name="Table12.B2" office:value-type="float" office:value="68.39">
            <text:p text:style-name="P30">68.39</text:p>
          </table:table-cell>
          <table:table-cell table:style-name="Table12.B2" office:value-type="float" office:value="68.44">
            <text:p text:style-name="P30">68.44</text:p>
          </table:table-cell>
          <table:table-cell table:style-name="Table12.E2" office:value-type="float" office:value="63.24">
            <text:p text:style-name="P30">63.24</text:p>
          </table:table-cell>
        </table:table-row>
        <table:table-row>
          <table:table-cell table:style-name="Table12.A2" office:value-type="string">
            <text:p text:style-name="P72">Unidir Total (Mb/s) </text:p>
          </table:table-cell>
          <table:table-cell table:style-name="Table12.B2" table:formula="ooow:sum(&lt;B2&gt;|&lt;B3&gt;)" office:value-type="float" office:value="204.02">
            <text:p text:style-name="P73">204.02</text:p>
          </table:table-cell>
          <table:table-cell table:style-name="Table12.B2" table:formula="ooow:sum(&lt;C2&gt;|&lt;C3&gt;)" office:value-type="float" office:value="68.54">
            <text:p text:style-name="P73">68.54</text:p>
          </table:table-cell>
          <table:table-cell table:style-name="Table12.B2" table:formula="ooow:sum(&lt;D2&gt;|&lt;D3&gt;)" office:value-type="float" office:value="69.95">
            <text:p text:style-name="P73">69.95</text:p>
          </table:table-cell>
          <table:table-cell table:style-name="Table12.E2" table:formula="ooow:sum(&lt;E2&gt;|&lt;E3&gt;)" office:value-type="float" office:value="64.65">
            <text:p text:style-name="P73">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30">148.29</text:p>
          </table:table-cell>
          <table:table-cell table:style-name="Table12.B5" office:value-type="float" office:value="20.37">
            <text:p text:style-name="P30">20.37</text:p>
          </table:table-cell>
          <table:table-cell table:style-name="Table12.B5" office:value-type="float" office:value="18.58">
            <text:p text:style-name="P30">18.58</text:p>
          </table:table-cell>
          <table:table-cell table:style-name="Table12.E5" office:value-type="float" office:value="23.1">
            <text:p text:style-name="P30">23.1</text:p>
          </table:table-cell>
        </table:table-row>
        <table:table-row>
          <table:table-cell table:style-name="Table12.A5" office:value-type="string">
            <text:p text:style-name="Table_20_Contents">Bidir Out (Mb/s)</text:p>
          </table:table-cell>
          <table:table-cell table:style-name="Table12.B5" office:value-type="float" office:value="69.8">
            <text:p text:style-name="P30">69.8</text:p>
          </table:table-cell>
          <table:table-cell table:style-name="Table12.B5" office:value-type="float" office:value="50.66">
            <text:p text:style-name="P30">50.66</text:p>
          </table:table-cell>
          <table:table-cell table:style-name="Table12.B5" office:value-type="float" office:value="50.73">
            <text:p text:style-name="P30">50.73</text:p>
          </table:table-cell>
          <table:table-cell table:style-name="Table12.E5" office:value-type="float" office:value="49.29">
            <text:p text:style-name="P30">49.29</text:p>
          </table:table-cell>
        </table:table-row>
        <table:table-row>
          <table:table-cell table:style-name="Table12.A5" office:value-type="string">
            <text:p text:style-name="P72">Bidir Total (Mb/s)</text:p>
          </table:table-cell>
          <table:table-cell table:style-name="Table12.B5" table:formula="ooow:sum(&lt;B5&gt;|&lt;B6&gt;)" office:value-type="float" office:value="218.09">
            <text:p text:style-name="P73">218.09</text:p>
          </table:table-cell>
          <table:table-cell table:style-name="Table12.B5" table:formula="ooow:sum(&lt;C5&gt;|&lt;C6&gt;)" office:value-type="float" office:value="71.03">
            <text:p text:style-name="P73">71.03</text:p>
          </table:table-cell>
          <table:table-cell table:style-name="Table12.B5" table:formula="ooow:sum(&lt;D5&gt;|&lt;D6&gt;)" office:value-type="float" office:value="69.31">
            <text:p text:style-name="P73">69.31</text:p>
          </table:table-cell>
          <table:table-cell table:style-name="Table12.E5" table:formula="ooow:sum(&lt;E5&gt;|&lt;E6&gt;)" office:value-type="float" office:value="72.39">
            <text:p text:style-name="P73">72.39</text:p>
          </table:table-cell>
        </table:table-row>
      </table:table>
      <text:p text:style-name="P9"/>
      <text:p text:style-name="P9">După cum se poate observa, viteza totală de transfer în cele două cazuri este comparabilă (aproximativ 200 Mb/s). Acest fenomen poate fi explicat prin limitarea vitezei de transfer de către lărgimea de bandă a magistralei PCI din sistemul LISA. Ţinând cont că orice pachet comutat traversează de două ori magistrala (o dată de la interfaţa de intrare în memoria centrală şi încă o dată din memoria centrală la interfaţa de ieşire) se poate calcula aproximativ lărgimea de bandă a magistralei PCI: 400 <text:span text:style-name="T10"></text:span> 450 Mb/s.</text:p>
      <text:p text:style-name="P9">Practic viteza de transfer a magistralei este lărgimea de bandă maximă care se poate atinge atunci când pachetele sunt suficient de mari pentru ca rata lor să nu atingă punctul critic. În sprijinul acestei explicaţii vine şi distribuţia utilizării CPU pe sistemul LISA în timpul testelor:</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tarea</text:p>
            </table:table-cell>
            <table:table-cell table:style-name="Table13.A1" office:value-type="string">
              <text:p text:style-name="Table_20_Heading">Transfer unidirecţional</text:p>
            </table:table-cell>
            <table:table-cell table:style-name="Table13.C1" office:value-type="string">
              <text:p text:style-name="Table_20_Heading">Transfer bidirecţional</text:p>
            </table:table-cell>
          </table:table-row>
        </table:table-header-rows>
        <table:table-row>
          <table:table-cell table:style-name="Table13.A2" office:value-type="string">
            <text:p text:style-name="Table_20_Contents">Inactiv %</text:p>
          </table:table-cell>
          <table:table-cell table:style-name="Table13.B2" office:value-type="float" office:value="20">
            <text:p text:style-name="P30">20</text:p>
          </table:table-cell>
          <table:table-cell table:style-name="Table13.C2" office:value-type="float" office:value="25">
            <text:p text:style-name="P30">25</text:p>
          </table:table-cell>
        </table:table-row>
        <table:table-row>
          <table:table-cell table:style-name="Table13.A2" office:value-type="string">
            <text:p text:style-name="Table_20_Contents">Întreruperi hardware %</text:p>
          </table:table-cell>
          <table:table-cell table:style-name="Table13.B2" office:value-type="float" office:value="48">
            <text:p text:style-name="P30">48</text:p>
          </table:table-cell>
          <table:table-cell table:style-name="Table13.C2" office:value-type="float" office:value="45">
            <text:p text:style-name="P30">45</text:p>
          </table:table-cell>
        </table:table-row>
        <table:table-row>
          <table:table-cell table:style-name="Table13.A2" office:value-type="string">
            <text:p text:style-name="Table_20_Contents">Întreruperi software %</text:p>
          </table:table-cell>
          <table:table-cell table:style-name="Table13.B2" office:value-type="float" office:value="32">
            <text:p text:style-name="P30">32</text:p>
          </table:table-cell>
          <table:table-cell table:style-name="Table13.C2" office:value-type="float" office:value="30">
            <text:p text:style-name="P30">30</text:p>
          </table:table-cell>
        </table:table-row>
      </table:table>
      <text:p text:style-name="P9"/>
      <text:p text:style-name="P9">Se poate observa că procesorul are chiar perioade de inactivitate, ceea ce confirmă că limitarea apare datorită transferurilor pe magistrala PCI (care se realizează prin DMA, fără a solicita procesorul) şi nu datorită complexităţii prea mari a algoritmilor utilizaţi.</text:p>
      <text:p text:style-name="P9">Nu în ultimul rând, trebuie să menţionez că sistemul LISA (cu cea mai recentă versiune a codului) a fost folosit în producţie timp de două săptămâni, servind ca switch pentru trei staţii de lucru. Portul de uplink a fost configurat în trunchi şi conectat cu un switch Catalyst 2924. Sistemul a funcţionat continuu pe parcursul celor două săptămâni (fără reporniri ale SO) şi nu s‑au înregistrat probleme. Kernel‑ul rulat în timpul perioadei de testare funcţională a fost compilat cu majoritatea opţiunilor de depanare (patch‑ul kdb, verificarea alocării memoriei, verificarea socket buffer‑elor etc.).</text:p>
      <text:h text:style-name="Heading_20_1" text:outline-level="1">Concluzii</text:h>
      <text:p text:style-name="Text_20_body">Secţiunea anterioară oferă o imagine de ansamblu asupra performanţelor unui sistem LISA atât în condiţii speciale, de laborator, cât şi în condiţii reale de utilizare. Aşa cum am arătat, performanţe nu depind atât de algoritmii utilizaţi (optimizaţi, de altfel, pe cât posibil), cât de limitările introduse de hardware şi de faptul că pachetele trebuie transferate de două ori pe magistrala PCI a sistemului pentru a putea fi comutate.</text:p>
      <text:p text:style-name="Text_20_body">Aşa cum am afirmat încă de la început, ţinta principală a LISA este de a oferi facilităţi foarte avansate (comparabile cu ale produselor de vârf de pe piaţă) la un preţ foarte scăzut.</text:p>
      <text:p text:style-name="Text_20_body">Fiind bazat pe kernelul Linux şi folosind componenta de reţea a acestuia, LISA poate rula pe orice platformă suportată de Linux şi poate folosi orice chip‑uri de reţea pentru care există drivere în Linux, <text:span text:style-name="T1">fără a fi necesară adaptarea codului</text:span><text:span text:style-name="T2">. Practic un sistem vechi, neperformant, astăzi considerat depăşit pentru aplicaţiile desktop, poate fi transformat extrem de uşor într‑un switch multistrat.</text:span></text:p>
      <text:p text:style-name="P9">Bazat pe o interfaţă în linia de comandă similară cu a Cisco IOS, LISA oferă un mod de configurare uşor, flexibil şi comparabile cu al celor mai performante produse comerciale din domeniu.</text:p>
      <text:p text:style-name="P9">Proiectul LISA este o iniţiativă open‑source, întocmai ca sistemul Linux, pe baza căruia a fost dezvoltat. Scopul este de a încuraja dezvoltarea de software gratuit, sub licenţă GPL, şi de a beneficia astfel de ajutorul benevol al unui număr cât mai mare de dezvoltatori.</text:p>
      <text:p text:style-name="P9">Versiunea actuală a LISA este stabilă (nu se cunosc probleme), dar perioada de testare a fost destul de scurtă. Este nevoie de teste pe mult mai multe configuraţii (cât mai variate) pentru a putea afirma că proiectul poate fi folosit în producţie. În acest sens una dintre priorităţi o constituie integrarea modulului kernel al LISA în distribuţia oficială a Linux kernel.</text:p>
      <text:p text:style-name="P9">Deşi funcţiile de bază pentru comutarea de pachete la nivel 2 şi 3 sunt implementate, există multe protocoale auxiliare care momentan lipsesc. Prezint în continuare o listă (sortată pe cât posibil în ordinea priorităţii) a facilităţilor care ar trebui implementate în viitorul apropiat:</text:p>
      <text:list text:style-name="L26">
        <text:list-item>
          <text:p text:style-name="P74">Detectarea buclelor în reţea şi asigurarea redundanţei <text:span text:style-name="T10"></text:span> algoritmul STP, standardul IEEE 802.d, protocolul VSTP+.</text:p>
        </text:list-item>
        <text:list-item>
          <text:p text:style-name="P74">Optimizarea traficului de multicast prin implementarea IGMP Snooping<text:note text:id="ftn70" text:note-class="footnote"><text:note-citation>70</text:note-citation><text:note-body><text:p text:style-name="Footnote">IGMP Snooping este o modalitate prin care un switch poate direcţiona traficul multicast doar către acele porturi pe care sunt conectate staţii interesate să primească acel trafic. Switch‑ul supraveghează mesajele IGMP trimise de către staţii şi adaugă automat în tabela de comutare înregistrări statice pentru adresele MAC de multicast.</text:p></text:note-body></text:note>.</text:p>
        </text:list-item>
        <text:list-item>
          <text:p text:style-name="P74">Implementarea mecanismelor de securitate a porturilor (filtrare după adresa MAC etc.).</text:p>
        </text:list-item>
        <text:list-item>
          <text:p text:style-name="P74">Detectarea automată a echipamentelor Cisco direct conectate, folosind protocolul CDP.</text:p>
        </text:list-item>
        <text:list-item>
          <text:p text:style-name="P74">Transferul automat al bazei de date cu VLAN‑uri, folosind protocolul VTP.</text:p>
        </text:list-item>
        <text:list-item>
          <text:p text:style-name="P74">Implementarea interfeţelor virtuale specifice procesului de rutare (interfeţe <text:span text:style-name="T1">loopback</text:span> şi <text:span text:style-name="T1">null</text:span>).</text:p>
        </text:list-item>
        <text:list-item>
          <text:p text:style-name="P74">Posibilitatea de a marca rutele pentru a identifica sursa din care au fost injectate în tabela de rutare.</text:p>
        </text:list-item>
        <text:list-item>
          <text:p text:style-name="P74">Implementarea protocoalelor de rutare RIP, OSPF şi BGP.</text:p>
        </text:list-item>
        <text:list-item>
          <text:p text:style-name="P74">Rutarea pe baza adresei sursă (<text:span text:style-name="T1">source routing</text:span> sau <text:span text:style-name="T1">policy routing</text:span>).</text:p>
        </text:list-item>
      </text:list>
      <text:p text:style-name="P9">Deşi foarte pretenţioase, facilităţile enumerate mai sus pot fi implementate dacă proiectul ia amploare şi comunitatea open‑source se implică în dezvoltarea lui.</text:p>
      <text:p text:style-name="P9">Codul sursă, împreună cu o documentaţie momentan destul de sumară, sunt disponibile pe site‑ul oficial al proiectului, <text:a xlink:type="simple" xlink:href="http://lisa.ines.ro/">http://lisa.ines.ro/</text:a>.</text:p>
      <text:h text:style-name="Heading_20_1" text:outline-level="1">Anexe</text:h>
      <text:h text:style-name="Heading_20_3" text:outline-level="3">Anexa <text:sequence text:ref-name="refAnexa0" text:name="Anexa" text:formula="ooow:Anexa+1" style:num-format="A">A</text:sequence> <text:span text:style-name="T10"></text:span> Sincronizarea RCU</text:h>
      <text:p text:style-name="Text_20_body">Termenul <text:span text:style-name="T1">RCU</text:span><text:span text:style-name="T2"> este de fapt prescurtarea de la </text:span><text:span text:style-name="T1">Read‑Copy Update</text:span><text:span text:style-name="T2"> şi se referă la mecanisme prin care consistenţa datelor poate fi asigurată fără folosirea mecanismelor blocante de sincronizare (cum ar fi un </text:span><text:span text:style-name="T1">spinlock</text:span><text:span text:style-name="T2"> sau un </text:span><text:span text:style-name="T1">semafor</text:span><text:span text:style-name="T2">).</text:span></text:p>
      <text:p text:style-name="P9">Chiar sursele Linux kernel includ documentaţie destul de amplă pentru RCU (vezi <text:bibliography-mark text:identifier="LKT01" text:bibliography-type="manual" text:author="The Linux Kernel Team" text:title="Kernel Source RCU Documentation" text:url="file:///linux-2.6.*/Documentation/RCU/">[LKT01]</text:bibliography-mark>). Publicaţiile on‑line sunt şi ele destul de bogate în materiale despre RCU. Eu voi încerca să fac o prezentare de ansamblu, arătând câteva principii de bază ale RCU, precum şi modul în care acestea pot fi aplicate în Linux.</text:p>
      <text:p text:style-name="P9">Conform <text:bibliography-mark text:identifier="LKT01" text:bibliography-type="manual" text:author="The Linux Kernel Team" text:title="Kernel Source RCU Documentation" text:url="file:///linux-2.6.*/Documentation/RCU/">[LKT01]</text:bibliography-mark>, primele publicaţii despre principii asemănătoare RCU au apărut în 1980. Au trecut 15 ani până când prima implementare de RCU a fost realizată în kernel‑ul DYNIX/ptx şi încă 3 ani până la apariţia unui material care să prezinte implementarea. Prima prezentare a principiilor RCU în Linux a avut loc în 2001 şi tot atunci au apărut şi primele implementări.</text:p>
      <text:p text:style-name="P9">Ideea de bază a RCU este de a separa operaţiile destructive în două părţi: prima asigură că elementul care se şterge nu este "văzut de nimeni", iar a doua realizează efectiv ştergerea. Între cele două evenimente trebuie să existe o "perioadă de graţie". Această perioadă asigură ca nici unul dintre cititorii care au apucat să vadă elementul care se şterge să nu îl mai folosească (nu mai au referinţe către el) în momentul în care are loc efectiv ştergerea. Spre exemplu, ştergerea unui element dintr‑o listă înlănţuită s‑ar face în felul următor: se <text:span text:style-name="T1">scoate</text:span> elementul din listă, se aşteaptă trecerea perioadei de graţie, apoi se <text:span text:style-name="T1">dealocă</text:span> elementul.</text:p>
      <text:p text:style-name="P9">Avantajul principal al RCU este că firele de execuţie cititoare nu trebuie să acapareze vreun dispozitiv de sincronizare, să execute operaţii în mod atomic sau să aştepte bariere de memorie<text:note text:id="ftn71" text:note-class="footnote"><text:note-citation>71</text:note-citation><text:note-body><text:p text:style-name="Footnote">Pe unele platforme (cum ar fi procesoarele Alpha) este totuşi necesară folosirea barierelor de memorie datorită benzilor de asamblare (pipelines) şi reordonării instrucţiunilor de către unităţile de optimizare.</text:p></text:note-body></text:note>. Pentru că pe procesoarele moderne toate aceste mecanisme clasice de sincronizare sunt extrem de costisitoare (în ceea ce priveşte timpul), RCU îmbunătăţeşte simţitor performanţele în situaţiile în care predomină operaţiile de citire.</text:p>
      <text:p text:style-name="Text_20_body">Deşi nu folosesc mecanisme clasice de sincronizare, cititorii RCU cunosc totuşi o aşa‑numită zonă critică. Dacă în cazul mecanismelor clasice de sincronizare zona critică era delimitată de acapararea şi respectiv eliberarea dispozitivului de sincronizare, în cazul RCU aceasta e delimitată de marcarea (şi respectiv resetarea marcajului) unei stări speciale a procesorului curent: în această stare nu sunt permise operaţiile blocante, iar procesorul nu va comuta în mod utilizator şi nu va intra în bucla de inactivitate (idle loop). Este de notat că intrarea şi ieşirea din zona critică RCU sunt extrem de rapide, deoarece acestea nu fac decât să incrementeze şi respectiv să decrementeze un contor (care indică dacă firul curent de execuţie este sau nu prelevabil).</text:p>
      <text:p text:style-name="Text_20_body">Cititorii nu semnalează explicit ieşirea din zona critică, însă proprietăţile acesteia fac posibilă determinarea perioadei de graţie. Cum în timpul zonei critice nu sunt permise blocarea, execuţia în mod utilizator şi bucla inactivă, este clar că în momentul în care un procesor trece printr‑una dintre aceste stări toate regiunile critice ale firelor de execuţie care rulează pe el s‑au încheiat. Trecerea printr‑una dintre stările enumerate poartă denumirea de <text:span text:style-name="T1">stare de latenţă</text:span><text:span text:style-name="T2"><text:note text:id="ftn72" text:note-class="footnote"><text:note-citation>72</text:note-citation><text:note-body><text:p text:style-name="Footnote">Termenul original, folosit în literatura de specialitate este <text:span text:style-name="T1">quiescent state</text:span><text:span text:style-name="T2">. Se referă la o stare de "linişte", în sensul că nu se execută zone critice RCU.</text:span></text:p></text:note-body></text:note></text:span>. Se consideră că perioada de graţie a trecut după ce toate procesoarele au trecut cel puţin o dată prin starea de latenţă.</text:p>
      <text:p text:style-name="P9">Chiar dacă RCU are în spate o teorie destul de vastă, api‑ul se rezumă la doar câteva apeluri, cu ajutorul cărora se pot implementa majoritatea schemelor de sincronizare specifice RCU.</text:p>
      <text:list text:style-name="L27">
        <text:list-item>
          <text:p text:style-name="P75">rcu_read_lock() <text:span text:style-name="T10"></text:span> marchează intrarea într‑o zonă critică de citire. Practic este incrementat contorul de preemptivitate al firului de execuţie curent, ceea ce împiedică prelevarea procesorului.</text:p>
        </text:list-item>
        <text:list-item>
          <text:p text:style-name="P75">rcu_read_unlock() <text:span text:style-name="T10"></text:span> marchează ieşirea din zona critică de citire. Are loc decrementarea contorului de preemptivitate.</text:p>
        </text:list-item>
        <text:list-item>
          <text:p text:style-name="P75">synchronize_kernel() <text:span text:style-name="T10"></text:span> blochează firul curent de execuţie până când toate procesoarele trec cel puţin o dată prin starea de latenţă.</text:p>
        </text:list-item>
        <text:list-item>
          <text:p text:style-name="P75">call_rcu() <text:span text:style-name="T10"></text:span> planifică apelarea unei funcţii după ce toate procesoarele au trecut prin starea de latenţă. Apelul call_rcu() se întoarce imediat, urmând ca funcţia (pasată ca argument) să fie apelată ulterior de către kernel printr‑un mecanism de tip <text:span text:style-name="T1">callback</text:span>.</text:p>
        </text:list-item>
        <text:list-item>
          <text:p text:style-name="P75">smp_wmb() <text:span text:style-name="T10"></text:span> introduce o barieră de scriere în memorie, care asigură consistenţa datelor în contextul reordonării instrucţiunilor. Bariera asigură ca datele să fie scrise efectiv în memorie înaintea executării unor eventuale instrucţiuni ulterioare de citire.</text:p>
        </text:list-item>
        <text:list-item>
          <text:p text:style-name="P75">rcu_dereference() <text:span text:style-name="T10"></text:span> realizează dereferenţierea în siguranţă a unui pointer. Aceasta asigură ca procesorul să citească pointerul <text:span text:style-name="T1">înaintea</text:span> datelor de la adresa indicată de pointer. Acest lucru este esenţial pe procesoarele Alpha. În plus, este o modalitate foarte bună de a documenta codul, întrucât dă indicii clare despre pointerii protejaţi prin RCU.</text:p>
        </text:list-item>
        <text:list-item>
          <text:p text:style-name="P75">rcu_assign_pointer() <text:span text:style-name="T10"></text:span> asigură scrierea în memorie a datelor indicate de pointer <text:span text:style-name="T1">înainte</text:span> de a se modifica efectiv valoarea pointerului.</text:p>
        </text:list-item>
      </text:list>
      <text:p text:style-name="P9">Trebuie să menţionez că RCU asigură consistenţa între <text:span text:style-name="T1">mai multe</text:span> fire de execuţie care <text:span text:style-name="T1">citesc</text:span> şi <text:span text:style-name="T1">un singur</text:span> fir de execuţie care <text:span text:style-name="T1">scrie</text:span>. Dacă însă există mai multe fire de execuţie care scriu, acestea trebuie sincronizate între ele prin mecanisme clasice. De aceea, RCU prezintă avantaje doar în cazul în care predomină operaţiile de citire.</text:p>
      <text:p text:style-name="P9">Pentru a explica sumar principiile de realizare a sincronizării, voi construi câteva exemple simple pe baza listelor înlănţuite. Pentru implementarea generică de liste înlănţuite din Linux kernel există variante RCU ale celor mai importante macro‑uri pentru lucrul cu liste. Acestea asigură consistenţa <text:span text:style-name="T1">doar pentru înlănţuirea elementelor în listă</text:span>. Cu alte cuvinte, folosind variantele RCU ale macrourilor se poate <text:span text:style-name="T1">scoate din listă</text:span> în siguranţă un element, dar acesta nu poate fi <text:span text:style-name="T1">dealocat</text:span> în siguranţă fără a folosi sincronizări RCU suplimentare.</text:p>
      <text:p text:style-name="P9">Pentru exemplele următoare, consider liste înlănţuite care au elemente de următoarea formă:</text:p>
      <text:p text:style-name="P59">struct list_entry {</text:p>
      <text:p text:style-name="P59"><text:s text:c="4"/>struct list_head lh;</text:p>
      <text:p text:style-name="P59"><text:s text:c="4"/>struct rcu_head rcu;</text:p>
      <text:p text:style-name="P59"><text:s text:c="4"/>/* alte elemente utile */</text:p>
      <text:p text:style-name="P59">};</text:p>
      <text:h text:style-name="Heading_20_4" text:outline-level="4">Exemplul 1: mai multe fire de execuţie parcurg lista pentru citire, un fir de execuţie şterge un element din listă.</text:h>
      <table:table table:name="Table7" table:style-name="Table7">
        <table:table-column table:style-name="Table7.A"/>
        <table:table-column table:style-name="Table7.B"/>
        <table:table-header-rows>
          <table:table-row>
            <table:table-cell table:style-name="Table7.A1" office:value-type="string">
              <text:p text:style-name="Table_20_Heading">Citire</text:p>
            </table:table-cell>
            <table:table-cell table:style-name="Table7.A1" office:value-type="string">
              <text:p text:style-name="Table_20_Heading">Scriere</text:p>
            </table:table-cell>
          </table:table-row>
        </table:table-header-rows>
        <table:table-row>
          <table:table-cell table:style-name="Table7.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7.A1" office:value-type="string">
            <text:p text:style-name="CodeInTable">struct list_entry *entry;</text:p>
            <text:p text:style-name="CodeInTable"/>
            <text:p text:style-name="CodeInTable">/* entry e un pointer la elementul care</text:p>
            <text:p text:style-name="CodeInTable"><text:s text:c="3"/>trebuie şters</text:p>
            <text:p text:style-name="CodeInTable"><text:s/>*/</text:p>
            <text:p text:style-name="CodeInTable">list_del_rcu(&amp;entry-&gt;lh);</text:p>
            <text:p text:style-name="CodeInTable">synchronize_kernel();</text:p>
            <text:p text:style-name="CodeInTable">kfree(entry);</text:p>
          </table:table-cell>
        </table:table-row>
      </table:table>
      <text:p text:style-name="P9">Se consideră că firul de scriere este singurul care modifică lista (în caz contrar trebuie folosite mecanisme clasice pentru a sincroniza între ele firele care fac modificări). În plus, este obligatoriu ca firul care scrie să nu fie în zonă critică RCU (pentru că funcţia synchronize_kernel() este blocantă şi blocarea nu este permisă în zonă critică RCU).</text:p>
      <text:h text:style-name="Heading_20_4" text:outline-level="4">Exemplul 2: mai multe fire de execuţie parcurg lista pentru citire, un fir face ştergere în zonă critică</text:h>
      <text:p text:style-name="Standard"/>
      <table:table table:name="Table8" table:style-name="Table8">
        <table:table-column table:style-name="Table8.A"/>
        <table:table-column table:style-name="Table8.B"/>
        <table:table-header-rows>
          <table:table-row>
            <table:table-cell table:style-name="Table8.A1" office:value-type="string">
              <text:p text:style-name="Table_20_Heading">Citire</text:p>
            </table:table-cell>
            <table:table-cell table:style-name="Table8.A1" office:value-type="string">
              <text:p text:style-name="Table_20_Heading">Scriere</text:p>
            </table:table-cell>
          </table:table-row>
        </table:table-header-rows>
        <table:table-row>
          <table:table-cell table:style-name="Table8.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8.A1" office:value-type="string">
            <text:p text:style-name="CodeInTable">void free_entry(struct rcu_head *head) {</text:p>
            <text:p text:style-name="CodeInTable"><text:s text:c="2"/>struct list_entry *entry =</text:p>
            <text:p text:style-name="CodeInTable"><text:s text:c="4"/>container_of(head, struct list_entry,</text:p>
            <text:p text:style-name="CodeInTable"><text:s text:c="8"/>rcu);</text:p>
            <text:p text:style-name="CodeInTable"><text:s text:c="2"/>kfree(entry);</text:p>
            <text:p text:style-name="CodeInTable">}</text:p>
            <text:p text:style-name="CodeInTable"/>
            <text:p text:style-name="CodeInTable">struct list_entry *entry;</text:p>
            <text:p text:style-name="CodeInTable"/>
            <text:p text:style-name="CodeInTable">rcu_read_lock();</text:p>
            <text:p text:style-name="CodeInTable">/* ... */</text:p>
            <text:p text:style-name="CodeInTable">list_del_rcu(&amp;entry-&gt;lh);</text:p>
            <text:p text:style-name="CodeInTable">call_rcu(&amp;entry-&gt;rcu, free_entry);</text:p>
            <text:p text:style-name="CodeInTable">/* ... */</text:p>
            <text:p text:style-name="CodeInTable">rcu_read_unlock();</text:p>
          </table:table-cell>
        </table:table-row>
      </table:table>
      <text:p text:style-name="Standard">Firul de scriere nu poate aştepta trecerea procesoarelor prin starea de latenţă deoarece se află în regiune critică RCU. Prin urmare, programează apelarea amânată a funcţiei free_entry() (care realizează efectiv dealocarea) şi continuă imediat procesarea.</text:p>
      <text:h text:style-name="Heading_20_4" text:outline-level="4">Exemplul 3: Adăugarea unui element</text:h>
      <text:p text:style-name="P9">În condiţiile listelor înlănţuite manipulate cu variantele RCU ale macro‑urilor, problemele de sincronizare sunt rezolvate "de la sine", adică apelurile list_add_rcu() şi list_add_tail_rcu() rezolvă toate problemele de sincronizare.</text:p>
      <text:p text:style-name="P9">Totuşi, vreau să pun în evidenţă un alt principiu al sincronizării RCU, şi anume consistenţa datelor din elemente. Acest principiu este foarte important pentru adăugarea şi modificarea corectă a elementelor.</text:p>
      <text:p text:style-name="P9">Să presupunem că structura list_entry pe care am folosit‑o pentru exemplificare conţine un şir de caractere sub forma unui vector de char (char str[10]). Considerăm un element al listei pentru care câmpul str este modificat caracter cu caracter. Firul care execută modificarea ar putea fi întrerupt de un alt fir, care citeşte câmpul str. Acesta din urmă va citi date inconsistente: în str se află doar o parte din noua valoare, apoi caractere din valoarea iniţială.</text:p>
      <text:p text:style-name="P9">Menţionez că realizarea modificării într‑o zonă critică RCU nu este o soluţie bună. Deşi funcţionează pe sistemele uniprocesor (pentru că zona critică RCU nu poate fi întreruptă), apar probleme de portabilitate. Pe un sistem SMP un alt procesor poate citi <text:span text:style-name="T1">concomitent</text:span> câmpul str.</text:p>
      <text:p text:style-name="P9">În cazul adăugării de elemente, toate câmpurile trebuie să fie iniţializate înainte de a adăuga elementul în listă. Aceasta asigură consistenţa la o citire concomitentă care începe imediat după adăugarea elementului<text:note text:id="ftn73" text:note-class="footnote"><text:note-citation>73</text:note-citation><text:note-body><text:p text:style-name="Footnote">Din considerente de reordonare a instrucţiunilor, ar trebui folosit explicit apelul smp_wmb() între iniţializarea câmpurilor şi adăugarea elementului în listă (reordonarea ar putea executa instrucţiunile de adăugare în listă înaintea unor instrucţiuni care iniţializează elemente, deşi în codul sursă apar în ordinea corectă). În cazul listelor sincronizate prin RCU, macro‑urile de adăugare rezolvă această problemă.</text:p></text:note-body></text:note>.</text:p>
      <text:p text:style-name="P9">Pentru a asigura consistenţa datelor la modificare, soluţia este <text:span text:style-name="T1">înlocuirea</text:span> întregului element, parcurgând următorii paşi:</text:p>
      <text:list text:style-name="L28">
        <text:list-item>
          <text:p text:style-name="P76">se alocă un element nou;</text:p>
        </text:list-item>
        <text:list-item>
          <text:p text:style-name="P76">se copiază elementul vechi peste cel nou;</text:p>
        </text:list-item>
        <text:list-item>
          <text:p text:style-name="P76">se fac modificările în elementul nou;</text:p>
        </text:list-item>
        <text:list-item>
          <text:p text:style-name="P76">se înlocuieşte elementul vechi cu cel nou.</text:p>
        </text:list-item>
      </text:list>
      <text:p text:style-name="P9">Practic de la aceşti paşi vine şi denumirea de RCU. Principul actualizării prin citire şi copiere (read‑copy update) este exact cel prezentat mai sus.</text:p>
      <text:p text:style-name="P9">Problemele de consistenţă a datelor pot fi mult mai complicate decât exemplele pe care le‑am prezentat. Literatura de specialitate oferă şi soluţii (cum ar fi marcarea pentru ştergere, dar ele depăşesc obiectul acestei lucrări.</text:p>
      <text:h text:style-name="Heading_20_3" text:outline-level="3">Anexa <text:sequence text:ref-name="refAnexa1" text:name="Anexa" text:formula="ooow:Anexa+1" style:num-format="A">B</text:sequence> <text:span text:style-name="T10"></text:span> Comutarea fără‑copiere</text:h>
      <text:p text:style-name="Text_20_body">În cazul general, comutarea unui pachet de pe o interfaţă de intrare pe una de ieşire presupune două copieri ale pachetului. În continuare, voi explica de ce sunt necesare aceste copieri şi cum pot fi evitate în cazul unui hardware mai performant.</text:p>
      <text:p text:style-name="Text_20_body">Majoritatea chip‑urilor de reţea sunt capabile să transfere date direct cu memoria centrală folosind mecanismul DMA. Memoria din interiorul chip‑ului de reţea este în general destul de mică: este comparabilă cu dimensiunea maximă a unui pachet, adică are aproximativ 1.5 Kbytes. Pentru a compensa acest neajuns, se folosesc nişte zone de memorie tampon circulare (ring buffers). Există două astfel de buffere separate: unul pentru recepţie şi altul pentru trimitere de pachete.</text:p>
      <text:p text:style-name="Text_20_body">O dată primit un pachet, acesta este transferat imediat în memoria centrală (prin DMA) pentru a putea recepţiona un nou pachet în memoria de pe chip. Într‑un registru de stare se setează bitul care indică primirea unui pachet şi procesorul este semnalizat prin intermediul unei întreruperi. La nivelul kernel‑ului, driverul trebuie să aloce un socket buffer şi să <text:span text:style-name="T1">copieze</text:span> datele din buffer‑ul circular în zona de date utile ale socket buffer‑ului. Copierea trebuie să aibă loc cât mai repede cu putinţă, pentru a asigura ca în buffer să rămână spaţiu pentru a primi noi pachete.</text:p>
      <text:p text:style-name="Text_20_body">Alocarea zonei de date utile a socket buffer‑ului direct în bufferul circular de recepţie nu este posibilă. Chiar şi în cazul în care pachetul va fi trimis mai departe pe o altă interfaţă, nu poate nimeni garanta că acesta apucă să fie procesat de kernel şi copiat de interfaţa de ieşire până când bufferul apucă să bucleze şi ajung să fie suprascrise vechile date. În cazul în care pachetul este destinat chiar maşinii respective (nu trebuie comutat sau rutat, ci face parte dintr‑un socket local), aproape sigur acesta nu va apuca să fie copiat în spaţiu utilizator până când bufferul de recepţie buclează. Prin urmare, este absolut necesară alocarea unui spaţiu de memorie separat şi realizarea imediată a copierii din bufferul circular de către driver.</text:p>
      <text:p text:style-name="Text_20_body">La trimitere lucrurile sunt destul de asemănătoare. Procesorul depune unul sau mai multe pachete în bufferul circular de trimitere, apoi instruieşte chip‑ul plăcii de reţea să înceapă trimiterea. Acesta din urmă va copia pe rând pachetele în memoria proprie, le va trimite şi, în cele din urmă, atunci când toate pachetele au fost trimise şi bufferul circular se goleşte, procesorul va fi semnalizat printr‑o întrerupere.</text:p>
      <text:p text:style-name="Text_20_body">Bufferele circulare sunt alocate de driver la iniţializare, înainte de a configurarea chip‑ului. Zona de memorie folosită trebuie să fie capabilă DMA, pentru ca accesul chip‑ului să fie posibil. După alocare, adresele bufferelor sunt depuse în nişte registre speciale ale chip‑ului şi rămân nemodificate pe toată durata de viaţă a driverului.</text:p>
      <text:p text:style-name="Text_20_body">La trimitere este necesară o a doua copiere a pachetului tocmai pentru că adresa bufferului de trimitere este fixă. Datele pachetului se găsesc sigur în altă zonă, fie că socket bufferul a fost creat de către un driver la recepţia unui pachet pe o interfaţă, fie că a fost creat de un socket pentru trimiterea datelor.</text:p>
      <text:p text:style-name="Text_20_body">Cele două copieri ale datelor au un impact puternic asupra performanţei. Producătorii de hardware au căutat să elimine acest neajuns prin îmbunătăţirea logicii implementate în chip‑urile de reţea.</text:p>
      <text:p text:style-name="Text_20_body">Rezolvarea a fost destul de simplă: în loc să se păstreze chiar datele pachetului în bufferele circulare, se păstrează pointeri către acestea.</text:p>
      <text:p text:style-name="Text_20_body">La recepţia pachetelor, driverul cooperează prin <text:span text:style-name="T1">prealocarea</text:span> de socket buffere (acestea sunt alocate <text:span text:style-name="T1">înainte</text:span><text:span text:style-name="T2"> ca pachetele să fie primite)</text:span>. O dată cunoscută adresa zonei de date utile, aceasta poate fi depusă în bufferul circular de recepţie. Atunci când primeşte un pachet, chip‑ul de reţea îl va transfera în memoria sistemului la <text:span text:style-name="T1">adresa</text:span><text:span text:style-name="T2"> din buffer în loc să îl transfere direct în buffer. Cum adresa din buffer este exact adresa zonei de date utile a socket buffer‑ului, practic chip‑ul de reţea transferă pachetul </text:span><text:span text:style-name="T1">direct în socket buffer</text:span><text:span text:style-name="T2">, fără a mai fi nevoie de o copiere suplimentară. Adresa bufferului circular de recepţie rămâne în continuare fixă.</text:span></text:p>
      <text:p text:style-name="P9">Se impun însă câteva observaţii. Pentru ca chip‑ul de reţea să depună pachetul direct în socket buffer, partea de date utile a acestuia trebuie alocată într‑o zonă de memorie capabilă DMA. Driverul beneficiază de cooperarea kernel‑ului pentru a îndeplini această cerinţă. O altă problemă este că dimensiunea pachetului nu este cunoscută la momentul alocării zonei de date utile a socket buffer‑ului. Cum chip‑ul de reţea depune pachetul direct în socket buffer, trebuie luate măsuri speciale pentru a asigura ca scrierile să nu se facă în afara zonei alocate.</text:p>
      <text:p text:style-name="P9">La trimitere, lucrurile sunt oarecum asemănătoare. Datele utile ale pachetului se găsesc în zone de memorie capabile DMA. În loc să fie copiate datele în sine în bufferul de trimitere, se depune doar un pointer către ele. La transmitere, chip‑ul va prelua datele direct din zona de date utile a socket buffer‑ului.</text:p>
      <text:p text:style-name="P9">Această abordare a permis implementarea foarte uşoară a unei alte facilităţi, cunoscută sub numele de <text:span text:style-name="T1">Scatter‑Gather I/O</text:span>. Aceasta permite "asamblarea" pachetului direct de către chip‑ul de reţea, la trimitere. Spre exemplu antetul de nivel 2 şi PDU de nivel 2 pot să se găsească în zone neadiacente de memorie. La trimitere se vor depune în bufferul circular adresele celor două fragmente, iar asamblarea pachetului se va face direct în memoria tampon a chip‑ului. Aceasta scuteşte copieri suplimentare în memoria centrală pentru asamblarea pachetului.</text:p>
      <text:p text:style-name="P9">Socket bufferele implementează funcţionalitate specială pentru a păstra şi manipula pachete fragmentate. Mai mult, stiva de reţea din kernel realizează automat asamblarea unui pachet fragmentat înainte de trimitere în cazul în care driverul nu suportă pachete fragmentate.</text:p>
      <text:h text:style-name="Heading_20_3" text:outline-level="3">Anexa <text:sequence text:ref-name="refAnexa2" text:name="Anexa" text:formula="ooow:Anexa+1" style:num-format="A">C</text:sequence> <text:span text:style-name="T10"></text:span> Algoritmul STP</text:h>
      <text:p text:style-name="Text_20_body">Algoritmul de comutare a pachetelor poate fi rezumat în ultimă instanţă la 3 reguli:</text:p>
      <text:list text:style-name="L29">
        <text:list-item>
          <text:p text:style-name="P77">Dacă adresa destinaţie a cadrului este cunoscută şi portul destinaţie este acelaşi cu cel de intrare, ignoră cadrul.</text:p>
        </text:list-item>
        <text:list-item>
          <text:p text:style-name="P77">Dacă adresa destinaţie a cadrului este cunoscută şi portul destinaţie este diferit de cel de intrare, trimite cadrul pe portul destinaţie.</text:p>
        </text:list-item>
        <text:list-item>
          <text:p text:style-name="P77">Dacă adresa destinaţie a cadrului nu este cunoscută, trimite cadrul pe toate porturile mai puţin cel de intrare.</text:p>
        </text:list-item>
      </text:list>
      <text:p text:style-name="Text_20_body">Reamintesc faptul că regulile descrise mai sus se aplică întotdeauna <text:span text:style-name="T1">în interiorul</text:span><text:span text:style-name="T2"> </text:span>VLAN‑ului pe care a sosit cadrul.</text:p>
      <text:p text:style-name="Text_20_body">În cazul în care într‑o reţea există mai multe switch‑uri şi cel puţin o legătură redundantă, pot apărea probleme dacă toate switch‑urile aplică doar cele 3 reguli de mai sus.</text:p>
      <text:p text:style-name="Text_20_body"><draw:frame draw:style-name="fr12" draw:name="Frame16" text:anchor-type="paragraph" svg:width="2.4634in" draw:z-index="22"><draw:text-box fo:min-height="1.9618in"><text:p text:style-name="Figura"><draw:frame draw:style-name="fr6" draw:name="Graphic16" text:anchor-type="paragraph" svg:x="0.0016in" svg:y="0.0008in" svg:width="2.1783in" style:rel-width="100%" svg:height="1.3437in" style:rel-height="scale" draw:z-index="23"><draw:image xlink:href="Pictures/200003A8000030F500001E2F8C25229F.svm" xlink:type="simple" xlink:show="embed" xlink:actuate="onLoad"/></draw:frame>Figura <text:sequence text:ref-name="refFigura10" text:name="Figura" text:formula="ooow:Figura+1" style:num-format="1">11</text:sequence> <text:span text:style-name="T10"></text:span> Exemplu de reţea redundantă</text:p></draw:text-box></draw:frame>Pentru exemplul din <text:sequence-ref text:reference-format="category-and-value" text:ref-name="refFigura10">Figura 11</text:sequence-ref> se poate arăta destul de uşor că, o dată ce una dintre staţii a trimis un cadru, acesta se va reîntoarce în switch‑ul direct conectat cu staţia care a trimis cadrul. Cum switch‑urile nu au nici o modalitate prin care să recunoască un cadru care a trecut deja prin ele, acesta va bucla la infinit prin reţea.</text:p>
      <text:p text:style-name="Text_20_body">Totuşi legăturile redundante pot fi extrem de utile pentru a asigura funcţionarea reţelei chiar în cazul în care se defectează unul dintre switch‑uri sau se întrerupe o legătură. Pentru a face posibilă funcţionarea unei reţele cu legături redundante, proiectanţii au dezvoltat protocolul STP (Spanning‑Tree Protocol). Acesta alege din graful reţelei doar un arbore de acoperire, restul de legături (care ar închide cicluri) fiind ignorate.</text:p>
      <text:p text:style-name="Text_20_body">Principalul avantaj al STP este că nu necesită un dispozitiv central pentru funcţionare. Cu alte cuvinte este un protocol descentralizat. Pentru a putea funcţiona descentralizat, protocolul începe prin alegerea (dinamică) a unui switch rădăcină. Apoi toate celelalte switch‑uri aleg calea optimă spre rădăcină.</text:p>
      <text:p text:style-name="Text_20_body">Funcţionarea STP se bazează pe două tipuri de cadre speciale, numite BPDU <text:span text:style-name="T2">(</text:span><text:span text:style-name="T1">Bridge Protocol Data Unit</text:span><text:span text:style-name="T2">):</text:span></text:p>
      <text:list text:style-name="L30">
        <text:list-item>
          <text:p text:style-name="P78">BPDU de configurare (Configuration BPDUs). Sunt folosite pentru alegerea switch‑ului rădăcină, pentru a anunţa costurile acumulate şi valorile unor cronometre.</text:p>
        </text:list-item>
        <text:list-item>
          <text:p text:style-name="P78">BPDU de anunţare a schimbării topologiei (Topology change notification BPDUs). Aceste cadre sunt folosite atunci când apar schimbări ale topologiei (de exemplu atunci când se defectează o componentă).</text:p>
        </text:list-item>
      </text:list>
      <text:p text:style-name="P9">Algoritmul STP rulează în 3 etape:</text:p>
      <text:list text:style-name="L31">
        <text:list-item>
          <text:p text:style-name="P79">Selectarea switch‑ului rădăcină. Acesta va fi rădăcina arborelui de acoperire generat. Spre deosebire de algoritmul clasic al arborelui minim de acoperire, la STP alegerea rădăcinii nu se face după costuri. În schimb, fiecare switch are un identificator unic de 6 bytes. Schimbând între ele BPDU de configurare, switch‑urile aleg rădăcina ca fiind switch‑ul cu identificatorul cel mai mic dintre ele.</text:p>
        </text:list-item>
        <text:list-item>
          <text:p text:style-name="P79">Determinarea portului rădăcină al fiecărui switch. Fiecare switch selectează interfaţa de reţea care are calea de cost minim spre switch‑ul rădăcină. Acesta devine portul rădăcină al switch‑ului.</text:p>
        </text:list-item>
        <text:list-item>
          <text:p text:style-name="P79">Determinarea <text:span text:style-name="T1">switch‑ului desemnat</text:span> pentru fiecare segment LAN. Atunci când un segment de LAN este conectat cu mai multe switch‑uri prin care există căi diferite spre switch‑ul rădăcină, doar unul dintre acestea trebuie ales pentru a trimite traficul spre switch‑ul rădăcină. Astfel se asigură o topologie în formă de arbore. Portul switch‑ului desemnat care conectează segmentul de LAN se numeşte <text:span text:style-name="T1">port desemnat</text:span>.</text:p>
        </text:list-item>
      </text:list>
      <text:p text:style-name="P9">Toate porturile de switch‑uri care nu au fost alese ca porturi rădăcină sau porturi desemnate sunt blocate. Acestea nu vor transporta cadre normale, dar vor primi în continuare cadre BPDU. Astfel un port blocat se poate reactiva în cazul defectării unei componente.</text:p>
      <text:p text:style-name="P9">Pentru a preîntâmpina buclele temporare (care pot apărea atunci când unele swich‑uri nu cunosc încă topologia globală a reţelei), au fost introduse două stări suplimentare ale unui port, pe lângă cea de blocare şi cea în care comută pachetele. Diagrama de tranziţii pentru porturi şi condiţiile de trecere dintr‑o stare în alta depăşesc scopul acestei lucrări. Mai multe detalii despre acestea se pot găsi în <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 subsecţiunea 12.2.4 (Spanning‑Tree Protocol).</text:p>
      <text:p text:style-name="P9">Rularea algoritmului STP în reţelele care folosesc VLAN‑uri şi legături în trunchi ridică o serie de probleme. Algoritmul STP aşa cum a fost definit are sens în interiorul aceluiaşi domeniu de broadcast<text:note text:id="ftn74" text:note-class="footnote"><text:note-citation>74</text:note-citation><text:note-body><text:p text:style-name="Footnote">Domeniul de broadcast reprezintă acea parte a reţelei în care se propagă un cadru având ca adresă MAC destinaţie adresa de broadcast. Acesta este un mod foarte simplu şi intuitiv de a denumi un segment de LAN conectat exclusiv cu echipamente de nivel 2.</text:p></text:note-body></text:note>. Într‑o reţea în care se folosesc VLAN‑uri, fiecare dintre acestea reprezintă un domeniu de broadcast. Din acest punct de vedere, o legătură în trunchi este o legătură fizică aparţinând mai multor domenii de broadcast. Cum STP a fost conceput pentru a asigura redundanţa la nivelul legăturilor fizice, aplicarea lui în cazul reţelelor care folosesc VLAN‑uri poate fi soluţionată în mai multe feluri. Pentru o descriere amănunţită a posibilelor soluţii şi a avantajelor şi dezavantajelor oferite de fiecare, se pot găsi mai multe detalii în <text:bibliography-mark text:identifier="Finn01" text:bibliography-type="article" text:author="Finn, Norman" text:publisher="Cisco" text:title="Multiple Spanning Trees in 802.1Q" text:year="1996">[Finn01]</text:bibliography-mark>.</text:p>
      <text:p text:style-name="P9">Standardul 802.1q specifică folosirea unei singure instanţe a algoritmului STP, care rulează pe VLAN‑ul nativ<text:note text:id="ftn75" text:note-class="footnote"><text:note-citation>75</text:note-citation><text:note-body><text:p text:style-name="Footnote">Este vorba de VLAN‑ul din care se consideră că fac parte cadrele fără marcaj 802.1q care sosesc pe un port configurat în trunchi.</text:p></text:note-body></text:note>. Cadrele BPDU sunt transmise întotdeauna fără marcaj 802.1q, asigurând astfel compatibilitatea cu dispozitivele care nu suportă legături în trunchi.</text:p>
      <text:p text:style-name="P9">Cisco Systems a dezvoltat protocolul PVST+ (Per‑VLAN Spanning Tree Plus), care este compatibil cu arborele de acoperire unic, specificat de standardul 802.1q, dar permite rularea unei instanţe diferite a algoritmului STP pe fiecare VLAN. Pentru fiecare arbore de acoperire există o singură cale activă, dar totuşi, într‑o reţea Cisco, aceasta poate fi diferită pentru fiecare VLAN. O prezentare sumară a PVST+ poate fi găsită în <text:bibliography-mark text:identifier="McQuery01" text:bibliography-type="book" text:author="McQuerry, Steve" text:publisher="Cisco Press" text:title="Interconnecting Cisco Network Devices (ICND)" text:year="2003">[McQuery01]</text:bibliography-mark>.</text:p>
      <text:h text:style-name="Heading_20_3" text:outline-level="3">Anexa <text:sequence text:ref-name="refAnexa3" text:name="Anexa" text:formula="ooow:Anexa+1" style:num-format="A">D</text:sequence> <text:span text:style-name="T10"></text:span> Porturi în trunchi şi rutare între VLAN‑uri cu Linux bridge şi 8021q</text:h>
      <text:p text:style-name="Text_20_body">Am afirmat deja la începutul secţiunii de implementare că funcţionalitatea (combinată) de porturi în trunchi, comutare şi rutare între VLAN‑uri este posibilă folosind modulele deja existente din Linux kernel, respectiv <text:span text:style-name="T1">bridge</text:span><text:span text:style-name="T2"> şi </text:span><text:span text:style-name="T1">8021q</text:span><text:span text:style-name="T2">. Deşi posibilă, implementarea cu ajutorul acestor module are multe dezavantaje, pe care le‑am enumerat deja în secţiunea dedicată implementării. Aici mă voi rezuma la a prezenta un exemplu de arhitectură, precum şi comenzile care realizează configurarea.</text:span></text:p>
      <text:p text:style-name="P9">Suppose we had a machine with 4 network interfaces, and we wanted to configure these interfaces as follows:</text:p>
      <text:list text:style-name="L32">
        <text:list-item>
          <text:p text:style-name="P80">eth0 in trunk mode, allowing access to VLANs 1 and 2;</text:p>
        </text:list-item>
        <text:list-item>
          <text:p text:style-name="P81">eth1 in trunk mode, allowing access to VLANs 1 and 3;</text:p>
        </text:list-item>
        <text:list-item>
          <text:p text:style-name="P80">eth2 in access mode, in VLAN 2;</text:p>
        </text:list-item>
        <text:list-item>
          <text:p text:style-name="P80">eth3 in access mode, in VLAN 3.</text:p>
        </text:list-item>
      </text:list>
      <text:p text:style-name="P9">Additionally, routing must be accomplished between VLANs 2 and 3, using address <text:s/>192.168.2.254/24 on VLAN 2 and address 192.168.3.254/24 on VLAN 3.</text:p>
      <text:p text:style-name="P9">The command sequence that builds up this configuration is:</text:p>
      <text:p text:style-name="Code">modprobe bridge</text:p>
      <text:p text:style-name="Code">modprobe 8021q</text:p>
      <text:p text:style-name="Code"/>
      <text:p text:style-name="Code">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Se observă numărul relativ mare de comenzi care sunt necesare. Configurarea devine extrem de anevoioasă în cazul mai multor porturi în trunchi şi al unui număr mare de VLAN‑uri comutate între acestea.</text:p>
      <text:p text:style-name="Text_20_body">Pentru exemplul de mai sus (cu 4 interfeţe de reţea), cazul cel mai defavorabil îl constituie configurarea în trunchi a tuturor interfeţelor şi accesul lor la toate cele 4094 VLAN‑uri disponibile utilizatorului. În acest caz ar fi necesare 4 <text:span text:style-name="T22">⋅</text:span><text:span text:style-name="T27"> 4094 = 16376 interfeţe virtuale de tip 8021q, plus încă 4094 interfeţe virtuale de tip bridge şi tot atâtea bridge‑uri. În aceste condiţii (pur ipotetice, fireşte) o serie de algoritmi bazaţi pe identificarea unei interfeţe de reţea prin căutare liniară în lista tuturor interfeţelor devin extrem de neperformanţi. Un exemplu concludent este funcţia dev_get_by_name(), care localizează o interfaţă după nume, parcurgând liniar lista tuturor interfeţelor şi apelând strcmp() pentru fiecare dintre acestea.</text:span></text:p>
      <text:h text:style-name="Heading_20_3" text:outline-level="3">Anexa <text:sequence text:ref-name="refAnexa4" text:name="Anexa" text:formula="ooow:Anexa+1" style:num-format="A">E</text:sequence> <text:span text:style-name="T10"></text:span> Echivalenţe de termeni</text:h>
      <text:p text:style-name="Text_20_body">Acquire (d. dispozitive de sincronizare) <text:span text:style-name="T10"></text:span> Acaparare; zăvorâre</text:p>
      <text:p text:style-name="Text_20_body">Buffer <text:span text:style-name="T10"></text:span> Zonă tampon; Ring ~ <text:span text:style-name="T10"></text:span> Zonă tampon circulară</text:p>
      <text:p text:style-name="Text_20_body">Lock <text:span text:style-name="T10"></text:span> Zăvor</text:p>
      <text:p text:style-name="Text_20_body">Management Switch <text:span text:style-name="T10"></text:span> Switch configurabil</text:p>
      <text:p text:style-name="Text_20_body">Preemption <text:span text:style-name="T10"></text:span> Prelevare</text:p>
      <text:p text:style-name="Text_20_body">Race Condition <text:span text:style-name="T10"></text:span> Cursă Critică</text:p>
      <text:p text:style-name="Text_20_body">Routing <text:span text:style-name="T10"></text:span> Rutare</text:p>
      <text:p text:style-name="Text_20_body">Quiescent State (d. RCU) <text:span text:style-name="T10"></text:span> Stare de latenţă</text:p>
      <text:p text:style-name="Text_20_body">Switch <text:span text:style-name="T10"></text:span> Comutator</text:p>
      <text:p text:style-name="Text_20_body">Switching Table <text:span text:style-name="T10"></text:span> Tabelă de comutare</text:p>
      <text:p text:style-name="Text_20_body">Timer <text:span text:style-name="T10"></text:span> Cronometru</text:p>
      <text:p text:style-name="Text_20_body"/>
      <text:h text:style-name="Heading_20_1" text:outline-level="1">Bibliografie</text:h>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style-name="Internet_20_link"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list text:style-name="Bullets">
            <text:list-item>
              <text:p text:style-name="P82"><text:span text:style-name="Bold">Javvin01</text:span>: The Javvin Company, <text:span text:style-name="Emphasis">VLAN: Virtual Local Area Network and IEEE 802.1Q</text:span>, <text:span text:style-name="Internet_20_link">http://www.javvin.com/protocolVLAN.html</text:span> </text:p>
            </text:list-item>
            <text:list-item>
              <text:p text:style-name="P82"><text:span text:style-name="Bold">Cisco01</text:span>: Cisco Systems, <text:span text:style-name="Emphasis">CCNA Curriculum</text:span>, <text:span text:style-name="Internet_20_link">http://www.cisco.com/en/US/learning/netacad/course_catalog/CCNA.html</text:span> </text:p>
            </text:list-item>
            <text:list-item>
              <text:p text:style-name="P82"><text:span text:style-name="Bold">Salim01</text:span>: Salim, Jamal Hadi; Olsson, Robert; Kuznetsov, Alexey, <text:span text:style-name="Emphasis">Beyond Softnet</text:span>, 2001</text:p>
            </text:list-item>
            <text:list-item>
              <text:p text:style-name="P82"><text:span text:style-name="Bold">Wehrle01</text:span>: Wehrle, Klaus; Pahlke, Frank; Ritter, Hartmut; Muller, Daniel; Bechler, Marc, <text:span text:style-name="Emphasis">The Linux Networking Architecture</text:span>, 2004</text:p>
            </text:list-item>
            <text:list-item>
              <text:p text:style-name="P82"><text:span text:style-name="Bold">Kuznetsov01</text:span>: Kuznetsov, Alexey; Salim, Jamal Hadi; Olsson, Robert, <text:span text:style-name="Emphasis">NAPI Howto</text:span>, <text:span text:style-name="Internet_20_link">file:///linux-2.6.*/Documentation/networking/NAPI_HOWTO.txt</text:span> </text:p>
            </text:list-item>
            <text:list-item>
              <text:p text:style-name="P82"><text:span text:style-name="Bold">Lawyer01</text:span>: Lawyer, David S., <text:span text:style-name="Emphasis">Text-Terminal-Howto</text:span>, <text:span text:style-name="Internet_20_link">http://www.tldp.org/HOWTO/Text-Terminal-HOWTO.html</text:span> </text:p>
            </text:list-item>
            <text:list-item>
              <text:p text:style-name="P82"><text:span text:style-name="Bold">Cisco02</text:span>: Cisco Systems, <text:span text:style-name="Emphasis">Multicast in a Campus Network: CGMP and IGMP Snooping</text:span>, <text:span text:style-name="Internet_20_link">http://www.cisco.com/warp/public/473/22.html</text:span> </text:p>
            </text:list-item>
            <text:list-item>
              <text:p text:style-name="P82"><text:span text:style-name="Bold">LKT01</text:span>: The Linux Kernel Team, <text:span text:style-name="Emphasis">Kernel Source RCU Documentation</text:span>, <text:span text:style-name="Internet_20_link">file:///linux-2.6.*/Documentation/RCU/</text:span> </text:p>
            </text:list-item>
            <text:list-item>
              <text:p text:style-name="P82"><text:span text:style-name="Bold">Finn01</text:span>: Finn, Norman, <text:span text:style-name="Emphasis">Multiple Spanning Trees in 802.1Q</text:span>, 1996</text:p>
            </text:list-item>
            <text:list-item>
              <text:p text:style-name="P82"><text:span text:style-name="Bold">McQuery01</text:span>: McQuerry, Steve, <text:span text:style-name="Emphasis">Interconnecting Cisco Network Devices (ICND)</text:span>, 2003</text:p>
            </text:list-item>
          </text:list>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Nimbus Sans L1" svg:font-family="'Nimbus Sans L'"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00%"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master-page-name="NewChapter" style:default-outline-level="1">
      <style:paragraph-properties fo:margin-top="1.1492in" fo:margin-bottom="0.4764in" fo:break-before="auto" fo:break-after="auto"/>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Bullets" style:class="index">
      <style:paragraph-properties fo:margin-left="0in" fo:margin-right="0in" fo:margin-top="0in" fo:margin-bottom="0.0783in" fo:line-height="100%" fo:text-indent="0in" style:auto-text-indent="false">
        <style:tab-stops>
          <style:tab-stop style:position="5.7673in" style:type="right" style:leader-style="dotted" style:leader-text="."/>
        </style:tab-stops>
      </style:paragraph-properties>
    </style:style>
    <style:style style:name="Title" style:family="paragraph" style:parent-style-name="Heading" style:next-style-name="Subtitle" style:class="chapter">
      <style:paragraph-properties fo:margin-left="0.5118in" fo:margin-right="0.5118in" fo:text-align="center" style:justify-single-word="false" fo:text-indent="0in" style:auto-text-indent="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1" fo:font-size="10pt" style:font-name-asian="Nimbus Mono L1" style:font-size-asian="10pt" style:font-name-complex="Nimbus Mono L1" style:font-size-complex="10pt"/>
    </style:style>
    <style:style style:name="Figura" style:family="paragraph" style:parent-style-name="Caption">
      <style:paragraph-properties fo:margin-top="0in" fo:margin-bottom="0.3937in" fo:text-align="center" style:justify-single-word="false"/>
    </style:style>
    <style:style style:name="Anexa" style:family="paragraph" style:parent-style-name="Caption"/>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CodeInTable" style:family="paragraph" style:parent-style-name="Code">
      <style:paragraph-properties fo:margin-left="0in" fo:margin-right="0in" fo:text-indent="0in" style:auto-text-indent="false"/>
      <style:text-properties fo:font-size="8pt"/>
    </style:style>
    <style:style style:name="Pict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Keyword" style:family="text">
      <style:text-properties fo:color="#cc0000" style:font-name="Nimbus Mono L" fo:font-size="10pt"/>
    </style:style>
    <style:style style:name="IntegerConstant" style:family="text">
      <style:text-properties fo:color="#008000" style:font-name="Nimbus Mono L" fo:font-size="10pt"/>
    </style:style>
    <style:style style:name="Comment" style:family="text">
      <style:text-properties fo:color="#000080" style:font-name="Nimbus Mono L" fo:font-size="10pt"/>
    </style:style>
    <style:style style:name="Bold" style:family="text">
      <style:text-properties fo:font-weight="bold"/>
    </style:style>
    <style:style style:name="Frame" style:family="graphic">
      <style:graphic-properties text:anchor-type="paragraph" svg:x="0in" svg:y="0in" fo:margin-left="0.3937in" fo:margin-right="0.0783in" fo:margin-top="0.1965in" fo:margin-bottom="0.1965in" style:wrap="none" style:vertical-pos="top" style:vertical-rel="paragraph-content" style:horizontal-pos="center" style:horizontal-rel="paragraph-content" fo:background-color="transparent" style:background-transparency="100%" fo:padding="0in" fo:border="none">
        <style:background-image/>
        <style:columns fo:column-count="0" fo:column-gap="0in"/>
      </style:graphic-properties>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Bullet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Table9" style:family="table">
      <style:table-properties style:width="6.1028in" table:align="margins"/>
    </style:style>
    <style:style style:name="Table9.A" style:family="table-column">
      <style:table-column-properties style:column-width="5.4132in" style:rel-column-width="58128*"/>
    </style:style>
    <style:style style:name="Table9.B" style:family="table-column">
      <style:table-column-properties style:column-width="0.6896in" style:rel-column-width="7407*"/>
    </style:style>
    <style:style style:name="Table9.A1" style:family="table-cell">
      <style:table-cell-properties fo:padding="0.0382in" fo:border-left="none" fo:border-right="none" fo:border-top="none" fo:border-bottom="0.0007in solid #000000"/>
    </style:style>
    <style:style style:name="Table11" style:family="table">
      <style:table-properties style:width="6.1028in" table:align="margins"/>
    </style:style>
    <style:style style:name="Table11.A" style:family="table-column">
      <style:table-column-properties style:column-width="5.5153in" style:rel-column-width="59224*"/>
    </style:style>
    <style:style style:name="Table11.B" style:family="table-column">
      <style:table-column-properties style:column-width="0.5875in" style:rel-column-width="6311*"/>
    </style:style>
    <style:style style:name="Table11.A1" style:family="table-cell">
      <style:table-cell-properties fo:padding="0.0382in" fo:border-left="none" fo:border-right="none" fo:border-top="none" fo:border-bottom="0.0007in solid #000000"/>
    </style:style>
    <style:style style:name="Table10" style:family="table">
      <style:table-properties style:width="6.1028in" table:align="margins"/>
    </style:style>
    <style:style style:name="Table10.A" style:family="table-column">
      <style:table-column-properties style:column-width="5.6444in" style:rel-column-width="60612*"/>
    </style:style>
    <style:style style:name="Table10.B" style:family="table-column">
      <style:table-column-properties style:column-width="0.4583in" style:rel-column-width="4923*"/>
    </style:style>
    <style:style style:name="Table10.A1" style:family="table-cell">
      <style:table-cell-properties fo:padding="0.0382in" fo:border-left="none" fo:border-right="none" fo:border-top="none" fo:border-bottom="0.0007in solid #000000"/>
    </style:style>
    <style:style style:name="P1" style:family="paragraph" style:parent-style-name="Table_20_Contents">
      <style:paragraph-properties fo:text-align="end" style:justify-single-word="false"/>
    </style:style>
    <style:page-layout style:name="pm1">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pm2">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9047in" fo:margin-left="0in" fo:margin-right="0in" fo:margin-bottom="0.7083in" style:dynamic-spacing="false"/>
      </style:header-style>
      <style:footer-style/>
    </style:page-layout>
  </office:automatic-styles>
  <office:master-styles>
    <style:master-page style:name="Standard" style:page-layout-name="pm1">
      <style:header>
        <table:table table:name="Table9" table:style-name="Table9">
          <table:table-column table:style-name="Table9.A"/>
          <table:table-column table:style-name="Table9.B"/>
          <table:table-row>
            <table:table-cell table:style-name="Table9.A1" office:value-type="string">
              <text:p text:style-name="Table_20_Contents"><text:chapter text:display="name" text:outline-level="1">Anexe</text:chapter></text:p>
            </table:table-cell>
            <table:table-cell table:style-name="Table9.A1" office:value-type="string">
              <text:p text:style-name="P1"><text:page-number text:select-page="current">69</text:page-number></text:p>
            </table:table-cell>
          </table:table-row>
        </table:table>
        <text:p text:style-name="Header"/>
      </style:header>
      <style:header-left>
        <table:table table:name="Table11" table:style-name="Table11">
          <table:table-column table:style-name="Table11.A"/>
          <table:table-column table:style-name="Table11.B"/>
          <table:table-row>
            <table:table-cell table:style-name="Table11.A1" office:value-type="string">
              <text:p text:style-name="Table_20_Contents"><text:chapter text:display="name" text:outline-level="1">Anexe</text:chapter></text:p>
            </table:table-cell>
            <table:table-cell table:style-name="Table11.A1" office:value-type="string">
              <text:p text:style-name="P1"><text:page-number text:select-page="current">69</text:page-number></text:p>
            </table:table-cell>
          </table:table-row>
        </table:table>
        <text:p text:style-name="Header_20_left"/>
      </style:header-left>
    </style:master-page>
    <style:master-page style:name="First_20_Page" style:display-name="First Page" style:page-layout-name="pm2" style:next-style-name="Standard"/>
    <style:master-page style:name="Footnote" style:page-layout-name="pm3"/>
    <style:master-page style:name="Endnote" style:page-layout-name="pm3"/>
    <style:master-page style:name="NewChapter" style:page-layout-name="pm4" style:next-style-name="Standard">
      <style:header>
        <table:table table:name="Table10" table:style-name="Table10">
          <table:table-column table:style-name="Table10.A"/>
          <table:table-column table:style-name="Table10.B"/>
          <table:table-row>
            <table:table-cell table:style-name="Table10.A1" office:value-type="string">
              <text:p text:style-name="Table_20_Contents"><text:title>Sistem de rutare între VLAN-uri bazat pe LISA</text:title></text:p>
            </table:table-cell>
            <table:table-cell table:style-name="Table10.A1" office:value-type="string">
              <text:p text:style-name="P1"><text:page-number text:select-page="current">69</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dc:title>Sistem de rutare între VLAN-uri bazat pe LISA</dc:title>
    <meta:creation-date>2005-06-04T13:46:09</meta:creation-date>
    <dc:date>2005-12-17T23:58:04</dc:date>
    <dc:language>en-US</dc:language>
    <meta:editing-cycles>0</meta:editing-cycles>
    <meta:editing-duration>PT0S</meta:editing-duration>
    <meta:user-defined meta:name="Info 1"/>
    <meta:user-defined meta:name="Info 2"/>
    <meta:user-defined meta:name="Info 3"/>
    <meta:user-defined meta:name="Info 4"/>
    <meta:document-statistic meta:table-count="13" meta:image-count="18" meta:object-count="9" meta:page-count="69" meta:paragraph-count="870" meta:word-count="25357" meta:character-count="160136"/>
  </office:meta>
</office:document-meta>
</file>

<file path=ObjBFFFEA81/content.xml><?xml version="1.0" encoding="utf-8"?>
<!DOCTYPE math  PUBLIC '-//OpenOffice.org//DTD Modified W3C MathML 1.01//EN'  'math.dtd'>
<math:math xmlns:math="http://www.w3.org/1998/Math/MathML">
  <math:semantics>
    <math:mrow>
      <math:mfenced math:open="[" math:close="]">
        <math:mrow>
          <math:mrow>
            <math:mrow>
              <math:mn>100</math:mn>
              <math:mo math:stretchy="false">⋅</math:mo>
              <math:mfrac>
                <math:mn>1</math:mn>
                <math:mn>2</math:mn>
              </math:mfrac>
            </math:mrow>
            <math:mo math:stretchy="false">⋅</math:mo>
            <math:mfrac>
              <math:mrow>
                <math:mn>80</math:mn>
                <math:mo math:stretchy="false"></math:mo>
                <math:mn>20</math:mn>
              </math:mrow>
              <math:mn>20</math:mn>
            </math:mfrac>
          </math:mrow>
          <math:mo math:stretchy="false">⋅</math:mo>
          <math:mfrac>
            <math:mn>1</math:mn>
            <math:mn>100</math:mn>
          </math:mfrac>
        </math:mrow>
      </math:mfenced>
      <math:mo math:stretchy="false">=</math:mo>
      <math:mn>2</math:mn>
    </math:mrow>
    <math:annotation math:encoding="StarMath 5.0">left[100 cdot {1 over 2 }cdot {{80 +20} over 20} cdot {1 over 100}right]=2</math:annotation>
  </math:semantics>
</math:math>
</file>

<file path=ObjBFFFEA82/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BFFFEA83/content.xml><?xml version="1.0" encoding="utf-8"?>
<!DOCTYPE math  PUBLIC '-//OpenOffice.org//DTD Modified W3C MathML 1.01//EN'  'math.dtd'>
<math:math xmlns:math="http://www.w3.org/1998/Math/MathML">
  <math:semantics>
    <math:mrow>
      <math:msub>
        <math:mi>t</math:mi>
        <math:mi>d</math:mi>
      </math:msub>
      <math:mo math:stretchy="false">=</math:mo>
      <math:mrow>
        <math:mfrac>
          <math:mn>1</math:mn>
          <math:msub>
            <math:mi>r</math:mi>
            <math:mi math:fontstyle="italic">out</math:mi>
          </math:msub>
        </math:mfrac>
        <math:mo math:stretchy="false">−</math:mo>
        <math:mrow>
          <math:mfrac>
            <math:mrow>
              <math:mi math:fontstyle="italic">len</math:mi>
              <math:mo math:stretchy="false">⋅</math:mo>
              <math:mn>8</math:mn>
            </math:mrow>
            <math:msub>
              <math:mi>v</math:mi>
              <math:mi math:fontstyle="italic">trans</math:mi>
            </math:msub>
          </math:mfrac>
          <math:mo math:stretchy="false">⋅</math:mo>
          <math:msup>
            <math:mn>10</math:mn>
            <math:mrow>
              <math:mo math:stretchy="false">−</math:mo>
              <math:mn>6</math:mn>
            </math:mrow>
          </math:msup>
        </math:mrow>
      </math:mrow>
    </math:mrow>
    <math:annotation math:encoding="StarMath 5.0">t_{d}=1 over {r_out}-{len cdot 8} over {v_trans} cdot 10 ^ {-6}</math:annotation>
  </math:semantics>
</math:math>
</file>

<file path=ObjBFFFEA86/content.xml><?xml version="1.0" encoding="utf-8"?>
<!DOCTYPE math  PUBLIC '-//OpenOffice.org//DTD Modified W3C MathML 1.01//EN'  'math.dtd'>
<math:math xmlns:math="http://www.w3.org/1998/Math/MathML">
  <math:semantics>
    <math:mrow>
      <math:mrow>
        <math:mrow>
          <math:msub>
            <math:mi>t</math:mi>
            <math:mi>t</math:mi>
          </math:msub>
          <math:mo math:stretchy="false">=</math:mo>
          <math:mfrac>
            <math:msub>
              <math:mi>N</math:mi>
              <math:mi math:fontstyle="italic">inp</math:mi>
            </math:msub>
            <math:msub>
              <math:mi>r</math:mi>
              <math:mi math:fontstyle="italic">inp</math:mi>
            </math:msub>
          </math:mfrac>
        </math:mrow>
        <math:mo math:stretchy="false">=</math:mo>
        <math:mfrac>
          <math:msub>
            <math:mi>N</math:mi>
            <math:mi math:fontstyle="italic">out</math:mi>
          </math:msub>
          <math:msub>
            <math:mi>r</math:mi>
            <math:mi math:fontstyle="italic">out</math:mi>
          </math:msub>
        </math:mfrac>
      </math:mrow>
      <math:mo math:stretchy="false">⇒</math:mo>
      <math:mrow>
        <math:msub>
          <math:mi>r</math:mi>
          <math:mi math:fontstyle="italic">out</math:mi>
        </math:msub>
        <math:mo math:stretchy="false">=</math:mo>
        <math:mrow>
          <math:msub>
            <math:mi>r</math:mi>
            <math:mi math:fontstyle="italic">inp</math:mi>
          </math:msub>
          <math:mo math:stretchy="false">⋅</math:mo>
          <math:mfrac>
            <math:msub>
              <math:mi>N</math:mi>
              <math:mi math:fontstyle="italic">out</math:mi>
            </math:msub>
            <math:msub>
              <math:mi>N</math:mi>
              <math:mi math:fontstyle="italic">inp</math:mi>
            </math:msub>
          </math:mfrac>
        </math:mrow>
      </math:mrow>
    </math:mrow>
    <math:annotation math:encoding="StarMath 5.0">t_t = N_inp over r_inp = N_out over r_out  drarrow r_out=r_inp cdot { N_out over N_inp}</math:annotation>
  </math:semantics>
</math:math>
</file>

<file path=ObjBFFFEA8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0.6528in"/>
    </style:style>
    <style:style style:name="co3" style:family="table-column">
      <style:table-column-properties fo:break-before="auto" style:column-width="0.7291in"/>
    </style:style>
    <style:style style:name="co4" style:family="table-column">
      <style:table-column-properties fo:break-before="auto" style:column-width="0.6854in"/>
    </style:style>
    <style:style style:name="co5" style:family="table-column">
      <style:table-column-properties fo:break-before="auto" style:column-width="0.7835in"/>
    </style:style>
    <style:style style:name="co6" style:family="table-column">
      <style:table-column-properties fo:break-before="auto" style:column-width="0.7508in"/>
    </style:style>
    <style:style style:name="co7" style:family="table-column">
      <style:table-column-properties fo:break-before="auto" style:column-width="0.6965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7"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Unicast, portul sursă în mod acces, portul destinaţie în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2">
            <text:p>2</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5">
            <text:p>41225</text:p>
          </table:table-cell>
          <table:table-cell office:value-type="float" office:value="1000000">
            <text:p>1000000</text:p>
          </table:table-cell>
          <table:table-cell office:value-type="float" office:value="37.2">
            <text:p>37.2</text:p>
          </table:table-cell>
          <table:table-cell office:value-type="float" office:value="61.5">
            <text:p>61.5</text:p>
          </table:table-cell>
          <table:table-cell table:number-columns-repeated="2" office:value-type="float" office:value="0">
            <text:p>0.0000</text:p>
          </table:table-cell>
          <table:table-cell office:value-type="float" office:value="41225">
            <text:p>41225</text:p>
          </table:table-cell>
        </table:table-row>
        <table:table-row table:style-name="ro1">
          <table:table-cell office:value-type="float" office:value="21000">
            <text:p>21000</text:p>
          </table:table-cell>
          <table:table-cell office:value-type="float" office:value="43009">
            <text:p>43009</text:p>
          </table:table-cell>
          <table:table-cell office:value-type="float" office:value="1000000">
            <text:p>1000000</text:p>
          </table:table-cell>
          <table:table-cell office:value-type="float" office:value="36.8">
            <text:p>36.8</text:p>
          </table:table-cell>
          <table:table-cell office:value-type="float" office:value="63.1">
            <text:p>63.1</text:p>
          </table:table-cell>
          <table:table-cell table:number-columns-repeated="2" office:value-type="float" office:value="0">
            <text:p>0.0000</text:p>
          </table:table-cell>
          <table:table-cell office:value-type="float" office:value="43009">
            <text:p>43009</text:p>
          </table:table-cell>
        </table:table-row>
        <table:table-row table:style-name="ro1">
          <table:table-cell office:value-type="float" office:value="20000">
            <text:p>20000</text:p>
          </table:table-cell>
          <table:table-cell office:value-type="float" office:value="45001">
            <text:p>45001</text:p>
          </table:table-cell>
          <table:table-cell office:value-type="float" office:value="1000000">
            <text:p>1000000</text:p>
          </table:table-cell>
          <table:table-cell office:value-type="float" office:value="34.6">
            <text:p>34.6</text:p>
          </table:table-cell>
          <table:table-cell office:value-type="float" office:value="64.4">
            <text:p>64.4</text:p>
          </table:table-cell>
          <table:table-cell table:number-columns-repeated="2" office:value-type="float" office:value="0">
            <text:p>0.0000</text:p>
          </table:table-cell>
          <table:table-cell office:value-type="float" office:value="45001">
            <text:p>45001</text:p>
          </table:table-cell>
        </table:table-row>
        <table:table-row table:style-name="ro1">
          <table:table-cell office:value-type="float" office:value="19000">
            <text:p>19000</text:p>
          </table:table-cell>
          <table:table-cell office:value-type="float" office:value="47055">
            <text:p>47055</text:p>
          </table:table-cell>
          <table:table-cell office:value-type="float" office:value="1000000">
            <text:p>1000000</text:p>
          </table:table-cell>
          <table:table-cell office:value-type="float" office:value="33">
            <text:p>33.0</text:p>
          </table:table-cell>
          <table:table-cell office:value-type="float" office:value="67">
            <text:p>67.0</text:p>
          </table:table-cell>
          <table:table-cell table:number-columns-repeated="2" office:value-type="float" office:value="0">
            <text:p>0.0000</text:p>
          </table:table-cell>
          <table:table-cell office:value-type="float" office:value="47055">
            <text:p>47055</text:p>
          </table:table-cell>
        </table:table-row>
        <table:table-row table:style-name="ro1">
          <table:table-cell office:value-type="float" office:value="18000">
            <text:p>18000</text:p>
          </table:table-cell>
          <table:table-cell office:value-type="float" office:value="49076">
            <text:p>49076</text:p>
          </table:table-cell>
          <table:table-cell office:value-type="float" office:value="1000000">
            <text:p>1000000</text:p>
          </table:table-cell>
          <table:table-cell office:value-type="float" office:value="30.4">
            <text:p>30.4</text:p>
          </table:table-cell>
          <table:table-cell office:value-type="float" office:value="69.6">
            <text:p>69.6</text:p>
          </table:table-cell>
          <table:table-cell table:number-columns-repeated="2" office:value-type="float" office:value="0">
            <text:p>0.0000</text:p>
          </table:table-cell>
          <table:table-cell office:value-type="float" office:value="49076">
            <text:p>49076</text:p>
          </table:table-cell>
        </table:table-row>
        <table:table-row table:style-name="ro1">
          <table:table-cell office:value-type="float" office:value="17000">
            <text:p>17000</text:p>
          </table:table-cell>
          <table:table-cell office:value-type="float" office:value="51771">
            <text:p>51771</text:p>
          </table:table-cell>
          <table:table-cell office:value-type="float" office:value="1000000">
            <text:p>1000000</text:p>
          </table:table-cell>
          <table:table-cell office:value-type="float" office:value="29.3">
            <text:p>29.3</text:p>
          </table:table-cell>
          <table:table-cell office:value-type="float" office:value="70.7">
            <text:p>70.7</text:p>
          </table:table-cell>
          <table:table-cell table:number-columns-repeated="2" office:value-type="float" office:value="0">
            <text:p>0.0000</text:p>
          </table:table-cell>
          <table:table-cell office:value-type="float" office:value="51771">
            <text:p>51771</text:p>
          </table:table-cell>
        </table:table-row>
        <table:table-row table:style-name="ro1">
          <table:table-cell office:value-type="float" office:value="16000">
            <text:p>16000</text:p>
          </table:table-cell>
          <table:table-cell office:value-type="float" office:value="54388">
            <text:p>54388</text:p>
          </table:table-cell>
          <table:table-cell office:value-type="float" office:value="1000000">
            <text:p>1000000</text:p>
          </table:table-cell>
          <table:table-cell office:value-type="float" office:value="27.9">
            <text:p>27.9</text:p>
          </table:table-cell>
          <table:table-cell office:value-type="float" office:value="72.1">
            <text:p>72.1</text:p>
          </table:table-cell>
          <table:table-cell table:number-columns-repeated="2" office:value-type="float" office:value="0">
            <text:p>0.0000</text:p>
          </table:table-cell>
          <table:table-cell office:value-type="float" office:value="54388">
            <text:p>54388</text:p>
          </table:table-cell>
        </table:table-row>
        <table:table-row table:style-name="ro1">
          <table:table-cell office:value-type="float" office:value="15000">
            <text:p>15000</text:p>
          </table:table-cell>
          <table:table-cell office:value-type="float" office:value="57522">
            <text:p>57522</text:p>
          </table:table-cell>
          <table:table-cell office:value-type="float" office:value="1000000">
            <text:p>1000000</text:p>
          </table:table-cell>
          <table:table-cell office:value-type="float" office:value="25.2">
            <text:p>25.2</text:p>
          </table:table-cell>
          <table:table-cell office:value-type="float" office:value="74.5">
            <text:p>74.5</text:p>
          </table:table-cell>
          <table:table-cell table:number-columns-repeated="2" office:value-type="float" office:value="0">
            <text:p>0.0000</text:p>
          </table:table-cell>
          <table:table-cell office:value-type="float" office:value="57522">
            <text:p>57522</text:p>
          </table:table-cell>
        </table:table-row>
        <table:table-row table:style-name="ro1">
          <table:table-cell office:value-type="float" office:value="14000">
            <text:p>14000</text:p>
          </table:table-cell>
          <table:table-cell office:value-type="float" office:value="60845">
            <text:p>60845</text:p>
          </table:table-cell>
          <table:table-cell office:value-type="float" office:value="999957">
            <text:p>999957</text:p>
          </table:table-cell>
          <table:table-cell office:value-type="float" office:value="23.4">
            <text:p>23.4</text:p>
          </table:table-cell>
          <table:table-cell office:value-type="float" office:value="76.3">
            <text:p>76.3</text:p>
          </table:table-cell>
          <table:table-cell office:value-type="float" office:value="0.0043">
            <text:p>0.0043</text:p>
          </table:table-cell>
          <table:table-cell office:value-type="float" office:value="43">
            <text:p>43</text:p>
          </table:table-cell>
          <table:table-cell office:value-type="float" office:value="60842.383665">
            <text:p>60842</text:p>
          </table:table-cell>
        </table:table-row>
        <table:table-row table:style-name="ro1">
          <table:table-cell office:value-type="float" office:value="13000">
            <text:p>13000</text:p>
          </table:table-cell>
          <table:table-cell office:value-type="float" office:value="64770">
            <text:p>64770</text:p>
          </table:table-cell>
          <table:table-cell office:value-type="float" office:value="999801">
            <text:p>999801</text:p>
          </table:table-cell>
          <table:table-cell office:value-type="float" office:value="19.8">
            <text:p>19.8</text:p>
          </table:table-cell>
          <table:table-cell office:value-type="float" office:value="80.2">
            <text:p>80.2</text:p>
          </table:table-cell>
          <table:table-cell office:value-type="float" office:value="0.0199">
            <text:p>0.0199</text:p>
          </table:table-cell>
          <table:table-cell office:value-type="float" office:value="199">
            <text:p>199</text:p>
          </table:table-cell>
          <table:table-cell office:value-type="float" office:value="64757.11077">
            <text:p>64757</text:p>
          </table:table-cell>
        </table:table-row>
        <table:table-row table:style-name="ro1">
          <table:table-cell office:value-type="float" office:value="12000">
            <text:p>12000</text:p>
          </table:table-cell>
          <table:table-cell office:value-type="float" office:value="69147">
            <text:p>69147</text:p>
          </table:table-cell>
          <table:table-cell office:value-type="float" office:value="999592">
            <text:p>999592</text:p>
          </table:table-cell>
          <table:table-cell office:value-type="float" office:value="16.7">
            <text:p>16.7</text:p>
          </table:table-cell>
          <table:table-cell office:value-type="float" office:value="83">
            <text:p>83.0</text:p>
          </table:table-cell>
          <table:table-cell office:value-type="float" office:value="0.0408">
            <text:p>0.0408</text:p>
          </table:table-cell>
          <table:table-cell office:value-type="float" office:value="408">
            <text:p>408</text:p>
          </table:table-cell>
          <table:table-cell office:value-type="float" office:value="69118.788024">
            <text:p>69119</text:p>
          </table:table-cell>
        </table:table-row>
        <table:table-row table:style-name="ro1">
          <table:table-cell office:value-type="float" office:value="11000">
            <text:p>11000</text:p>
          </table:table-cell>
          <table:table-cell office:value-type="float" office:value="74188">
            <text:p>74188</text:p>
          </table:table-cell>
          <table:table-cell office:value-type="float" office:value="999363">
            <text:p>999363</text:p>
          </table:table-cell>
          <table:table-cell office:value-type="float" office:value="12.2">
            <text:p>12.2</text:p>
          </table:table-cell>
          <table:table-cell office:value-type="float" office:value="87.8">
            <text:p>87.8</text:p>
          </table:table-cell>
          <table:table-cell office:value-type="float" office:value="0.0637">
            <text:p>0.0637</text:p>
          </table:table-cell>
          <table:table-cell office:value-type="float" office:value="637">
            <text:p>637</text:p>
          </table:table-cell>
          <table:table-cell office:value-type="float" office:value="74140.742244">
            <text:p>74141</text:p>
          </table:table-cell>
        </table:table-row>
        <table:table-row table:style-name="ro1">
          <table:table-cell office:value-type="float" office:value="10000">
            <text:p>10000</text:p>
          </table:table-cell>
          <table:table-cell office:value-type="float" office:value="79958">
            <text:p>79958</text:p>
          </table:table-cell>
          <table:table-cell office:value-type="float" office:value="999270">
            <text:p>999270</text:p>
          </table:table-cell>
          <table:table-cell office:value-type="float" office:value="9.1">
            <text:p>9.1</text:p>
          </table:table-cell>
          <table:table-cell office:value-type="float" office:value="90.3">
            <text:p>90.3</text:p>
          </table:table-cell>
          <table:table-cell office:value-type="float" office:value="0.073">
            <text:p>0.0730</text:p>
          </table:table-cell>
          <table:table-cell office:value-type="float" office:value="730">
            <text:p>730</text:p>
          </table:table-cell>
          <table:table-cell office:value-type="float" office:value="79899.63066">
            <text:p>79900</text:p>
          </table:table-cell>
        </table:table-row>
        <table:table-row table:style-name="ro1">
          <table:table-cell office:value-type="float" office:value="9000">
            <text:p>9000</text:p>
          </table:table-cell>
          <table:table-cell office:value-type="float" office:value="86673">
            <text:p>86673</text:p>
          </table:table-cell>
          <table:table-cell office:value-type="float" office:value="999273">
            <text:p>999273</text:p>
          </table:table-cell>
          <table:table-cell office:value-type="float" office:value="5.4">
            <text:p>5.4</text:p>
          </table:table-cell>
          <table:table-cell office:value-type="float" office:value="94.3">
            <text:p>94.3</text:p>
          </table:table-cell>
          <table:table-cell office:value-type="float" office:value="0.0727">
            <text:p>0.0727</text:p>
          </table:table-cell>
          <table:table-cell office:value-type="float" office:value="727">
            <text:p>727</text:p>
          </table:table-cell>
          <table:table-cell office:value-type="float" office:value="86609.988729">
            <text:p>86610</text:p>
          </table:table-cell>
        </table:table-row>
        <table:table-row table:style-name="ro1">
          <table:table-cell office:value-type="float" office:value="8000">
            <text:p>8000</text:p>
          </table:table-cell>
          <table:table-cell office:value-type="float" office:value="95651">
            <text:p>95651</text:p>
          </table:table-cell>
          <table:table-cell office:value-type="float" office:value="993160">
            <text:p>993160</text:p>
          </table:table-cell>
          <table:table-cell office:value-type="float" office:value="0.3">
            <text:p>0.3</text:p>
          </table:table-cell>
          <table:table-cell office:value-type="float" office:value="99.7">
            <text:p>99.7</text:p>
          </table:table-cell>
          <table:table-cell office:value-type="float" office:value="0.684">
            <text:p>0.6840</text:p>
          </table:table-cell>
          <table:table-cell office:value-type="float" office:value="6840">
            <text:p>6840</text:p>
          </table:table-cell>
          <table:table-cell office:value-type="float" office:value="94996.74716">
            <text:p>94997</text:p>
          </table:table-cell>
        </table:table-row>
        <table:table-row table:style-name="ro1">
          <table:table-cell office:value-type="float" office:value="7000">
            <text:p>7000</text:p>
          </table:table-cell>
          <table:table-cell office:value-type="float" office:value="106165">
            <text:p>106165</text:p>
          </table:table-cell>
          <table:table-cell office:value-type="float" office:value="896137">
            <text:p>896137</text:p>
          </table:table-cell>
          <table:table-cell office:value-type="float" office:value="1.6">
            <text:p>1.6</text:p>
          </table:table-cell>
          <table:table-cell office:value-type="float" office:value="97.9">
            <text:p>97.9</text:p>
          </table:table-cell>
          <table:table-cell office:value-type="float" office:value="10.3863">
            <text:p>10.3863</text:p>
          </table:table-cell>
          <table:table-cell office:value-type="float" office:value="103863">
            <text:p>103863</text:p>
          </table:table-cell>
          <table:table-cell office:value-type="float" office:value="95138.384605">
            <text:p>95138</text:p>
          </table:table-cell>
        </table:table-row>
        <table:table-row table:style-name="ro1">
          <table:table-cell office:value-type="float" office:value="6000">
            <text:p>6000</text:p>
          </table:table-cell>
          <table:table-cell office:value-type="float" office:value="118759">
            <text:p>118759</text:p>
          </table:table-cell>
          <table:table-cell office:value-type="float" office:value="801146">
            <text:p>801146</text:p>
          </table:table-cell>
          <table:table-cell office:value-type="float" office:value="1.6">
            <text:p>1.6</text:p>
          </table:table-cell>
          <table:table-cell office:value-type="float" office:value="97.9">
            <text:p>97.9</text:p>
          </table:table-cell>
          <table:table-cell office:value-type="float" office:value="19.8854">
            <text:p>19.8854</text:p>
          </table:table-cell>
          <table:table-cell office:value-type="float" office:value="198854">
            <text:p>198854</text:p>
          </table:table-cell>
          <table:table-cell office:value-type="float" office:value="95143.297814">
            <text:p>95143</text:p>
          </table:table-cell>
        </table:table-row>
        <table:table-row table:style-name="ro1">
          <table:table-cell office:value-type="float" office:value="5000">
            <text:p>5000</text:p>
          </table:table-cell>
          <table:table-cell office:value-type="float" office:value="134116">
            <text:p>134116</text:p>
          </table:table-cell>
          <table:table-cell office:value-type="float" office:value="701882">
            <text:p>701882</text:p>
          </table:table-cell>
          <table:table-cell office:value-type="float" office:value="1.3">
            <text:p>1.3</text:p>
          </table:table-cell>
          <table:table-cell office:value-type="float" office:value="98.5">
            <text:p>98.5</text:p>
          </table:table-cell>
          <table:table-cell office:value-type="float" office:value="29.8118">
            <text:p>29.8118</text:p>
          </table:table-cell>
          <table:table-cell office:value-type="float" office:value="298118">
            <text:p>298118</text:p>
          </table:table-cell>
          <table:table-cell office:value-type="float" office:value="94133.606312">
            <text:p>94134</text:p>
          </table:table-cell>
        </table:table-row>
        <table:table-row table:style-name="ro1">
          <table:table-cell office:value-type="float" office:value="4000">
            <text:p>4000</text:p>
          </table:table-cell>
          <table:table-cell office:value-type="float" office:value="142067">
            <text:p>142067</text:p>
          </table:table-cell>
          <table:table-cell office:value-type="float" office:value="658328">
            <text:p>658328</text:p>
          </table:table-cell>
          <table:table-cell office:value-type="float" office:value="1.1">
            <text:p>1.1</text:p>
          </table:table-cell>
          <table:table-cell office:value-type="float" office:value="98.4">
            <text:p>98.4</text:p>
          </table:table-cell>
          <table:table-cell office:value-type="float" office:value="34.1672">
            <text:p>34.1672</text:p>
          </table:table-cell>
          <table:table-cell office:value-type="float" office:value="341672">
            <text:p>341672</text:p>
          </table:table-cell>
          <table:table-cell office:value-type="float" office:value="93526.683976">
            <text:p>93527</text:p>
          </table:table-cell>
        </table:table-row>
      </table:table>
    </office:spreadsheet>
  </office:body>
</office:document-content>
</file>

<file path=ObjBFFFEA8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20:4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1.0217in"/>
    </style:style>
    <style:style style:name="co2" style:family="table-column">
      <style:table-column-properties fo:break-before="auto" style:column-width="0.5882in"/>
    </style:style>
    <style:style style:name="co3" style:family="table-column">
      <style:table-column-properties fo:break-before="auto" style:column-width="0.6937in"/>
    </style:style>
    <style:style style:name="co4" style:family="table-column">
      <style:table-column-properties fo:break-before="auto" style:column-width="0.7508in"/>
    </style:style>
    <style:style style:name="co5" style:family="table-column">
      <style:table-column-properties fo:break-before="auto" style:column-width="0.7835in"/>
    </style:style>
    <style:style style:name="co6" style:family="table-column">
      <style:table-column-properties fo:break-before="auto" style:column-width="0.6528in"/>
    </style:style>
    <style:style style:name="co7" style:family="table-column">
      <style:table-column-properties fo:break-before="auto" style:column-width="0.6752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8"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Broadcast, portul sursă în mod acces, porturile destinaţie în mod acces şi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4">
            <text:p>4</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4">
            <text:p>41224</text:p>
          </table:table-cell>
          <table:table-cell office:value-type="float" office:value="1000000">
            <text:p>1000000</text:p>
          </table:table-cell>
          <table:table-cell office:value-type="float" office:value="25.1">
            <text:p>25.1</text:p>
          </table:table-cell>
          <table:table-cell office:value-type="float" office:value="74.9">
            <text:p>74.9</text:p>
          </table:table-cell>
          <table:table-cell table:number-columns-repeated="2" office:value-type="float" office:value="0">
            <text:p>0.0000</text:p>
          </table:table-cell>
          <table:table-cell office:value-type="float" office:value="41224">
            <text:p>41224</text:p>
          </table:table-cell>
        </table:table-row>
        <table:table-row table:style-name="ro1">
          <table:table-cell office:value-type="float" office:value="21000">
            <text:p>21000</text:p>
          </table:table-cell>
          <table:table-cell office:value-type="float" office:value="43018">
            <text:p>43018</text:p>
          </table:table-cell>
          <table:table-cell office:value-type="float" office:value="1000000">
            <text:p>1000000</text:p>
          </table:table-cell>
          <table:table-cell office:value-type="float" office:value="24">
            <text:p>24.0</text:p>
          </table:table-cell>
          <table:table-cell office:value-type="float" office:value="76">
            <text:p>76.0</text:p>
          </table:table-cell>
          <table:table-cell table:number-columns-repeated="2" office:value-type="float" office:value="0">
            <text:p>0.0000</text:p>
          </table:table-cell>
          <table:table-cell office:value-type="float" office:value="43018">
            <text:p>43018</text:p>
          </table:table-cell>
        </table:table-row>
        <table:table-row table:style-name="ro1">
          <table:table-cell office:value-type="float" office:value="20000">
            <text:p>20000</text:p>
          </table:table-cell>
          <table:table-cell office:value-type="float" office:value="44999">
            <text:p>44999</text:p>
          </table:table-cell>
          <table:table-cell office:value-type="float" office:value="1000000">
            <text:p>1000000</text:p>
          </table:table-cell>
          <table:table-cell office:value-type="float" office:value="22">
            <text:p>22.0</text:p>
          </table:table-cell>
          <table:table-cell office:value-type="float" office:value="78">
            <text:p>78.0</text:p>
          </table:table-cell>
          <table:table-cell table:number-columns-repeated="2" office:value-type="float" office:value="0">
            <text:p>0.0000</text:p>
          </table:table-cell>
          <table:table-cell office:value-type="float" office:value="44999">
            <text:p>44999</text:p>
          </table:table-cell>
        </table:table-row>
        <table:table-row table:style-name="ro1">
          <table:table-cell office:value-type="float" office:value="19000">
            <text:p>19000</text:p>
          </table:table-cell>
          <table:table-cell office:value-type="float" office:value="47061">
            <text:p>47061</text:p>
          </table:table-cell>
          <table:table-cell office:value-type="float" office:value="1000000">
            <text:p>1000000</text:p>
          </table:table-cell>
          <table:table-cell office:value-type="float" office:value="19.5">
            <text:p>19.5</text:p>
          </table:table-cell>
          <table:table-cell office:value-type="float" office:value="80.5">
            <text:p>80.5</text:p>
          </table:table-cell>
          <table:table-cell table:number-columns-repeated="2" office:value-type="float" office:value="0">
            <text:p>0.0000</text:p>
          </table:table-cell>
          <table:table-cell office:value-type="float" office:value="47061">
            <text:p>47061</text:p>
          </table:table-cell>
        </table:table-row>
        <table:table-row table:style-name="ro1">
          <table:table-cell office:value-type="float" office:value="18000">
            <text:p>18000</text:p>
          </table:table-cell>
          <table:table-cell office:value-type="float" office:value="49074">
            <text:p>49074</text:p>
          </table:table-cell>
          <table:table-cell office:value-type="float" office:value="999974">
            <text:p>999974</text:p>
          </table:table-cell>
          <table:table-cell office:value-type="float" office:value="17">
            <text:p>17.0</text:p>
          </table:table-cell>
          <table:table-cell office:value-type="float" office:value="83">
            <text:p>83.0</text:p>
          </table:table-cell>
          <table:table-cell office:value-type="float" office:value="0.0026">
            <text:p>0.0026</text:p>
          </table:table-cell>
          <table:table-cell office:value-type="float" office:value="26">
            <text:p>26</text:p>
          </table:table-cell>
          <table:table-cell office:value-type="float" office:value="49072.724076">
            <text:p>49073</text:p>
          </table:table-cell>
        </table:table-row>
        <table:table-row table:style-name="ro1">
          <table:table-cell office:value-type="float" office:value="17000">
            <text:p>17000</text:p>
          </table:table-cell>
          <table:table-cell office:value-type="float" office:value="51763">
            <text:p>51763</text:p>
          </table:table-cell>
          <table:table-cell office:value-type="float" office:value="999978">
            <text:p>999978</text:p>
          </table:table-cell>
          <table:table-cell office:value-type="float" office:value="15.1">
            <text:p>15.1</text:p>
          </table:table-cell>
          <table:table-cell office:value-type="float" office:value="84.9">
            <text:p>84.9</text:p>
          </table:table-cell>
          <table:table-cell office:value-type="float" office:value="0.0022">
            <text:p>0.0022</text:p>
          </table:table-cell>
          <table:table-cell office:value-type="float" office:value="22">
            <text:p>22</text:p>
          </table:table-cell>
          <table:table-cell office:value-type="float" office:value="51761.861214">
            <text:p>51762</text:p>
          </table:table-cell>
        </table:table-row>
        <table:table-row table:style-name="ro1">
          <table:table-cell office:value-type="float" office:value="16000">
            <text:p>16000</text:p>
          </table:table-cell>
          <table:table-cell office:value-type="float" office:value="54399">
            <text:p>54399</text:p>
          </table:table-cell>
          <table:table-cell office:value-type="float" office:value="999888">
            <text:p>999888</text:p>
          </table:table-cell>
          <table:table-cell office:value-type="float" office:value="12.1">
            <text:p>12.1</text:p>
          </table:table-cell>
          <table:table-cell office:value-type="float" office:value="87.9">
            <text:p>87.9</text:p>
          </table:table-cell>
          <table:table-cell office:value-type="float" office:value="0.0112">
            <text:p>0.0112</text:p>
          </table:table-cell>
          <table:table-cell office:value-type="float" office:value="112">
            <text:p>112</text:p>
          </table:table-cell>
          <table:table-cell office:value-type="float" office:value="54392.907312">
            <text:p>54393</text:p>
          </table:table-cell>
        </table:table-row>
        <table:table-row table:style-name="ro1">
          <table:table-cell office:value-type="float" office:value="15000">
            <text:p>15000</text:p>
          </table:table-cell>
          <table:table-cell office:value-type="float" office:value="57513">
            <text:p>57513</text:p>
          </table:table-cell>
          <table:table-cell office:value-type="float" office:value="999704">
            <text:p>999704</text:p>
          </table:table-cell>
          <table:table-cell office:value-type="float" office:value="9.8">
            <text:p>9.8</text:p>
          </table:table-cell>
          <table:table-cell office:value-type="float" office:value="90.2">
            <text:p>90.2</text:p>
          </table:table-cell>
          <table:table-cell office:value-type="float" office:value="0.0296">
            <text:p>0.0296</text:p>
          </table:table-cell>
          <table:table-cell office:value-type="float" office:value="296">
            <text:p>296</text:p>
          </table:table-cell>
          <table:table-cell office:value-type="float" office:value="57495.976152">
            <text:p>57496</text:p>
          </table:table-cell>
        </table:table-row>
        <table:table-row table:style-name="ro1">
          <table:table-cell office:value-type="float" office:value="14000">
            <text:p>14000</text:p>
          </table:table-cell>
          <table:table-cell office:value-type="float" office:value="60836">
            <text:p>60836</text:p>
          </table:table-cell>
          <table:table-cell office:value-type="float" office:value="999575">
            <text:p>999575</text:p>
          </table:table-cell>
          <table:table-cell office:value-type="float" office:value="7">
            <text:p>7.0</text:p>
          </table:table-cell>
          <table:table-cell office:value-type="float" office:value="93">
            <text:p>93.0</text:p>
          </table:table-cell>
          <table:table-cell office:value-type="float" office:value="0.0425">
            <text:p>0.0425</text:p>
          </table:table-cell>
          <table:table-cell office:value-type="float" office:value="425">
            <text:p>425</text:p>
          </table:table-cell>
          <table:table-cell office:value-type="float" office:value="60810.1447">
            <text:p>60810</text:p>
          </table:table-cell>
        </table:table-row>
        <table:table-row table:style-name="ro1">
          <table:table-cell office:value-type="float" office:value="13000">
            <text:p>13000</text:p>
          </table:table-cell>
          <table:table-cell office:value-type="float" office:value="64761">
            <text:p>64761</text:p>
          </table:table-cell>
          <table:table-cell office:value-type="float" office:value="999284">
            <text:p>999284</text:p>
          </table:table-cell>
          <table:table-cell office:value-type="float" office:value="3.5">
            <text:p>3.5</text:p>
          </table:table-cell>
          <table:table-cell office:value-type="float" office:value="96.5">
            <text:p>96.5</text:p>
          </table:table-cell>
          <table:table-cell office:value-type="float" office:value="0.0716">
            <text:p>0.0716</text:p>
          </table:table-cell>
          <table:table-cell office:value-type="float" office:value="716">
            <text:p>716</text:p>
          </table:table-cell>
          <table:table-cell office:value-type="float" office:value="64714.631124">
            <text:p>64715</text:p>
          </table:table-cell>
        </table:table-row>
        <table:table-row table:style-name="ro1">
          <table:table-cell office:value-type="float" office:value="12000">
            <text:p>12000</text:p>
          </table:table-cell>
          <table:table-cell office:value-type="float" office:value="69157">
            <text:p>69157</text:p>
          </table:table-cell>
          <table:table-cell office:value-type="float" office:value="991979">
            <text:p>991979</text:p>
          </table:table-cell>
          <table:table-cell office:value-type="float" office:value="0.9">
            <text:p>0.9</text:p>
          </table:table-cell>
          <table:table-cell office:value-type="float" office:value="99.1">
            <text:p>99.1</text:p>
          </table:table-cell>
          <table:table-cell office:value-type="float" office:value="0.8021">
            <text:p>0.8021</text:p>
          </table:table-cell>
          <table:table-cell office:value-type="float" office:value="8021">
            <text:p>8021</text:p>
          </table:table-cell>
          <table:table-cell office:value-type="float" office:value="68602.291703">
            <text:p>68602</text:p>
          </table:table-cell>
        </table:table-row>
        <table:table-row table:style-name="ro1">
          <table:table-cell office:value-type="float" office:value="11000">
            <text:p>11000</text:p>
          </table:table-cell>
          <table:table-cell office:value-type="float" office:value="74185">
            <text:p>74185</text:p>
          </table:table-cell>
          <table:table-cell office:value-type="float" office:value="951415">
            <text:p>951415</text:p>
          </table:table-cell>
          <table:table-cell office:value-type="float" office:value="0.7">
            <text:p>0.7</text:p>
          </table:table-cell>
          <table:table-cell office:value-type="float" office:value="99.3">
            <text:p>99.3</text:p>
          </table:table-cell>
          <table:table-cell office:value-type="float" office:value="4.8585">
            <text:p>4.8585</text:p>
          </table:table-cell>
          <table:table-cell office:value-type="float" office:value="48585">
            <text:p>48585</text:p>
          </table:table-cell>
          <table:table-cell office:value-type="float" office:value="70580.721775">
            <text:p>70581</text:p>
          </table:table-cell>
        </table:table-row>
        <table:table-row table:style-name="ro1">
          <table:table-cell office:value-type="float" office:value="10000">
            <text:p>10000</text:p>
          </table:table-cell>
          <table:table-cell office:value-type="float" office:value="79972">
            <text:p>79972</text:p>
          </table:table-cell>
          <table:table-cell office:value-type="float" office:value="861396">
            <text:p>861396</text:p>
          </table:table-cell>
          <table:table-cell office:value-type="float" office:value="3.4">
            <text:p>3.4</text:p>
          </table:table-cell>
          <table:table-cell office:value-type="float" office:value="96.2">
            <text:p>96.2</text:p>
          </table:table-cell>
          <table:table-cell office:value-type="float" office:value="13.8604">
            <text:p>13.8604</text:p>
          </table:table-cell>
          <table:table-cell office:value-type="float" office:value="138604">
            <text:p>138604</text:p>
          </table:table-cell>
          <table:table-cell office:value-type="float" office:value="68887.560912">
            <text:p>68888</text:p>
          </table:table-cell>
        </table:table-row>
        <table:table-row table:style-name="ro1">
          <table:table-cell office:value-type="float" office:value="9000">
            <text:p>9000</text:p>
          </table:table-cell>
          <table:table-cell office:value-type="float" office:value="86674">
            <text:p>86674</text:p>
          </table:table-cell>
          <table:table-cell office:value-type="float" office:value="796226">
            <text:p>796226</text:p>
          </table:table-cell>
          <table:table-cell office:value-type="float" office:value="3.6">
            <text:p>3.6</text:p>
          </table:table-cell>
          <table:table-cell office:value-type="float" office:value="95.7">
            <text:p>95.7</text:p>
          </table:table-cell>
          <table:table-cell office:value-type="float" office:value="20.3774">
            <text:p>20.3774</text:p>
          </table:table-cell>
          <table:table-cell office:value-type="float" office:value="203774">
            <text:p>203774</text:p>
          </table:table-cell>
          <table:table-cell office:value-type="float" office:value="69012.092324">
            <text:p>69012</text:p>
          </table:table-cell>
        </table:table-row>
        <table:table-row table:style-name="ro1">
          <table:table-cell office:value-type="float" office:value="8000">
            <text:p>8000</text:p>
          </table:table-cell>
          <table:table-cell office:value-type="float" office:value="95634">
            <text:p>95634</text:p>
          </table:table-cell>
          <table:table-cell office:value-type="float" office:value="715991">
            <text:p>715991</text:p>
          </table:table-cell>
          <table:table-cell office:value-type="float" office:value="3.2">
            <text:p>3.2</text:p>
          </table:table-cell>
          <table:table-cell office:value-type="float" office:value="96.3">
            <text:p>96.3</text:p>
          </table:table-cell>
          <table:table-cell office:value-type="float" office:value="28.4009">
            <text:p>28.4009</text:p>
          </table:table-cell>
          <table:table-cell office:value-type="float" office:value="284009">
            <text:p>284009</text:p>
          </table:table-cell>
          <table:table-cell office:value-type="float" office:value="68473.083294">
            <text:p>68473</text:p>
          </table:table-cell>
        </table:table-row>
        <table:table-row table:style-name="ro1">
          <table:table-cell office:value-type="float" office:value="7000">
            <text:p>7000</text:p>
          </table:table-cell>
          <table:table-cell office:value-type="float" office:value="106194">
            <text:p>106194</text:p>
          </table:table-cell>
          <table:table-cell office:value-type="float" office:value="647198">
            <text:p>647198</text:p>
          </table:table-cell>
          <table:table-cell table:number-columns-repeated="2"/>
          <table:table-cell office:value-type="float" office:value="35.2802">
            <text:p>35.2802</text:p>
          </table:table-cell>
          <table:table-cell office:value-type="float" office:value="352802">
            <text:p>352802</text:p>
          </table:table-cell>
          <table:table-cell office:value-type="float" office:value="68728.544412">
            <text:p>68729</text:p>
          </table:table-cell>
        </table:table-row>
        <table:table-row table:style-name="ro1">
          <table:table-cell office:value-type="float" office:value="6000">
            <text:p>6000</text:p>
          </table:table-cell>
          <table:table-cell office:value-type="float" office:value="118802">
            <text:p>118802</text:p>
          </table:table-cell>
          <table:table-cell office:value-type="float" office:value="570189">
            <text:p>570189</text:p>
          </table:table-cell>
          <table:table-cell table:number-columns-repeated="2"/>
          <table:table-cell office:value-type="float" office:value="42.9811">
            <text:p>42.9811</text:p>
          </table:table-cell>
          <table:table-cell office:value-type="float" office:value="429811">
            <text:p>429811</text:p>
          </table:table-cell>
          <table:table-cell office:value-type="float" office:value="67739.593578">
            <text:p>67740</text:p>
          </table:table-cell>
        </table:table-row>
      </table:table>
    </office:spreadsheet>
  </office:body>
</office:document-content>
</file>

<file path=ObjBFFFEA8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15:4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4pt" style:font-family-asian="'Andale Sans UI', 'MS Gothic', 'HG Gothic J', 'HG Gothic B', 'HG Gothic', Gothic, 'MS PGothic', 'Andale Sans UI', 'Arial Unicode MS', 'Lucida Sans Unicode', Tahoma" style:font-pitch-asian="variable" style:font-size-asian="14pt" style:font-family-complex="Tahoma, Lucidasans, 'Lucida Sans', 'Arial Unicode MS'" style:font-pitch-complex="variable" style:font-size-complex="14pt"/>
    </style:style>
    <style:style style:name="ch3" style:family="chart">
      <style:graphic-properties draw:fill="solid" draw:fill-color="#d9d9d9"/>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4" style:family="chart">
      <style:chart-properties chart:japanese-candle-stick="false" chart:stock-with-volume="false" chart:three-dimensional="false" chart:deep="false" chart:lines="true" chart:interpolation="b-spline" chart:symbol-type="automatic" chart:vertical="false" chart:lines-used="0" chart:connect-bars="false" chart:spline-order="2" chart:spline-resolution="20"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9.69999980926514pt" style:font-family-asian="'Andale Sans UI', 'MS Gothic', 'HG Gothic J', 'HG Gothic B', 'HG Gothic', Gothic, 'MS PGothic', 'Andale Sans UI', 'Arial Unicode MS', 'Lucida Sans Unicode', Tahoma" style:font-pitch-asian="variable" style:font-size-asian="9.69999980926514pt" style:font-family-complex="Tahoma, Lucidasans, 'Lucida Sans', 'Arial Unicode MS'" style:font-pitch-complex="variable" style:font-size-complex="9.69999980926514pt"/>
    </style:style>
    <style:style style:name="ch7" style:family="chart" style:data-style-name="N1">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8"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svg:stroke-color="#9999ff" draw:fill-color="#9999ff"/>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9"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3366" draw:fill-color="#993366"/>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8.417cm" svg:height="7.605cm" chart:class="chart:line" chart:style-name="ch1">
        <chart:title svg:x="1.391cm" svg:y="0.146cm" chart:style-name="ch2">
          <text:p>Rata pachetelor comutate</text:p>
        </chart:title>
        <chart:legend chart:legend-position="end" svg:x="6.394cm" svg:y="3.014cm" chart:style-name="ch3"/>
        <chart:plot-area chart:style-name="ch4" table:cell-range-address="grafice_pps.$A$1:.$C$20" chart:data-source-has-labels="both" chart:table-number-list="4" svg:x="0.164cm" svg:y="1.187cm" svg:width="6.038cm" svg:height="6.263cm">
          <chart:axis chart:dimension="x" chart:name="primary-x" chart:style-name="ch5">
            <chart:title svg:x="2.997cm" svg:y="6.918cm" chart:style-name="ch6">
              <text:p>PPS la intrare</text:p>
            </chart:title>
            <chart:categories table:cell-range-address="local-table.A2:.A20"/>
          </chart:axis>
          <chart:axis chart:dimension="y" chart:name="primary-y" chart:style-name="ch7">
            <chart:title svg:x="0.168cm" svg:y="4.462cm" chart:style-name="ch6">
              <text:p>PPS la ieşire</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PS la ieşire (unicast)</text:p>
              </table:table-cell>
              <table:table-cell office:value-type="string">
                <text:p>PPS la ieşire (broadcast)</text:p>
              </table:table-cell>
            </table:table-row>
          </table:table-header-rows>
          <table:table-rows>
            <table:table-row>
              <table:table-cell office:value-type="string">
                <text:p>41225</text:p>
              </table:table-cell>
              <table:table-cell office:value-type="float" office:value="41225">
                <text:p>41225</text:p>
              </table:table-cell>
              <table:table-cell office:value-type="float" office:value="41225">
                <text:p>41225</text:p>
              </table:table-cell>
            </table:table-row>
            <table:table-row>
              <table:table-cell office:value-type="string">
                <text:p>43009</text:p>
              </table:table-cell>
              <table:table-cell office:value-type="float" office:value="43009">
                <text:p>43009</text:p>
              </table:table-cell>
              <table:table-cell office:value-type="float" office:value="43009">
                <text:p>43009</text:p>
              </table:table-cell>
            </table:table-row>
            <table:table-row>
              <table:table-cell office:value-type="string">
                <text:p>45001</text:p>
              </table:table-cell>
              <table:table-cell office:value-type="float" office:value="45001">
                <text:p>45001</text:p>
              </table:table-cell>
              <table:table-cell office:value-type="float" office:value="45001">
                <text:p>45001</text:p>
              </table:table-cell>
            </table:table-row>
            <table:table-row>
              <table:table-cell office:value-type="string">
                <text:p>47055</text:p>
              </table:table-cell>
              <table:table-cell office:value-type="float" office:value="47055">
                <text:p>47055</text:p>
              </table:table-cell>
              <table:table-cell office:value-type="float" office:value="47055">
                <text:p>47055</text:p>
              </table:table-cell>
            </table:table-row>
            <table:table-row>
              <table:table-cell office:value-type="string">
                <text:p>49076</text:p>
              </table:table-cell>
              <table:table-cell office:value-type="float" office:value="49076">
                <text:p>49076</text:p>
              </table:table-cell>
              <table:table-cell office:value-type="float" office:value="49074.724024">
                <text:p>49074.724024</text:p>
              </table:table-cell>
            </table:table-row>
            <table:table-row>
              <table:table-cell office:value-type="string">
                <text:p>51771</text:p>
              </table:table-cell>
              <table:table-cell office:value-type="float" office:value="51771">
                <text:p>51771</text:p>
              </table:table-cell>
              <table:table-cell office:value-type="float" office:value="51769.861038">
                <text:p>51769.861038</text:p>
              </table:table-cell>
            </table:table-row>
            <table:table-row>
              <table:table-cell office:value-type="string">
                <text:p>54388</text:p>
              </table:table-cell>
              <table:table-cell office:value-type="float" office:value="54388">
                <text:p>54388</text:p>
              </table:table-cell>
              <table:table-cell office:value-type="float" office:value="54381.908544">
                <text:p>54381.908544</text:p>
              </table:table-cell>
            </table:table-row>
            <table:table-row>
              <table:table-cell office:value-type="string">
                <text:p>57522</text:p>
              </table:table-cell>
              <table:table-cell office:value-type="float" office:value="57522">
                <text:p>57522</text:p>
              </table:table-cell>
              <table:table-cell office:value-type="float" office:value="57504.973488">
                <text:p>57504.973488</text:p>
              </table:table-cell>
            </table:table-row>
            <table:table-row>
              <table:table-cell office:value-type="string">
                <text:p>60845</text:p>
              </table:table-cell>
              <table:table-cell office:value-type="float" office:value="60842.383665">
                <text:p>60842.383665</text:p>
              </table:table-cell>
              <table:table-cell office:value-type="float" office:value="60819.140875">
                <text:p>60819.140875</text:p>
              </table:table-cell>
            </table:table-row>
            <table:table-row>
              <table:table-cell office:value-type="string">
                <text:p>64770</text:p>
              </table:table-cell>
              <table:table-cell office:value-type="float" office:value="64757.11077">
                <text:p>64757.11077</text:p>
              </table:table-cell>
              <table:table-cell office:value-type="float" office:value="64723.62468">
                <text:p>64723.62468</text:p>
              </table:table-cell>
            </table:table-row>
            <table:table-row>
              <table:table-cell office:value-type="string">
                <text:p>69147</text:p>
              </table:table-cell>
              <table:table-cell office:value-type="float" office:value="69118.788024">
                <text:p>69118.788024</text:p>
              </table:table-cell>
              <table:table-cell office:value-type="float" office:value="68592.371913">
                <text:p>68592.371913</text:p>
              </table:table-cell>
            </table:table-row>
            <table:table-row>
              <table:table-cell office:value-type="string">
                <text:p>74188</text:p>
              </table:table-cell>
              <table:table-cell office:value-type="float" office:value="74140.742244">
                <text:p>74140.742244</text:p>
              </table:table-cell>
              <table:table-cell office:value-type="float" office:value="70583.57602">
                <text:p>70583.57602</text:p>
              </table:table-cell>
            </table:table-row>
            <table:table-row>
              <table:table-cell office:value-type="string">
                <text:p>79958</text:p>
              </table:table-cell>
              <table:table-cell office:value-type="float" office:value="79899.63066">
                <text:p>79899.63066</text:p>
              </table:table-cell>
              <table:table-cell office:value-type="float" office:value="68875.501368">
                <text:p>68875.501368</text:p>
              </table:table-cell>
            </table:table-row>
            <table:table-row>
              <table:table-cell office:value-type="string">
                <text:p>86673</text:p>
              </table:table-cell>
              <table:table-cell office:value-type="float" office:value="86609.988729">
                <text:p>86609.988729</text:p>
              </table:table-cell>
              <table:table-cell office:value-type="float" office:value="69011.296098">
                <text:p>69011.296098</text:p>
              </table:table-cell>
            </table:table-row>
            <table:table-row>
              <table:table-cell office:value-type="string">
                <text:p>95651</text:p>
              </table:table-cell>
              <table:table-cell office:value-type="float" office:value="94996.74716">
                <text:p>94996.74716</text:p>
              </table:table-cell>
              <table:table-cell office:value-type="float" office:value="68485.255141">
                <text:p>68485.255141</text:p>
              </table:table-cell>
            </table:table-row>
            <table:table-row>
              <table:table-cell office:value-type="string">
                <text:p>106165</text:p>
              </table:table-cell>
              <table:table-cell office:value-type="float" office:value="95138.384605">
                <text:p>95138.384605</text:p>
              </table:table-cell>
              <table:table-cell office:value-type="float" office:value="68709.77567">
                <text:p>68709.77567</text:p>
              </table:table-cell>
            </table:table-row>
            <table:table-row>
              <table:table-cell office:value-type="string">
                <text:p>118759</text:p>
              </table:table-cell>
              <table:table-cell office:value-type="float" office:value="95143.297814">
                <text:p>95143.297814</text:p>
              </table:table-cell>
              <table:table-cell office:value-type="float" office:value="67715.075451">
                <text:p>67715.075451</text:p>
              </table:table-cell>
            </table:table-row>
            <table:table-row>
              <table:table-cell office:value-type="string">
                <text:p>134116</text:p>
              </table:table-cell>
              <table:table-cell office:value-type="float" office:value="94133.606312">
                <text:p>94133.606312</text:p>
              </table:table-cell>
              <table:table-cell office:value-type="float" office:value="1.#NAN">
                <text:p>1.#NAN</text:p>
              </table:table-cell>
            </table:table-row>
            <table:table-row>
              <table:table-cell office:value-type="string">
                <text:p>142067</text:p>
              </table:table-cell>
              <table:table-cell office:value-type="float" office:value="93526.683976">
                <text:p>93526.683976</text:p>
              </table:table-cell>
              <table:table-cell office:value-type="float" office:value="1.#NAN">
                <text:p>1.#NAN</text:p>
              </table:table-cell>
            </table:table-row>
          </table:table-rows>
        </table:table>
      </chart:chart>
    </office:chart>
  </office:body>
</office:document-content>
</file>

<file path=ObjBFFFEA8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2.6999998092651pt" style:font-family-asian="'Andale Sans UI', 'MS Gothic', 'HG Gothic J', 'HG Gothic B', 'HG Gothic', Gothic, 'MS PGothic', 'Andale Sans UI', 'Arial Unicode MS', 'Lucida Sans Unicode', Tahoma" style:font-pitch-asian="variable" style:font-size-asian="12.6999998092651pt" style:font-family-complex="Tahoma, Lucidasans, 'Lucida Sans', 'Arial Unicode MS'" style:font-pitch-complex="variable" style:font-size-complex="12.6999998092651pt"/>
    </style:style>
    <style:style style:name="ch3" style:family="chart">
      <style:graphic-properties draw:fill="none"/>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8.89999961853027pt" style:font-family-asian="'Andale Sans UI', 'MS Gothic', 'HG Gothic J', 'HG Gothic B', 'HG Gothic', Gothic, 'MS PGothic', 'Andale Sans UI', 'Arial Unicode MS', 'Lucida Sans Unicode', Tahoma" style:font-pitch-asian="variable" style:font-size-asian="8.89999961853027pt" style:font-family-complex="Tahoma, Lucidasans, 'Lucida Sans', 'Arial Unicode MS'" style:font-pitch-complex="variable" style:font-size-complex="8.89999961853027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288cm" svg:height="6.896cm" chart:class="chart:area" chart:style-name="ch1">
        <chart:title svg:x="0.914cm" svg:y="0.136cm" chart:style-name="ch2">
          <text:p>Repartiţia utilizării CPU (unicast)</text:p>
        </chart:title>
        <chart:legend chart:legend-position="end" svg:x="6.297cm" svg:y="3.04cm" chart:style-name="ch3"/>
        <chart:plot-area chart:style-name="ch4" table:cell-range-address="grafice_intr.$A$1:.$C$20" chart:data-source-has-labels="both" chart:table-number-list="5" svg:x="0.164cm" svg:y="1.079cm" svg:width="5.804cm" svg:height="5.678cm">
          <chart:axis chart:dimension="x" chart:name="primary-x" chart:style-name="ch5">
            <chart:title svg:x="2.794cm" svg:y="6.267cm" chart:style-name="ch6">
              <text:p>PPS la intrare</text:p>
            </chart:title>
            <chart:categories table:cell-range-address="local-table.A2:.A20"/>
          </chart:axis>
          <chart:axis chart:dimension="y" chart:name="primary-y" chart:style-name="ch7">
            <chart:title svg:x="0.165cm" svg:y="3.677cm" chart:style-name="ch6">
              <text:p>Timp %</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5</text:p>
              </table:table-cell>
              <table:table-cell office:value-type="float" office:value="37.2">
                <text:p>37.2</text:p>
              </table:table-cell>
              <table:table-cell office:value-type="float" office:value="61.5">
                <text:p>61.5</text:p>
              </table:table-cell>
            </table:table-row>
            <table:table-row>
              <table:table-cell office:value-type="string">
                <text:p>43009</text:p>
              </table:table-cell>
              <table:table-cell office:value-type="float" office:value="36.8">
                <text:p>36.8</text:p>
              </table:table-cell>
              <table:table-cell office:value-type="float" office:value="63.1">
                <text:p>63.1</text:p>
              </table:table-cell>
            </table:table-row>
            <table:table-row>
              <table:table-cell office:value-type="string">
                <text:p>45001</text:p>
              </table:table-cell>
              <table:table-cell office:value-type="float" office:value="34.6">
                <text:p>34.6</text:p>
              </table:table-cell>
              <table:table-cell office:value-type="float" office:value="64.4">
                <text:p>64.4</text:p>
              </table:table-cell>
            </table:table-row>
            <table:table-row>
              <table:table-cell office:value-type="string">
                <text:p>47055</text:p>
              </table:table-cell>
              <table:table-cell office:value-type="float" office:value="33">
                <text:p>33</text:p>
              </table:table-cell>
              <table:table-cell office:value-type="float" office:value="67">
                <text:p>67</text:p>
              </table:table-cell>
            </table:table-row>
            <table:table-row>
              <table:table-cell office:value-type="string">
                <text:p>49076</text:p>
              </table:table-cell>
              <table:table-cell office:value-type="float" office:value="30.4">
                <text:p>30.4</text:p>
              </table:table-cell>
              <table:table-cell office:value-type="float" office:value="69.6">
                <text:p>69.6</text:p>
              </table:table-cell>
            </table:table-row>
            <table:table-row>
              <table:table-cell office:value-type="string">
                <text:p>51771</text:p>
              </table:table-cell>
              <table:table-cell office:value-type="float" office:value="29.3">
                <text:p>29.3</text:p>
              </table:table-cell>
              <table:table-cell office:value-type="float" office:value="70.7">
                <text:p>70.7</text:p>
              </table:table-cell>
            </table:table-row>
            <table:table-row>
              <table:table-cell office:value-type="string">
                <text:p>54388</text:p>
              </table:table-cell>
              <table:table-cell office:value-type="float" office:value="27.9">
                <text:p>27.9</text:p>
              </table:table-cell>
              <table:table-cell office:value-type="float" office:value="72.1">
                <text:p>72.1</text:p>
              </table:table-cell>
            </table:table-row>
            <table:table-row>
              <table:table-cell office:value-type="string">
                <text:p>57522</text:p>
              </table:table-cell>
              <table:table-cell office:value-type="float" office:value="25.2">
                <text:p>25.2</text:p>
              </table:table-cell>
              <table:table-cell office:value-type="float" office:value="74.5">
                <text:p>74.5</text:p>
              </table:table-cell>
            </table:table-row>
            <table:table-row>
              <table:table-cell office:value-type="string">
                <text:p>60845</text:p>
              </table:table-cell>
              <table:table-cell office:value-type="float" office:value="23.4">
                <text:p>23.4</text:p>
              </table:table-cell>
              <table:table-cell office:value-type="float" office:value="76.3">
                <text:p>76.3</text:p>
              </table:table-cell>
            </table:table-row>
            <table:table-row>
              <table:table-cell office:value-type="string">
                <text:p>64770</text:p>
              </table:table-cell>
              <table:table-cell office:value-type="float" office:value="19.8">
                <text:p>19.8</text:p>
              </table:table-cell>
              <table:table-cell office:value-type="float" office:value="80.2">
                <text:p>80.2</text:p>
              </table:table-cell>
            </table:table-row>
            <table:table-row>
              <table:table-cell office:value-type="string">
                <text:p>69147</text:p>
              </table:table-cell>
              <table:table-cell office:value-type="float" office:value="16.7">
                <text:p>16.7</text:p>
              </table:table-cell>
              <table:table-cell office:value-type="float" office:value="83">
                <text:p>83</text:p>
              </table:table-cell>
            </table:table-row>
            <table:table-row>
              <table:table-cell office:value-type="string">
                <text:p>74188</text:p>
              </table:table-cell>
              <table:table-cell office:value-type="float" office:value="12.2">
                <text:p>12.2</text:p>
              </table:table-cell>
              <table:table-cell office:value-type="float" office:value="87.8">
                <text:p>87.8</text:p>
              </table:table-cell>
            </table:table-row>
            <table:table-row>
              <table:table-cell office:value-type="string">
                <text:p>79958</text:p>
              </table:table-cell>
              <table:table-cell office:value-type="float" office:value="9.1">
                <text:p>9.1</text:p>
              </table:table-cell>
              <table:table-cell office:value-type="float" office:value="90.3">
                <text:p>90.3</text:p>
              </table:table-cell>
            </table:table-row>
            <table:table-row>
              <table:table-cell office:value-type="string">
                <text:p>86673</text:p>
              </table:table-cell>
              <table:table-cell office:value-type="float" office:value="5.4">
                <text:p>5.4</text:p>
              </table:table-cell>
              <table:table-cell office:value-type="float" office:value="94.3">
                <text:p>94.3</text:p>
              </table:table-cell>
            </table:table-row>
            <table:table-row>
              <table:table-cell office:value-type="string">
                <text:p>95651</text:p>
              </table:table-cell>
              <table:table-cell office:value-type="float" office:value="0.3">
                <text:p>0.3</text:p>
              </table:table-cell>
              <table:table-cell office:value-type="float" office:value="99.7">
                <text:p>99.7</text:p>
              </table:table-cell>
            </table:table-row>
            <table:table-row>
              <table:table-cell office:value-type="string">
                <text:p>106165</text:p>
              </table:table-cell>
              <table:table-cell office:value-type="float" office:value="1.6">
                <text:p>1.6</text:p>
              </table:table-cell>
              <table:table-cell office:value-type="float" office:value="97.9">
                <text:p>97.9</text:p>
              </table:table-cell>
            </table:table-row>
            <table:table-row>
              <table:table-cell office:value-type="string">
                <text:p>118759</text:p>
              </table:table-cell>
              <table:table-cell office:value-type="float" office:value="1.6">
                <text:p>1.6</text:p>
              </table:table-cell>
              <table:table-cell office:value-type="float" office:value="97.9">
                <text:p>97.9</text:p>
              </table:table-cell>
            </table:table-row>
            <table:table-row>
              <table:table-cell office:value-type="string">
                <text:p>134116</text:p>
              </table:table-cell>
              <table:table-cell office:value-type="float" office:value="1.3">
                <text:p>1.3</text:p>
              </table:table-cell>
              <table:table-cell office:value-type="float" office:value="98.5">
                <text:p>98.5</text:p>
              </table:table-cell>
            </table:table-row>
            <table:table-row>
              <table:table-cell office:value-type="string">
                <text:p>142067</text:p>
              </table:table-cell>
              <table:table-cell office:value-type="float" office:value="1.1">
                <text:p>1.1</text:p>
              </table:table-cell>
              <table:table-cell office:value-type="float" office:value="98.4">
                <text:p>98.4</text:p>
              </table:table-cell>
            </table:table-row>
          </table:table-rows>
        </table:table>
      </chart:chart>
    </office:chart>
  </office:body>
</office:document-content>
</file>

<file path=ObjBFFFEA8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1.5pt" style:font-family-asian="'Andale Sans UI', 'MS Gothic', 'HG Gothic J', 'HG Gothic B', 'HG Gothic', Gothic, 'MS PGothic', 'Andale Sans UI', 'Arial Unicode MS', 'Lucida Sans Unicode', Tahoma" style:font-pitch-asian="variable" style:font-size-asian="11.5pt" style:font-family-complex="Tahoma, Lucidasans, 'Lucida Sans', 'Arial Unicode MS'" style:font-pitch-complex="variable" style:font-size-complex="11.5pt"/>
    </style:style>
    <style:style style:name="ch3" style:family="chart">
      <style:graphic-properties draw:fill="none"/>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6" style:family="chart">
      <style:chart-properties style:direction="ltr"/>
      <style:graphic-properties draw:stroke="none" draw:fill="none" draw:fill-color="#ffffff"/>
      <style:text-properties fo:font-family="'Nimbus Sans L'" style:font-family-generic="swiss" style:font-pitch="variable" fo:font-size="7.90000009536743pt" style:font-family-asian="'Andale Sans UI', 'MS Gothic', 'HG Gothic J', 'HG Gothic B', 'HG Gothic', Gothic, 'MS PGothic', 'Andale Sans UI', 'Arial Unicode MS', 'Lucida Sans Unicode', Tahoma" style:font-pitch-asian="variable" style:font-size-asian="7.90000009536743pt" style:font-family-complex="Tahoma, Lucidasans, 'Lucida Sans', 'Arial Unicode MS'" style:font-pitch-complex="variable" style:font-size-complex="7.90000009536743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845cm" svg:height="6.22cm" chart:class="chart:area" chart:style-name="ch1">
        <chart:title svg:x="0.748cm" svg:y="0.124cm" chart:style-name="ch2">
          <text:p>Repartiţia utilizării CPU (broadcast)</text:p>
        </chart:title>
        <chart:legend chart:legend-position="end" svg:x="6.046cm" svg:y="2.742cm" chart:style-name="ch3"/>
        <chart:plot-area chart:style-name="ch4" table:cell-range-address="grafice_intr.$E$1:.$G$16" chart:data-source-has-labels="both" chart:table-number-list="5" svg:x="0.155cm" svg:y="0.97cm" svg:width="5.577cm" svg:height="5.125cm">
          <chart:axis chart:dimension="x" chart:name="primary-x" chart:style-name="ch5">
            <chart:title svg:x="2.692cm" svg:y="5.661cm" chart:style-name="ch6">
              <text:p>PPS la intrare</text:p>
            </chart:title>
            <chart:categories table:cell-range-address="local-table.A2:.A16"/>
          </chart:axis>
          <chart:axis chart:dimension="y" chart:name="primary-y" chart:style-name="ch7">
            <chart:title svg:x="0.156cm" svg:y="3.371cm" chart:style-name="ch6">
              <text:p>Timp %</text:p>
            </chart:title>
            <chart:grid chart:class="major"/>
          </chart:axis>
          <chart:series chart:style-name="ch8">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4</text:p>
              </table:table-cell>
              <table:table-cell office:value-type="float" office:value="25.1">
                <text:p>25.1</text:p>
              </table:table-cell>
              <table:table-cell office:value-type="float" office:value="74.9">
                <text:p>74.9</text:p>
              </table:table-cell>
            </table:table-row>
            <table:table-row>
              <table:table-cell office:value-type="string">
                <text:p>43018</text:p>
              </table:table-cell>
              <table:table-cell office:value-type="float" office:value="24">
                <text:p>24</text:p>
              </table:table-cell>
              <table:table-cell office:value-type="float" office:value="76">
                <text:p>76</text:p>
              </table:table-cell>
            </table:table-row>
            <table:table-row>
              <table:table-cell office:value-type="string">
                <text:p>44999</text:p>
              </table:table-cell>
              <table:table-cell office:value-type="float" office:value="22">
                <text:p>22</text:p>
              </table:table-cell>
              <table:table-cell office:value-type="float" office:value="78">
                <text:p>78</text:p>
              </table:table-cell>
            </table:table-row>
            <table:table-row>
              <table:table-cell office:value-type="string">
                <text:p>47061</text:p>
              </table:table-cell>
              <table:table-cell office:value-type="float" office:value="19.5">
                <text:p>19.5</text:p>
              </table:table-cell>
              <table:table-cell office:value-type="float" office:value="80.5">
                <text:p>80.5</text:p>
              </table:table-cell>
            </table:table-row>
            <table:table-row>
              <table:table-cell office:value-type="string">
                <text:p>49074</text:p>
              </table:table-cell>
              <table:table-cell office:value-type="float" office:value="17">
                <text:p>17</text:p>
              </table:table-cell>
              <table:table-cell office:value-type="float" office:value="83">
                <text:p>83</text:p>
              </table:table-cell>
            </table:table-row>
            <table:table-row>
              <table:table-cell office:value-type="string">
                <text:p>51763</text:p>
              </table:table-cell>
              <table:table-cell office:value-type="float" office:value="15.1">
                <text:p>15.1</text:p>
              </table:table-cell>
              <table:table-cell office:value-type="float" office:value="84.9">
                <text:p>84.9</text:p>
              </table:table-cell>
            </table:table-row>
            <table:table-row>
              <table:table-cell office:value-type="string">
                <text:p>54399</text:p>
              </table:table-cell>
              <table:table-cell office:value-type="float" office:value="12.1">
                <text:p>12.1</text:p>
              </table:table-cell>
              <table:table-cell office:value-type="float" office:value="87.9">
                <text:p>87.9</text:p>
              </table:table-cell>
            </table:table-row>
            <table:table-row>
              <table:table-cell office:value-type="string">
                <text:p>57513</text:p>
              </table:table-cell>
              <table:table-cell office:value-type="float" office:value="9.8">
                <text:p>9.8</text:p>
              </table:table-cell>
              <table:table-cell office:value-type="float" office:value="90.2">
                <text:p>90.2</text:p>
              </table:table-cell>
            </table:table-row>
            <table:table-row>
              <table:table-cell office:value-type="string">
                <text:p>60836</text:p>
              </table:table-cell>
              <table:table-cell office:value-type="float" office:value="7">
                <text:p>7</text:p>
              </table:table-cell>
              <table:table-cell office:value-type="float" office:value="93">
                <text:p>93</text:p>
              </table:table-cell>
            </table:table-row>
            <table:table-row>
              <table:table-cell office:value-type="string">
                <text:p>64761</text:p>
              </table:table-cell>
              <table:table-cell office:value-type="float" office:value="3.5">
                <text:p>3.5</text:p>
              </table:table-cell>
              <table:table-cell office:value-type="float" office:value="96.5">
                <text:p>96.5</text:p>
              </table:table-cell>
            </table:table-row>
            <table:table-row>
              <table:table-cell office:value-type="string">
                <text:p>69157</text:p>
              </table:table-cell>
              <table:table-cell office:value-type="float" office:value="0.9">
                <text:p>0.9</text:p>
              </table:table-cell>
              <table:table-cell office:value-type="float" office:value="99.1">
                <text:p>99.1</text:p>
              </table:table-cell>
            </table:table-row>
            <table:table-row>
              <table:table-cell office:value-type="string">
                <text:p>74185</text:p>
              </table:table-cell>
              <table:table-cell office:value-type="float" office:value="0.7">
                <text:p>0.7</text:p>
              </table:table-cell>
              <table:table-cell office:value-type="float" office:value="99.3">
                <text:p>99.3</text:p>
              </table:table-cell>
            </table:table-row>
            <table:table-row>
              <table:table-cell office:value-type="string">
                <text:p>79972</text:p>
              </table:table-cell>
              <table:table-cell office:value-type="float" office:value="3.4">
                <text:p>3.4</text:p>
              </table:table-cell>
              <table:table-cell office:value-type="float" office:value="96.2">
                <text:p>96.2</text:p>
              </table:table-cell>
            </table:table-row>
            <table:table-row>
              <table:table-cell office:value-type="string">
                <text:p>86674</text:p>
              </table:table-cell>
              <table:table-cell office:value-type="float" office:value="3.6">
                <text:p>3.6</text:p>
              </table:table-cell>
              <table:table-cell office:value-type="float" office:value="95.7">
                <text:p>95.7</text:p>
              </table:table-cell>
            </table:table-row>
            <table:table-row>
              <table:table-cell office:value-type="string">
                <text:p>95634</text:p>
              </table:table-cell>
              <table:table-cell office:value-type="float" office:value="3.2">
                <text:p>3.2</text:p>
              </table:table-cell>
              <table:table-cell office:value-type="float" office:value="96.3">
                <text:p>96.3</text:p>
              </table:table-cell>
            </table:table-row>
          </table:table-rows>
        </table:table>
      </chart:chart>
    </office:chart>
  </office:body>
</office:document-content>
</file>

<file path=ObjBFFFEA8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